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511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4665in"/>
    </style:style>
    <style:style style:name="co10" style:family="table-column">
      <style:table-column-properties fo:break-before="auto" style:column-width="0.8909in"/>
    </style:style>
    <style:style style:name="co11" style:family="table-column">
      <style:table-column-properties fo:break-before="auto" style:column-width="0.6398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4583in"/>
    </style:style>
    <style:style style:name="co14" style:family="table-column">
      <style:table-column-properties fo:break-before="auto" style:column-width="1.8165in"/>
    </style:style>
    <style:style style:name="co15" style:family="table-column">
      <style:table-column-properties fo:break-before="auto" style:column-width="0.839in"/>
    </style:style>
    <style:style style:name="co16" style:family="table-column">
      <style:table-column-properties fo:break-before="auto" style:column-width="0.311in"/>
    </style:style>
    <style:style style:name="co17" style:family="table-column">
      <style:table-column-properties fo:break-before="auto" style:column-width="0.8472in"/>
    </style:style>
    <style:style style:name="co18" style:family="table-column">
      <style:table-column-properties fo:break-before="auto" style:column-width="1.5654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border-bottom="none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dgeDataAnalyzed" table:style-name="ta1" table:print="false"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6"/>
        <table:table-column table:style-name="co6" table:default-cell-style-name="ce10"/>
        <table:table-column table:style-name="co7" table:default-cell-style-name="ce10"/>
        <table:table-column table:style-name="co7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ce8" table:formula="of:=7/8" office:value-type="float" office:value="0.875">
            <text:p>8.75E-001</text:p>
          </table:table-cell>
          <table:table-cell table:style-name="Default" table:number-columns-repeated="10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>
            <text:p>if #define TIME_ADJUSTED_AVERAGE</text:p>
          </table:table-cell>
          <table:table-cell table:style-name="Default" table:number-columns-repeated="7"/>
          <table:table-cell table:style-name="Default" office:value-type="string">
            <text:p>If <text:s text:c="3"/>#define RUNNING_AVERAGE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Paste data from Ringo_LightSensorsEdgeCalibrate below:</text:p>
          </table:table-cell>
          <table:table-cell table:number-columns-repeated="2"/>
          <table:table-cell table:style-name="Default" table:number-columns-repeated="11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style-name="ce1" office:value-type="string">
            <text:p>LookAtEdgeStabilizationTime <text:s/>(in ms) <text:s/>= 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number-columns-repeated="2"/>
          <table:table-cell office:value-type="string">
            <text:p>Use for "easy to understand" version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1"/>
          <table:table-cell table:number-columns-repeated="2"/>
          <table:table-cell table:style-name="ce1" office:value-type="string">
            <text:p>raw observed</text:p>
          </table:table-cell>
          <table:table-cell table:number-columns-repeated="2" table:style-name="ce1" office:value-type="string">
            <text:p>raw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Default" office:value-type="string">
            <text:p>Auto-adjust exp aver</text:p>
          </table:table-cell>
          <table:table-cell table:style-name="Default" table:number-columns-repeated="2"/>
          <table:table-cell table:style-name="Default" office:value-type="string">
            <text:p>Auto-adjust ratios</text:p>
          </table:table-cell>
          <table:table-cell table:style-name="Default" table:number-columns-repeated="3"/>
          <table:table-cell table:style-name="ce1" office:value-type="string">
            <text:p>left</text:p>
          </table:table-cell>
          <table:table-cell table:style-name="ce1" office:value-type="string">
            <text:p>rear</text:p>
          </table:table-cell>
          <table:table-cell table:style-name="ce1" office:value-type="string">
            <text:p>right</text:p>
          </table:table-cell>
          <table:table-cell table:style-name="ce1" office:value-type="string">
            <text:p>left</text:p>
          </table:table-cell>
          <table:table-cell table:style-name="ce1" office:value-type="string">
            <text:p>rear</text:p>
          </table:table-cell>
          <table:table-cell table:style-name="ce1" office:value-type="string">
            <text:p>right</text:p>
          </table:table-cell>
          <table:table-cell table:style-name="ce1" table:number-columns-repeated="6"/>
          <table:table-cell/>
          <table:table-cell table:style-name="ce1" table:number-columns-repeated="3"/>
        </table:table-row>
        <table:table-row table:style-name="ro1">
          <table:table-cell table:style-name="ce1" office:value-type="string">
            <text:p>left</text:p>
          </table:table-cell>
          <table:table-cell table:style-name="ce1" office:value-type="string">
            <text:p>rear</text:p>
          </table:table-cell>
          <table:table-cell table:style-name="ce1" office:value-type="string">
            <text:p>right</text:p>
          </table:table-cell>
          <table:table-cell table:style-name="ce1" office:value-type="string">
            <text:p>microseconds</text:p>
          </table:table-cell>
          <table:table-cell table:style-name="ce1" office:value-type="string">
            <text:p>us/reading</text:p>
          </table:table-cell>
          <table:table-cell table:style-name="ce1"/>
          <table:table-cell table:style-name="ce1" office:value-type="string">
            <text:p>left</text:p>
          </table:table-cell>
          <table:table-cell table:style-name="ce1" office:value-type="string">
            <text:p>rear</text:p>
          </table:table-cell>
          <table:table-cell table:style-name="ce1" office:value-type="string">
            <text:p>right</text:p>
          </table:table-cell>
          <table:table-cell table:style-name="ce1" office:value-type="string">
            <text:p>left </text:p>
          </table:table-cell>
          <table:table-cell table:style-name="ce1" office:value-type="string">
            <text:p>rear</text:p>
          </table:table-cell>
          <table:table-cell table:style-name="ce1" office:value-type="string">
            <text:p>right</text:p>
          </table:table-cell>
          <table:table-cell table:style-name="ce1"/>
          <table:table-cell table:number-columns-repeated="3" table:style-name="ce1" office:value-type="string">
            <text:p>average</text:p>
          </table:table-cell>
          <table:table-cell table:number-columns-repeated="3" table:style-name="ce1" office:value-type="string">
            <text:p>mult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2" office:value-type="float" office:value="722">
            <text:p>722</text:p>
          </table:table-cell>
          <table:table-cell table:style-name="ce5" office:value-type="float" office:value="940">
            <text:p>940</text:p>
          </table:table-cell>
          <table:table-cell table:style-name="ce5" office:value-type="float" office:value="639">
            <text:p>639</text:p>
          </table:table-cell>
          <table:table-cell table:style-name="ce9" office:value-type="float" office:value="389168">
            <text:p>389168</text:p>
          </table:table-cell>
          <table:table-cell table:style-name="ce9" table:number-columns-repeated="2"/>
          <table:table-cell table:style-name="ce2" table:formula="of:=[.A8]" office:value-type="float" office:value="722">
            <text:p>722</text:p>
          </table:table-cell>
          <table:table-cell table:style-name="ce5" table:formula="of:=[.B8]" office:value-type="float" office:value="940">
            <text:p>940</text:p>
          </table:table-cell>
          <table:table-cell table:style-name="ce5" table:formula="of:=[.C8]" office:value-type="float" office:value="639">
            <text:p>639</text:p>
          </table:table-cell>
          <table:table-cell table:style-name="ce5" table:formula="of:=[.A8]/[.G8]" office:value-type="float" office:value="1">
            <text:p>1</text:p>
          </table:table-cell>
          <table:table-cell table:style-name="ce5" table:formula="of:=[.B8]/[.H8]" office:value-type="float" office:value="1">
            <text:p>1</text:p>
          </table:table-cell>
          <table:table-cell table:style-name="ce9" table:formula="of:=[.C8]/[.I8]" office:value-type="float" office:value="1">
            <text:p>1</text:p>
          </table:table-cell>
          <table:table-cell table:style-name="ce9"/>
          <table:table-cell table:style-name="ce2"/>
          <table:table-cell table:style-name="ce5" table:number-columns-repeated="4"/>
          <table:table-cell table:style-name="ce9"/>
          <table:table-cell table:number-columns-repeated="10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943">
            <text:p>943</text:p>
          </table:table-cell>
          <table:table-cell office:value-type="float" office:value="641">
            <text:p>641</text:p>
          </table:table-cell>
          <table:table-cell office:value-type="float" office:value="391584">
            <text:p>391584</text:p>
          </table:table-cell>
          <table:table-cell table:formula="of:=([.D9]-[.D8])" office:value-type="float" office:value="2416">
            <text:p>2416</text:p>
          </table:table-cell>
          <table:table-cell/>
          <table:table-cell table:formula="of:=[.A9]*([.E9]/1000/[.$L$4])+[.G8]*(([.$L$4]-[.E9]/1000)/[.$L$4])" office:value-type="float" office:value="723.0872">
            <text:p>723.09</text:p>
          </table:table-cell>
          <table:table-cell table:formula="of:=[.B9]*([.F9]/1000/[.$L$4])+[.H8]*(([.$L$4]-[.F9]/1000)/[.$L$4])" office:value-type="float" office:value="940">
            <text:p>940</text:p>
          </table:table-cell>
          <table:table-cell table:formula="of:=[.C9]*([.G9]/1000/[.$L$4])+[.I8]*(([.$L$4]-[.G9]/1000)/[.$L$4])" office:value-type="float" office:value="639.07230872">
            <text:p>639.07</text:p>
          </table:table-cell>
          <table:table-cell table:formula="of:=[.A9]/[.G9]" office:value-type="float" office:value="1.01094307851114">
            <text:p>1.01</text:p>
          </table:table-cell>
          <table:table-cell table:formula="of:=[.B9]/[.H9]" office:value-type="float" office:value="1.0031914893617">
            <text:p>1</text:p>
          </table:table-cell>
          <table:table-cell table:formula="of:=[.C9]/[.I9]" office:value-type="float" office:value="1.00301638993538">
            <text:p>1</text:p>
          </table:table-cell>
          <table:table-cell table:number-columns-repeated="17"/>
        </table:table-row>
        <table:table-row table:style-name="ro1">
          <table:table-cell office:value-type="float" office:value="727">
            <text:p>727</text:p>
            <draw:frame table:end-cell-address="EdgeDataAnalyzed.E31" table:end-x="0.3701in" table:end-y="0.1157in" draw:z-index="0" draw:style-name="gr1" draw:text-style-name="P1" svg:width="4.1051in" svg:height="3.5394in" svg:x="0in" svg:y="0.1362in">
              <draw:object draw:notify-on-update-of-ranges="EdgeDataAnalyzed.A8:EdgeDataAnalyzed.A47 EdgeDataAnalyzed.B8:EdgeDataAnalyzed.B47 EdgeDataAnalyzed.C8:EdgeDataAnalyzed.C4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office:value-type="float" office:value="934">
            <text:p>934</text:p>
          </table:table-cell>
          <table:table-cell office:value-type="float" office:value="634">
            <text:p>634</text:p>
          </table:table-cell>
          <table:table-cell office:value-type="float" office:value="394008">
            <text:p>394008</text:p>
          </table:table-cell>
          <table:table-cell table:formula="of:=([.D10]-[.D9])" office:value-type="float" office:value="2424">
            <text:p>2424</text:p>
          </table:table-cell>
          <table:table-cell>
            <draw:frame table:end-cell-address="EdgeDataAnalyzed.N31" table:end-x="0.2087in" table:end-y="0.085in" draw:z-index="1" draw:style-name="gr1" draw:text-style-name="P1" svg:width="4.802in" svg:height="3.5429in" svg:x="0.3287in" svg:y="0.102in">
              <draw:object draw:notify-on-update-of-ranges="EdgeDataAnalyzed.J8:EdgeDataAnalyzed.J47 EdgeDataAnalyzed.K8:EdgeDataAnalyzed.K47 EdgeDataAnalyzed.L8:EdgeDataAnalyzed.L47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formula="of:=[.A10]*([.E10]/1000/[.$L$4])+[.G9]*(([.$L$4]-[.E10]/1000)/[.$L$4])" office:value-type="float" office:value="723.56143136">
            <text:p>723.56</text:p>
          </table:table-cell>
          <table:table-cell table:formula="of:=[.B10]*([.F10]/1000/[.$L$4])+[.H9]*(([.$L$4]-[.F10]/1000)/[.$L$4])" office:value-type="float" office:value="940">
            <text:p>940</text:p>
          </table:table-cell>
          <table:table-cell table:formula="of:=[.C10]*([.G10]/1000/[.$L$4])+[.I9]*(([.$L$4]-[.G10]/1000)/[.$L$4])" office:value-type="float" office:value="638.888802372113">
            <text:p>638.89</text:p>
          </table:table-cell>
          <table:table-cell table:formula="of:=[.A10]/[.G10]" office:value-type="float" office:value="1.0047522829313">
            <text:p>1</text:p>
          </table:table-cell>
          <table:table-cell table:formula="of:=[.B10]/[.H10]" office:value-type="float" office:value="0.993617021276596">
            <text:p>0.99</text:p>
          </table:table-cell>
          <table:table-cell table:formula="of:=[.C10]/[.I10]" office:value-type="float" office:value="0.992347960468298">
            <text:p>0.99</text:p>
          </table:table-cell>
          <table:table-cell>
            <draw:frame table:end-cell-address="EdgeDataAnalyzed.U31" table:end-x="0.3787in" table:end-y="0.0839in" draw:z-index="2" draw:style-name="gr1" draw:text-style-name="P1" svg:width="6.2988in" svg:height="3.5429in" svg:x="1.1996in" svg:y="0.1008in">
              <draw:object draw:notify-on-update-of-ranges="EdgeDataAnalyzed.Q15:EdgeDataAnalyzed.Q47 EdgeDataAnalyzed.R15:EdgeDataAnalyzed.R47 EdgeDataAnalyzed.S15:EdgeDataAnalyzed.S4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946">
            <text:p>946</text:p>
          </table:table-cell>
          <table:table-cell office:value-type="float" office:value="624">
            <text:p>624</text:p>
          </table:table-cell>
          <table:table-cell office:value-type="float" office:value="396440">
            <text:p>396440</text:p>
          </table:table-cell>
          <table:table-cell table:formula="of:=([.D11]-[.D10])" office:value-type="float" office:value="2432">
            <text:p>2432</text:p>
          </table:table-cell>
          <table:table-cell/>
          <table:table-cell table:formula="of:=[.A11]*([.E11]/1000/[.$L$4])+[.G10]*(([.$L$4]-[.E11]/1000)/[.$L$4])" office:value-type="float" office:value="722.520361306624">
            <text:p>722.52</text:p>
          </table:table-cell>
          <table:table-cell table:formula="of:=[.B11]*([.F11]/1000/[.$L$4])+[.H10]*(([.$L$4]-[.F11]/1000)/[.$L$4])" office:value-type="float" office:value="940">
            <text:p>940</text:p>
          </table:table-cell>
          <table:table-cell table:formula="of:=[.C11]*([.G11]/1000/[.$L$4])+[.I10]*(([.$L$4]-[.G11]/1000)/[.$L$4])" office:value-type="float" office:value="638.350929228647">
            <text:p>638.35</text:p>
          </table:table-cell>
          <table:table-cell table:formula="of:=[.A11]/[.G11]" office:value-type="float" office:value="0.989591488753308">
            <text:p>0.99</text:p>
          </table:table-cell>
          <table:table-cell table:formula="of:=[.B11]/[.H11]" office:value-type="float" office:value="1.0063829787234">
            <text:p>1.01</text:p>
          </table:table-cell>
          <table:table-cell table:formula="of:=[.C11]/[.I11]" office:value-type="float" office:value="0.977518746238863">
            <text:p>0.98</text:p>
          </table:table-cell>
          <table:table-cell table:number-columns-repeated="1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952">
            <text:p>952</text:p>
          </table:table-cell>
          <table:table-cell office:value-type="float" office:value="630">
            <text:p>630</text:p>
          </table:table-cell>
          <table:table-cell office:value-type="float" office:value="398872">
            <text:p>398872</text:p>
          </table:table-cell>
          <table:table-cell table:formula="of:=([.D12]-[.D11])" office:value-type="float" office:value="2432">
            <text:p>2432</text:p>
          </table:table-cell>
          <table:table-cell/>
          <table:table-cell table:formula="of:=[.A12]*([.E12]/1000/[.$L$4])+[.G11]*(([.$L$4]-[.E12]/1000)/[.$L$4])" office:value-type="float" office:value="720.997885371739">
            <text:p>721</text:p>
          </table:table-cell>
          <table:table-cell table:formula="of:=[.B12]*([.F12]/1000/[.$L$4])+[.H11]*(([.$L$4]-[.F12]/1000)/[.$L$4])" office:value-type="float" office:value="940">
            <text:p>940</text:p>
          </table:table-cell>
          <table:table-cell table:formula="of:=[.C12]*([.G12]/1000/[.$L$4])+[.I11]*(([.$L$4]-[.G12]/1000)/[.$L$4])" office:value-type="float" office:value="638.04987911291">
            <text:p>638.05</text:p>
          </table:table-cell>
          <table:table-cell table:formula="of:=[.A12]/[.G12]" office:value-type="float" office:value="0.984746300100356">
            <text:p>0.98</text:p>
          </table:table-cell>
          <table:table-cell table:formula="of:=[.B12]/[.H12]" office:value-type="float" office:value="1.01276595744681">
            <text:p>1.01</text:p>
          </table:table-cell>
          <table:table-cell table:formula="of:=[.C12]/[.I12]" office:value-type="float" office:value="0.987383620973173">
            <text:p>0.99</text:p>
          </table:table-cell>
          <table:table-cell table:number-columns-repeated="17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951">
            <text:p>951</text:p>
          </table:table-cell>
          <table:table-cell office:value-type="float" office:value="626">
            <text:p>626</text:p>
          </table:table-cell>
          <table:table-cell office:value-type="float" office:value="401320">
            <text:p>401320</text:p>
          </table:table-cell>
          <table:table-cell table:formula="of:=([.D13]-[.D12])" office:value-type="float" office:value="2448">
            <text:p>2448</text:p>
          </table:table-cell>
          <table:table-cell/>
          <table:table-cell table:formula="of:=[.A13]*([.E13]/1000/[.$L$4])+[.G12]*(([.$L$4]-[.E13]/1000)/[.$L$4])" office:value-type="float" office:value="719.406944202238">
            <text:p>719.41</text:p>
          </table:table-cell>
          <table:table-cell table:formula="of:=[.B13]*([.F13]/1000/[.$L$4])+[.H12]*(([.$L$4]-[.F13]/1000)/[.$L$4])" office:value-type="float" office:value="940">
            <text:p>940</text:p>
          </table:table-cell>
          <table:table-cell table:formula="of:=[.C13]*([.G13]/1000/[.$L$4])+[.I12]*(([.$L$4]-[.G13]/1000)/[.$L$4])" office:value-type="float" office:value="637.616440777379">
            <text:p>637.62</text:p>
          </table:table-cell>
          <table:table-cell table:formula="of:=[.A13]/[.G13]" office:value-type="float" office:value="0.984143961503058">
            <text:p>0.98</text:p>
          </table:table-cell>
          <table:table-cell table:formula="of:=[.B13]/[.H13]" office:value-type="float" office:value="1.01170212765957">
            <text:p>1.01</text:p>
          </table:table-cell>
          <table:table-cell table:formula="of:=[.C13]/[.I13]" office:value-type="float" office:value="0.981781459770366">
            <text:p>0.98</text:p>
          </table:table-cell>
          <table:table-cell table:number-columns-repeated="17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946">
            <text:p>946</text:p>
          </table:table-cell>
          <table:table-cell office:value-type="float" office:value="617">
            <text:p>617</text:p>
          </table:table-cell>
          <table:table-cell office:value-type="float" office:value="403736">
            <text:p>403736</text:p>
          </table:table-cell>
          <table:table-cell table:formula="of:=([.D14]-[.D13])" office:value-type="float" office:value="2416">
            <text:p>2416</text:p>
          </table:table-cell>
          <table:table-cell/>
          <table:table-cell table:formula="of:=[.A14]*([.E14]/1000/[.$L$4])+[.G13]*(([.$L$4]-[.E14]/1000)/[.$L$4])" office:value-type="float" office:value="718.753785342608">
            <text:p>718.75</text:p>
          </table:table-cell>
          <table:table-cell table:formula="of:=[.B14]*([.F14]/1000/[.$L$4])+[.H13]*(([.$L$4]-[.F14]/1000)/[.$L$4])" office:value-type="float" office:value="940">
            <text:p>940</text:p>
          </table:table-cell>
          <table:table-cell table:formula="of:=[.C14]*([.G14]/1000/[.$L$4])+[.I13]*(([.$L$4]-[.G14]/1000)/[.$L$4])" office:value-type="float" office:value="636.875533534927">
            <text:p>636.88</text:p>
          </table:table-cell>
          <table:table-cell table:formula="of:=[.A14]/[.G14]" office:value-type="float" office:value="0.993386072616868">
            <text:p>0.99</text:p>
          </table:table-cell>
          <table:table-cell table:formula="of:=[.B14]/[.H14]" office:value-type="float" office:value="1.0063829787234">
            <text:p>1.01</text:p>
          </table:table-cell>
          <table:table-cell table:formula="of:=[.C14]/[.I14]" office:value-type="float" office:value="0.96879212265447">
            <text:p>0.97</text:p>
          </table:table-cell>
          <table:table-cell table:number-columns-repeated="17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952">
            <text:p>952</text:p>
          </table:table-cell>
          <table:table-cell office:value-type="float" office:value="616">
            <text:p>616</text:p>
          </table:table-cell>
          <table:table-cell office:value-type="float" office:value="406168">
            <text:p>406168</text:p>
          </table:table-cell>
          <table:table-cell table:formula="of:=([.D15]-[.D14])" office:value-type="float" office:value="2432">
            <text:p>2432</text:p>
          </table:table-cell>
          <table:table-cell/>
          <table:table-cell table:formula="of:=[.A15]*([.E15]/1000/[.$L$4])+[.G14]*(([.$L$4]-[.E15]/1000)/[.$L$4])" office:value-type="float" office:value="719.026925044946">
            <text:p>719.03</text:p>
          </table:table-cell>
          <table:table-cell table:formula="of:=[.B15]*([.F15]/1000/[.$L$4])+[.H14]*(([.$L$4]-[.F15]/1000)/[.$L$4])" office:value-type="float" office:value="940">
            <text:p>940</text:p>
          </table:table-cell>
          <table:table-cell table:formula="of:=[.C15]*([.G15]/1000/[.$L$4])+[.I14]*(([.$L$4]-[.G15]/1000)/[.$L$4])" office:value-type="float" office:value="636.125030000612">
            <text:p>636.13</text:p>
          </table:table-cell>
          <table:table-cell table:formula="of:=[.A15]/[.G15]" office:value-type="float" office:value="1.0027440905011">
            <text:p>1</text:p>
          </table:table-cell>
          <table:table-cell table:formula="of:=[.B15]/[.H15]" office:value-type="float" office:value="1.01276595744681">
            <text:p>1.01</text:p>
          </table:table-cell>
          <table:table-cell table:formula="of:=[.C15]/[.I15]" office:value-type="float" office:value="0.968363090506606">
            <text:p>0.97</text:p>
          </table:table-cell>
          <table:table-cell/>
          <table:table-cell table:formula="of:=AVERAGE([.A8:.A15])" office:value-type="float" office:value="718.5">
            <text:p>718.5</text:p>
          </table:table-cell>
          <table:table-cell table:formula="of:=AVERAGE([.B8:.B15])" office:value-type="float" office:value="945.5">
            <text:p>945.5</text:p>
          </table:table-cell>
          <table:table-cell table:formula="of:=AVERAGE([.C8:.C15])" office:value-type="float" office:value="628.375">
            <text:p>628.38</text:p>
          </table:table-cell>
          <table:table-cell table:formula="of:=[.A15]/[.N15]" office:value-type="float" office:value="1.00347947112039">
            <text:p>1</text:p>
          </table:table-cell>
          <table:table-cell table:formula="of:=[.B15]/[.O15]" office:value-type="float" office:value="1.00687466948704">
            <text:p>1.01</text:p>
          </table:table-cell>
          <table:table-cell table:formula="of:=[.C15]/[.P15]" office:value-type="float" office:value="0.980306345733042">
            <text:p>0.98</text:p>
          </table:table-cell>
          <table:table-cell table:number-columns-repeated="10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945">
            <text:p>945</text:p>
          </table:table-cell>
          <table:table-cell office:value-type="float" office:value="609">
            <text:p>609</text:p>
          </table:table-cell>
          <table:table-cell office:value-type="float" office:value="408600">
            <text:p>408600</text:p>
          </table:table-cell>
          <table:table-cell table:formula="of:=([.D16]-[.D15])" office:value-type="float" office:value="2432">
            <text:p>2432</text:p>
          </table:table-cell>
          <table:table-cell/>
          <table:table-cell table:formula="of:=[.A16]*([.E16]/1000/[.$L$4])+[.G15]*(([.$L$4]-[.E16]/1000)/[.$L$4])" office:value-type="float" office:value="720.482850959481">
            <text:p>720.48</text:p>
          </table:table-cell>
          <table:table-cell table:formula="of:=[.B16]*([.F16]/1000/[.$L$4])+[.H15]*(([.$L$4]-[.F16]/1000)/[.$L$4])" office:value-type="float" office:value="940">
            <text:p>940</text:p>
          </table:table-cell>
          <table:table-cell table:formula="of:=[.C16]*([.G16]/1000/[.$L$4])+[.I15]*(([.$L$4]-[.G16]/1000)/[.$L$4])" office:value-type="float" office:value="635.147874053252">
            <text:p>635.15</text:p>
          </table:table-cell>
          <table:table-cell table:formula="of:=[.A16]/[.G16]" office:value-type="float" office:value="1.01459736206977">
            <text:p>1.01</text:p>
          </table:table-cell>
          <table:table-cell table:formula="of:=[.B16]/[.H16]" office:value-type="float" office:value="1.00531914893617">
            <text:p>1.01</text:p>
          </table:table-cell>
          <table:table-cell table:formula="of:=[.C16]/[.I16]" office:value-type="float" office:value="0.958831832520532">
            <text:p>0.96</text:p>
          </table:table-cell>
          <table:table-cell/>
          <table:table-cell table:formula="of:=AVERAGE([.A9:.A16])" office:value-type="float" office:value="719.625">
            <text:p>719.63</text:p>
          </table:table-cell>
          <table:table-cell table:formula="of:=AVERAGE([.B9:.B16])" office:value-type="float" office:value="946.125">
            <text:p>946.13</text:p>
          </table:table-cell>
          <table:table-cell table:formula="of:=AVERAGE([.C9:.C16])" office:value-type="float" office:value="624.625">
            <text:p>624.63</text:p>
          </table:table-cell>
          <table:table-cell table:formula="of:=[.A16]/[.N16]" office:value-type="float" office:value="1.01580684384228">
            <text:p>1.02</text:p>
          </table:table-cell>
          <table:table-cell table:formula="of:=[.B16]/[.O16]" office:value-type="float" office:value="0.998810939357907">
            <text:p>1</text:p>
          </table:table-cell>
          <table:table-cell table:formula="of:=[.C16]/[.P16]" office:value-type="float" office:value="0.974984990994597">
            <text:p>0.97</text:p>
          </table:table-cell>
          <table:table-cell table:number-columns-repeated="10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940">
            <text:p>940</text:p>
          </table:table-cell>
          <table:table-cell office:value-type="float" office:value="627">
            <text:p>627</text:p>
          </table:table-cell>
          <table:table-cell office:value-type="float" office:value="411032">
            <text:p>411032</text:p>
          </table:table-cell>
          <table:table-cell table:formula="of:=([.D17]-[.D16])" office:value-type="float" office:value="2432">
            <text:p>2432</text:p>
          </table:table-cell>
          <table:table-cell/>
          <table:table-cell table:formula="of:=[.A17]*([.E17]/1000/[.$L$4])+[.G16]*(([.$L$4]-[.E17]/1000)/[.$L$4])" office:value-type="float" office:value="719.816136282808">
            <text:p>719.82</text:p>
          </table:table-cell>
          <table:table-cell table:formula="of:=[.B17]*([.F17]/1000/[.$L$4])+[.H16]*(([.$L$4]-[.F17]/1000)/[.$L$4])" office:value-type="float" office:value="940">
            <text:p>940</text:p>
          </table:table-cell>
          <table:table-cell table:formula="of:=[.C17]*([.G17]/1000/[.$L$4])+[.I16]*(([.$L$4]-[.G17]/1000)/[.$L$4])" office:value-type="float" office:value="634.854625492256">
            <text:p>634.85</text:p>
          </table:table-cell>
          <table:table-cell table:formula="of:=[.A17]/[.G17]" office:value-type="float" office:value="0.993309213228146">
            <text:p>0.99</text:p>
          </table:table-cell>
          <table:table-cell table:formula="of:=[.B17]/[.H17]" office:value-type="float" office:value="1">
            <text:p>1</text:p>
          </table:table-cell>
          <table:table-cell table:formula="of:=[.C17]/[.I17]" office:value-type="float" office:value="0.987627678563159">
            <text:p>0.99</text:p>
          </table:table-cell>
          <table:table-cell/>
          <table:table-cell table:formula="of:=AVERAGE([.A10:.A17])" office:value-type="float" office:value="717.625">
            <text:p>717.63</text:p>
          </table:table-cell>
          <table:table-cell table:formula="of:=AVERAGE([.B10:.B17])" office:value-type="float" office:value="945.75">
            <text:p>945.75</text:p>
          </table:table-cell>
          <table:table-cell table:formula="of:=AVERAGE([.C10:.C17])" office:value-type="float" office:value="622.875">
            <text:p>622.88</text:p>
          </table:table-cell>
          <table:table-cell table:formula="of:=[.A17]/[.N17]" office:value-type="float" office:value="0.996342100679324">
            <text:p>1</text:p>
          </table:table-cell>
          <table:table-cell table:formula="of:=[.B17]/[.O17]" office:value-type="float" office:value="0.993920169177901">
            <text:p>0.99</text:p>
          </table:table-cell>
          <table:table-cell table:formula="of:=[.C17]/[.P17]" office:value-type="float" office:value="1.00662251655629">
            <text:p>1.01</text:p>
          </table:table-cell>
          <table:table-cell table:number-columns-repeated="10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944">
            <text:p>944</text:p>
          </table:table-cell>
          <table:table-cell office:value-type="float" office:value="603">
            <text:p>603</text:p>
          </table:table-cell>
          <table:table-cell office:value-type="float" office:value="413480">
            <text:p>413480</text:p>
          </table:table-cell>
          <table:table-cell table:formula="of:=([.D18]-[.D17])" office:value-type="float" office:value="2448">
            <text:p>2448</text:p>
          </table:table-cell>
          <table:table-cell/>
          <table:table-cell table:formula="of:=[.A18]*([.E18]/1000/[.$L$4])+[.G17]*(([.$L$4]-[.E18]/1000)/[.$L$4])" office:value-type="float" office:value="720.573041201792">
            <text:p>720.57</text:p>
          </table:table-cell>
          <table:table-cell table:formula="of:=[.B18]*([.F18]/1000/[.$L$4])+[.H17]*(([.$L$4]-[.F18]/1000)/[.$L$4])" office:value-type="float" office:value="940">
            <text:p>940</text:p>
          </table:table-cell>
          <table:table-cell table:formula="of:=[.C18]*([.G18]/1000/[.$L$4])+[.I17]*(([.$L$4]-[.G18]/1000)/[.$L$4])" office:value-type="float" office:value="633.70694627389">
            <text:p>633.71</text:p>
          </table:table-cell>
          <table:table-cell table:formula="of:=[.A18]/[.G18]" office:value-type="float" office:value="1.00753144856649">
            <text:p>1.01</text:p>
          </table:table-cell>
          <table:table-cell table:formula="of:=[.B18]/[.H18]" office:value-type="float" office:value="1.00425531914894">
            <text:p>1</text:p>
          </table:table-cell>
          <table:table-cell table:formula="of:=[.C18]/[.I18]" office:value-type="float" office:value="0.951543932957587">
            <text:p>0.95</text:p>
          </table:table-cell>
          <table:table-cell/>
          <table:table-cell table:formula="of:=AVERAGE([.A11:.A18])" office:value-type="float" office:value="717.5">
            <text:p>717.5</text:p>
          </table:table-cell>
          <table:table-cell table:formula="of:=AVERAGE([.B11:.B18])" office:value-type="float" office:value="947">
            <text:p>947</text:p>
          </table:table-cell>
          <table:table-cell table:formula="of:=AVERAGE([.C11:.C18])" office:value-type="float" office:value="619">
            <text:p>619</text:p>
          </table:table-cell>
          <table:table-cell table:formula="of:=[.A18]/[.N18]" office:value-type="float" office:value="1.01184668989547">
            <text:p>1.01</text:p>
          </table:table-cell>
          <table:table-cell table:formula="of:=[.B18]/[.O18]" office:value-type="float" office:value="0.996832101372756">
            <text:p>1</text:p>
          </table:table-cell>
          <table:table-cell table:formula="of:=[.C18]/[.P18]" office:value-type="float" office:value="0.974151857835218">
            <text:p>0.97</text:p>
          </table:table-cell>
          <table:table-cell table:number-columns-repeated="10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943">
            <text:p>943</text:p>
          </table:table-cell>
          <table:table-cell office:value-type="float" office:value="623">
            <text:p>623</text:p>
          </table:table-cell>
          <table:table-cell office:value-type="float" office:value="415896">
            <text:p>415896</text:p>
          </table:table-cell>
          <table:table-cell table:formula="of:=([.D19]-[.D18])" office:value-type="float" office:value="2416">
            <text:p>2416</text:p>
          </table:table-cell>
          <table:table-cell/>
          <table:table-cell table:formula="of:=[.A19]*([.E19]/1000/[.$L$4])+[.G18]*(([.$L$4]-[.E19]/1000)/[.$L$4])" office:value-type="float" office:value="720.262217824616">
            <text:p>720.26</text:p>
          </table:table-cell>
          <table:table-cell table:formula="of:=[.B19]*([.F19]/1000/[.$L$4])+[.H18]*(([.$L$4]-[.F19]/1000)/[.$L$4])" office:value-type="float" office:value="940">
            <text:p>940</text:p>
          </table:table-cell>
          <table:table-cell table:formula="of:=[.C19]*([.G19]/1000/[.$L$4])+[.I18]*(([.$L$4]-[.G19]/1000)/[.$L$4])" office:value-type="float" office:value="633.321355830423">
            <text:p>633.32</text:p>
          </table:table-cell>
          <table:table-cell table:formula="of:=[.A19]/[.G19]" office:value-type="float" office:value="0.996859174660795">
            <text:p>1</text:p>
          </table:table-cell>
          <table:table-cell table:formula="of:=[.B19]/[.H19]" office:value-type="float" office:value="1.0031914893617">
            <text:p>1</text:p>
          </table:table-cell>
          <table:table-cell table:formula="of:=[.C19]/[.I19]" office:value-type="float" office:value="0.983702814163137">
            <text:p>0.98</text:p>
          </table:table-cell>
          <table:table-cell/>
          <table:table-cell table:formula="of:=AVERAGE([.A12:.A19])" office:value-type="float" office:value="717.875">
            <text:p>717.88</text:p>
          </table:table-cell>
          <table:table-cell table:formula="of:=AVERAGE([.B12:.B19])" office:value-type="float" office:value="946.625">
            <text:p>946.63</text:p>
          </table:table-cell>
          <table:table-cell table:formula="of:=AVERAGE([.C12:.C19])" office:value-type="float" office:value="618.875">
            <text:p>618.88</text:p>
          </table:table-cell>
          <table:table-cell table:formula="of:=[.A19]/[.N19]" office:value-type="float" office:value="1.00017412502177">
            <text:p>1</text:p>
          </table:table-cell>
          <table:table-cell table:formula="of:=[.B19]/[.O19]" office:value-type="float" office:value="0.996170606100621">
            <text:p>1</text:p>
          </table:table-cell>
          <table:table-cell table:formula="of:=[.C19]/[.P19]" office:value-type="float" office:value="1.00666532013735">
            <text:p>1.01</text:p>
          </table:table-cell>
          <table:table-cell table:number-columns-repeated="10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930">
            <text:p>930</text:p>
          </table:table-cell>
          <table:table-cell office:value-type="float" office:value="623">
            <text:p>623</text:p>
          </table:table-cell>
          <table:table-cell office:value-type="float" office:value="418328">
            <text:p>418328</text:p>
          </table:table-cell>
          <table:table-cell table:formula="of:=([.D20]-[.D19])" office:value-type="float" office:value="2432">
            <text:p>2432</text:p>
          </table:table-cell>
          <table:table-cell/>
          <table:table-cell table:formula="of:=[.A20]*([.E20]/1000/[.$L$4])+[.G19]*(([.$L$4]-[.E20]/1000)/[.$L$4])" office:value-type="float" office:value="720.716732137143">
            <text:p>720.72</text:p>
          </table:table-cell>
          <table:table-cell table:formula="of:=[.B20]*([.F20]/1000/[.$L$4])+[.H19]*(([.$L$4]-[.F20]/1000)/[.$L$4])" office:value-type="float" office:value="940">
            <text:p>940</text:p>
          </table:table-cell>
          <table:table-cell table:formula="of:=[.C20]*([.G20]/1000/[.$L$4])+[.I19]*(([.$L$4]-[.G20]/1000)/[.$L$4])" office:value-type="float" office:value="632.949417138156">
            <text:p>632.95</text:p>
          </table:table-cell>
          <table:table-cell table:formula="of:=[.A20]/[.G20]" office:value-type="float" office:value="1.00455555937091">
            <text:p>1</text:p>
          </table:table-cell>
          <table:table-cell table:formula="of:=[.B20]/[.H20]" office:value-type="float" office:value="0.98936170212766">
            <text:p>0.99</text:p>
          </table:table-cell>
          <table:table-cell table:formula="of:=[.C20]/[.I20]" office:value-type="float" office:value="0.984280865312837">
            <text:p>0.98</text:p>
          </table:table-cell>
          <table:table-cell/>
          <table:table-cell table:formula="of:=AVERAGE([.A13:.A20])" office:value-type="float" office:value="719.625">
            <text:p>719.63</text:p>
          </table:table-cell>
          <table:table-cell table:formula="of:=AVERAGE([.B13:.B20])" office:value-type="float" office:value="943.875">
            <text:p>943.88</text:p>
          </table:table-cell>
          <table:table-cell table:formula="of:=AVERAGE([.C13:.C20])" office:value-type="float" office:value="618">
            <text:p>618</text:p>
          </table:table-cell>
          <table:table-cell table:formula="of:=[.A20]/[.N20]" office:value-type="float" office:value="1.00607955532395">
            <text:p>1.01</text:p>
          </table:table-cell>
          <table:table-cell table:formula="of:=[.B20]/[.O20]" office:value-type="float" office:value="0.985299960270163">
            <text:p>0.99</text:p>
          </table:table-cell>
          <table:table-cell table:formula="of:=[.C20]/[.P20]" office:value-type="float" office:value="1.00809061488673">
            <text:p>1.01</text:p>
          </table:table-cell>
          <table:table-cell table:number-columns-repeated="10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940">
            <text:p>940</text:p>
          </table:table-cell>
          <table:table-cell office:value-type="float" office:value="604">
            <text:p>604</text:p>
          </table:table-cell>
          <table:table-cell office:value-type="float" office:value="420744">
            <text:p>420744</text:p>
          </table:table-cell>
          <table:table-cell table:formula="of:=([.D21]-[.D20])" office:value-type="float" office:value="2416">
            <text:p>2416</text:p>
          </table:table-cell>
          <table:table-cell/>
          <table:table-cell table:formula="of:=[.A21]*([.E21]/1000/[.$L$4])+[.G20]*(([.$L$4]-[.E21]/1000)/[.$L$4])" office:value-type="float" office:value="721.838150894976">
            <text:p>721.84</text:p>
          </table:table-cell>
          <table:table-cell table:formula="of:=[.B21]*([.F21]/1000/[.$L$4])+[.H20]*(([.$L$4]-[.F21]/1000)/[.$L$4])" office:value-type="float" office:value="940">
            <text:p>940</text:p>
          </table:table-cell>
          <table:table-cell table:formula="of:=[.C21]*([.G21]/1000/[.$L$4])+[.I20]*(([.$L$4]-[.G21]/1000)/[.$L$4])" office:value-type="float" office:value="631.904577451332">
            <text:p>631.9</text:p>
          </table:table-cell>
          <table:table-cell table:formula="of:=[.A21]/[.G21]" office:value-type="float" office:value="1.01130703481785">
            <text:p>1.01</text:p>
          </table:table-cell>
          <table:table-cell table:formula="of:=[.B21]/[.H21]" office:value-type="float" office:value="1">
            <text:p>1</text:p>
          </table:table-cell>
          <table:table-cell table:formula="of:=[.C21]/[.I21]" office:value-type="float" office:value="0.95584052015594">
            <text:p>0.96</text:p>
          </table:table-cell>
          <table:table-cell/>
          <table:table-cell table:formula="of:=AVERAGE([.A14:.A21])" office:value-type="float" office:value="722.375">
            <text:p>722.38</text:p>
          </table:table-cell>
          <table:table-cell table:formula="of:=AVERAGE([.B14:.B21])" office:value-type="float" office:value="942.5">
            <text:p>942.5</text:p>
          </table:table-cell>
          <table:table-cell table:formula="of:=AVERAGE([.C14:.C21])" office:value-type="float" office:value="615.25">
            <text:p>615.25</text:p>
          </table:table-cell>
          <table:table-cell table:formula="of:=[.A21]/[.N21]" office:value-type="float" office:value="1.01055545942205">
            <text:p>1.01</text:p>
          </table:table-cell>
          <table:table-cell table:formula="of:=[.B21]/[.O21]" office:value-type="float" office:value="0.997347480106101">
            <text:p>1</text:p>
          </table:table-cell>
          <table:table-cell table:formula="of:=[.C21]/[.P21]" office:value-type="float" office:value="0.981714750101585">
            <text:p>0.98</text:p>
          </table:table-cell>
          <table:table-cell table:number-columns-repeated="10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958">
            <text:p>958</text:p>
          </table:table-cell>
          <table:table-cell office:value-type="float" office:value="608">
            <text:p>608</text:p>
          </table:table-cell>
          <table:table-cell office:value-type="float" office:value="423176">
            <text:p>423176</text:p>
          </table:table-cell>
          <table:table-cell table:formula="of:=([.D22]-[.D21])" office:value-type="float" office:value="2432">
            <text:p>2432</text:p>
          </table:table-cell>
          <table:table-cell/>
          <table:table-cell table:formula="of:=[.A22]*([.E22]/1000/[.$L$4])+[.G21]*(([.$L$4]-[.E22]/1000)/[.$L$4])" office:value-type="float" office:value="720.277031746147">
            <text:p>720.28</text:p>
          </table:table-cell>
          <table:table-cell table:formula="of:=[.B22]*([.F22]/1000/[.$L$4])+[.H21]*(([.$L$4]-[.F22]/1000)/[.$L$4])" office:value-type="float" office:value="940">
            <text:p>940</text:p>
          </table:table-cell>
          <table:table-cell table:formula="of:=[.C22]*([.G22]/1000/[.$L$4])+[.I21]*(([.$L$4]-[.G22]/1000)/[.$L$4])" office:value-type="float" office:value="631.043681546742">
            <text:p>631.04</text:p>
          </table:table-cell>
          <table:table-cell table:formula="of:=[.A22]/[.G22]" office:value-type="float" office:value="0.984343480009618">
            <text:p>0.98</text:p>
          </table:table-cell>
          <table:table-cell table:formula="of:=[.B22]/[.H22]" office:value-type="float" office:value="1.01914893617021">
            <text:p>1.02</text:p>
          </table:table-cell>
          <table:table-cell table:formula="of:=[.C22]/[.I22]" office:value-type="float" office:value="0.9634832227616">
            <text:p>0.96</text:p>
          </table:table-cell>
          <table:table-cell/>
          <table:table-cell table:formula="of:=AVERAGE([.A15:.A22])" office:value-type="float" office:value="721.75">
            <text:p>721.75</text:p>
          </table:table-cell>
          <table:table-cell table:formula="of:=AVERAGE([.B15:.B22])" office:value-type="float" office:value="944">
            <text:p>944</text:p>
          </table:table-cell>
          <table:table-cell table:formula="of:=AVERAGE([.C15:.C22])" office:value-type="float" office:value="614.125">
            <text:p>614.13</text:p>
          </table:table-cell>
          <table:table-cell table:formula="of:=[.A22]/[.N22]" office:value-type="float" office:value="0.982334603394527">
            <text:p>0.98</text:p>
          </table:table-cell>
          <table:table-cell table:formula="of:=[.B22]/[.O22]" office:value-type="float" office:value="1.01483050847458">
            <text:p>1.01</text:p>
          </table:table-cell>
          <table:table-cell table:formula="of:=[.C22]/[.P22]" office:value-type="float" office:value="0.990026460411154">
            <text:p>0.99</text:p>
          </table:table-cell>
          <table:table-cell table:number-columns-repeated="10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939">
            <text:p>939</text:p>
          </table:table-cell>
          <table:table-cell office:value-type="float" office:value="607">
            <text:p>607</text:p>
          </table:table-cell>
          <table:table-cell office:value-type="float" office:value="425608">
            <text:p>425608</text:p>
          </table:table-cell>
          <table:table-cell table:formula="of:=([.D23]-[.D22])" office:value-type="float" office:value="2432">
            <text:p>2432</text:p>
          </table:table-cell>
          <table:table-cell/>
          <table:table-cell table:formula="of:=[.A23]*([.E23]/1000/[.$L$4])+[.G22]*(([.$L$4]-[.E23]/1000)/[.$L$4])" office:value-type="float" office:value="720.729744685815">
            <text:p>720.73</text:p>
          </table:table-cell>
          <table:table-cell table:formula="of:=[.B23]*([.F23]/1000/[.$L$4])+[.H22]*(([.$L$4]-[.F23]/1000)/[.$L$4])" office:value-type="float" office:value="940">
            <text:p>940</text:p>
          </table:table-cell>
          <table:table-cell table:formula="of:=[.C23]*([.G23]/1000/[.$L$4])+[.I22]*(([.$L$4]-[.G23]/1000)/[.$L$4])" office:value-type="float" office:value="630.177231723618">
            <text:p>630.18</text:p>
          </table:table-cell>
          <table:table-cell table:formula="of:=[.A23]/[.G23]" office:value-type="float" office:value="1.00453742243649">
            <text:p>1</text:p>
          </table:table-cell>
          <table:table-cell table:formula="of:=[.B23]/[.H23]" office:value-type="float" office:value="0.998936170212766">
            <text:p>1</text:p>
          </table:table-cell>
          <table:table-cell table:formula="of:=[.C23]/[.I23]" office:value-type="float" office:value="0.963221089946038">
            <text:p>0.96</text:p>
          </table:table-cell>
          <table:table-cell/>
          <table:table-cell table:formula="of:=AVERAGE([.A16:.A23])" office:value-type="float" office:value="722.125">
            <text:p>722.13</text:p>
          </table:table-cell>
          <table:table-cell table:formula="of:=AVERAGE([.B16:.B23])" office:value-type="float" office:value="942.375">
            <text:p>942.38</text:p>
          </table:table-cell>
          <table:table-cell table:formula="of:=AVERAGE([.C16:.C23])" office:value-type="float" office:value="613">
            <text:p>613</text:p>
          </table:table-cell>
          <table:table-cell table:formula="of:=[.A23]/[.N23]" office:value-type="float" office:value="1.00259650337545">
            <text:p>1</text:p>
          </table:table-cell>
          <table:table-cell table:formula="of:=[.B23]/[.O23]" office:value-type="float" office:value="0.99641862315957">
            <text:p>1</text:p>
          </table:table-cell>
          <table:table-cell table:formula="of:=[.C23]/[.P23]" office:value-type="float" office:value="0.99021207177814">
            <text:p>0.99</text:p>
          </table:table-cell>
          <table:table-cell table:number-columns-repeated="10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928">
            <text:p>928</text:p>
          </table:table-cell>
          <table:table-cell office:value-type="float" office:value="626">
            <text:p>626</text:p>
          </table:table-cell>
          <table:table-cell office:value-type="float" office:value="428056">
            <text:p>428056</text:p>
          </table:table-cell>
          <table:table-cell table:formula="of:=([.D24]-[.D23])" office:value-type="float" office:value="2448">
            <text:p>2448</text:p>
          </table:table-cell>
          <table:table-cell/>
          <table:table-cell table:formula="of:=[.A24]*([.E24]/1000/[.$L$4])+[.G23]*(([.$L$4]-[.E24]/1000)/[.$L$4])" office:value-type="float" office:value="720.885223936272">
            <text:p>720.89</text:p>
          </table:table-cell>
          <table:table-cell table:formula="of:=[.B24]*([.F24]/1000/[.$L$4])+[.H23]*(([.$L$4]-[.F24]/1000)/[.$L$4])" office:value-type="float" office:value="940">
            <text:p>940</text:p>
          </table:table-cell>
          <table:table-cell table:formula="of:=[.C24]*([.G24]/1000/[.$L$4])+[.I23]*(([.$L$4]-[.G24]/1000)/[.$L$4])" office:value-type="float" office:value="630.026666492292">
            <text:p>630.03</text:p>
          </table:table-cell>
          <table:table-cell table:formula="of:=[.A24]/[.G24]" office:value-type="float" office:value="1.00154639882566">
            <text:p>1</text:p>
          </table:table-cell>
          <table:table-cell table:formula="of:=[.B24]/[.H24]" office:value-type="float" office:value="0.987234042553192">
            <text:p>0.99</text:p>
          </table:table-cell>
          <table:table-cell table:formula="of:=[.C24]/[.I24]" office:value-type="float" office:value="0.993608736413158">
            <text:p>0.99</text:p>
          </table:table-cell>
          <table:table-cell/>
          <table:table-cell table:formula="of:=AVERAGE([.A17:.A24])" office:value-type="float" office:value="721">
            <text:p>721</text:p>
          </table:table-cell>
          <table:table-cell table:formula="of:=AVERAGE([.B17:.B24])" office:value-type="float" office:value="940.25">
            <text:p>940.25</text:p>
          </table:table-cell>
          <table:table-cell table:formula="of:=AVERAGE([.C17:.C24])" office:value-type="float" office:value="615.125">
            <text:p>615.13</text:p>
          </table:table-cell>
          <table:table-cell table:formula="of:=[.A24]/[.N24]" office:value-type="float" office:value="1.00138696255201">
            <text:p>1</text:p>
          </table:table-cell>
          <table:table-cell table:formula="of:=[.B24]/[.O24]" office:value-type="float" office:value="0.986971550119649">
            <text:p>0.99</text:p>
          </table:table-cell>
          <table:table-cell table:formula="of:=[.C24]/[.P24]" office:value-type="float" office:value="1.01767933346881">
            <text:p>1.02</text:p>
          </table:table-cell>
          <table:table-cell table:number-columns-repeated="10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936">
            <text:p>936</text:p>
          </table:table-cell>
          <table:table-cell office:value-type="float" office:value="611">
            <text:p>611</text:p>
          </table:table-cell>
          <table:table-cell office:value-type="float" office:value="430472">
            <text:p>430472</text:p>
          </table:table-cell>
          <table:table-cell table:formula="of:=([.D25]-[.D24])" office:value-type="float" office:value="2416">
            <text:p>2416</text:p>
          </table:table-cell>
          <table:table-cell/>
          <table:table-cell table:formula="of:=[.A25]*([.E25]/1000/[.$L$4])+[.G24]*(([.$L$4]-[.E25]/1000)/[.$L$4])" office:value-type="float" office:value="720.53668888477">
            <text:p>720.54</text:p>
          </table:table-cell>
          <table:table-cell table:formula="of:=[.B25]*([.F25]/1000/[.$L$4])+[.H24]*(([.$L$4]-[.F25]/1000)/[.$L$4])" office:value-type="float" office:value="940">
            <text:p>940</text:p>
          </table:table-cell>
          <table:table-cell table:formula="of:=[.C25]*([.G25]/1000/[.$L$4])+[.I24]*(([.$L$4]-[.G25]/1000)/[.$L$4])" office:value-type="float" office:value="629.341195928548">
            <text:p>629.34</text:p>
          </table:table-cell>
          <table:table-cell table:formula="of:=[.A25]/[.G25]" office:value-type="float" office:value="0.996479445219235">
            <text:p>1</text:p>
          </table:table-cell>
          <table:table-cell table:formula="of:=[.B25]/[.H25]" office:value-type="float" office:value="0.995744680851064">
            <text:p>1</text:p>
          </table:table-cell>
          <table:table-cell table:formula="of:=[.C25]/[.I25]" office:value-type="float" office:value="0.970856514642288">
            <text:p>0.97</text:p>
          </table:table-cell>
          <table:table-cell/>
          <table:table-cell table:formula="of:=AVERAGE([.A18:.A25])" office:value-type="float" office:value="721.375">
            <text:p>721.38</text:p>
          </table:table-cell>
          <table:table-cell table:formula="of:=AVERAGE([.B18:.B25])" office:value-type="float" office:value="939.75">
            <text:p>939.75</text:p>
          </table:table-cell>
          <table:table-cell table:formula="of:=AVERAGE([.C18:.C25])" office:value-type="float" office:value="613.125">
            <text:p>613.13</text:p>
          </table:table-cell>
          <table:table-cell table:formula="of:=[.A25]/[.N25]" office:value-type="float" office:value="0.995321434760007">
            <text:p>1</text:p>
          </table:table-cell>
          <table:table-cell table:formula="of:=[.B25]/[.O25]" office:value-type="float" office:value="0.996009577015164">
            <text:p>1</text:p>
          </table:table-cell>
          <table:table-cell table:formula="of:=[.C25]/[.P25]" office:value-type="float" office:value="0.996534148827727">
            <text:p>1</text:p>
          </table:table-cell>
          <table:table-cell table:number-columns-repeated="10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948">
            <text:p>948</text:p>
          </table:table-cell>
          <table:table-cell office:value-type="float" office:value="604">
            <text:p>604</text:p>
          </table:table-cell>
          <table:table-cell office:value-type="float" office:value="432896">
            <text:p>432896</text:p>
          </table:table-cell>
          <table:table-cell table:formula="of:=([.D26]-[.D25])" office:value-type="float" office:value="2424">
            <text:p>2424</text:p>
          </table:table-cell>
          <table:table-cell/>
          <table:table-cell table:formula="of:=[.A26]*([.E26]/1000/[.$L$4])+[.G25]*(([.$L$4]-[.E26]/1000)/[.$L$4])" office:value-type="float" office:value="719.502042191936">
            <text:p>719.5</text:p>
          </table:table-cell>
          <table:table-cell table:formula="of:=[.B26]*([.F26]/1000/[.$L$4])+[.H25]*(([.$L$4]-[.F26]/1000)/[.$L$4])" office:value-type="float" office:value="940">
            <text:p>940</text:p>
          </table:table-cell>
          <table:table-cell table:formula="of:=[.C26]*([.G26]/1000/[.$L$4])+[.I25]*(([.$L$4]-[.G26]/1000)/[.$L$4])" office:value-type="float" office:value="628.42954381744">
            <text:p>628.43</text:p>
          </table:table-cell>
          <table:table-cell table:formula="of:=[.A26]/[.G26]" office:value-type="float" office:value="0.989573285755964">
            <text:p>0.99</text:p>
          </table:table-cell>
          <table:table-cell table:formula="of:=[.B26]/[.H26]" office:value-type="float" office:value="1.00851063829787">
            <text:p>1.01</text:p>
          </table:table-cell>
          <table:table-cell table:formula="of:=[.C26]/[.I26]" office:value-type="float" office:value="0.961126041800899">
            <text:p>0.96</text:p>
          </table:table-cell>
          <table:table-cell/>
          <table:table-cell table:formula="of:=AVERAGE([.A19:.A26])" office:value-type="float" office:value="719.625">
            <text:p>719.63</text:p>
          </table:table-cell>
          <table:table-cell table:formula="of:=AVERAGE([.B19:.B26])" office:value-type="float" office:value="940.25">
            <text:p>940.25</text:p>
          </table:table-cell>
          <table:table-cell table:formula="of:=AVERAGE([.C19:.C26])" office:value-type="float" office:value="613.25">
            <text:p>613.25</text:p>
          </table:table-cell>
          <table:table-cell table:formula="of:=[.A26]/[.N26]" office:value-type="float" office:value="0.989404203578252">
            <text:p>0.99</text:p>
          </table:table-cell>
          <table:table-cell table:formula="of:=[.B26]/[.O26]" office:value-type="float" office:value="1.00824248869981">
            <text:p>1.01</text:p>
          </table:table-cell>
          <table:table-cell table:formula="of:=[.C26]/[.P26]" office:value-type="float" office:value="0.984916428862617">
            <text:p>0.98</text:p>
          </table:table-cell>
          <table:table-cell table:number-columns-repeated="10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941">
            <text:p>941</text:p>
          </table:table-cell>
          <table:table-cell office:value-type="float" office:value="603">
            <text:p>603</text:p>
          </table:table-cell>
          <table:table-cell office:value-type="float" office:value="435328">
            <text:p>435328</text:p>
          </table:table-cell>
          <table:table-cell table:formula="of:=([.D27]-[.D26])" office:value-type="float" office:value="2432">
            <text:p>2432</text:p>
          </table:table-cell>
          <table:table-cell/>
          <table:table-cell table:formula="of:=[.A27]*([.E27]/1000/[.$L$4])+[.G26]*(([.$L$4]-[.E27]/1000)/[.$L$4])" office:value-type="float" office:value="717.738593861396">
            <text:p>717.74</text:p>
          </table:table-cell>
          <table:table-cell table:formula="of:=[.B27]*([.F27]/1000/[.$L$4])+[.H26]*(([.$L$4]-[.F27]/1000)/[.$L$4])" office:value-type="float" office:value="940">
            <text:p>940</text:p>
          </table:table-cell>
          <table:table-cell table:formula="of:=[.C27]*([.G27]/1000/[.$L$4])+[.I26]*(([.$L$4]-[.G27]/1000)/[.$L$4])" office:value-type="float" office:value="627.516955566336">
            <text:p>627.52</text:p>
          </table:table-cell>
          <table:table-cell table:formula="of:=[.A27]/[.G27]" office:value-type="float" office:value="0.982251764123672">
            <text:p>0.98</text:p>
          </table:table-cell>
          <table:table-cell table:formula="of:=[.B27]/[.H27]" office:value-type="float" office:value="1.00106382978723">
            <text:p>1</text:p>
          </table:table-cell>
          <table:table-cell table:formula="of:=[.C27]/[.I27]" office:value-type="float" office:value="0.960930210173828">
            <text:p>0.96</text:p>
          </table:table-cell>
          <table:table-cell/>
          <table:table-cell table:formula="of:=AVERAGE([.A20:.A27])" office:value-type="float" office:value="718">
            <text:p>718</text:p>
          </table:table-cell>
          <table:table-cell table:formula="of:=AVERAGE([.B20:.B27])" office:value-type="float" office:value="940">
            <text:p>940</text:p>
          </table:table-cell>
          <table:table-cell table:formula="of:=AVERAGE([.C20:.C27])" office:value-type="float" office:value="610.75">
            <text:p>610.75</text:p>
          </table:table-cell>
          <table:table-cell table:formula="of:=[.A27]/[.N27]" office:value-type="float" office:value="0.981894150417827">
            <text:p>0.98</text:p>
          </table:table-cell>
          <table:table-cell table:formula="of:=[.B27]/[.O27]" office:value-type="float" office:value="1.00106382978723">
            <text:p>1</text:p>
          </table:table-cell>
          <table:table-cell table:formula="of:=[.C27]/[.P27]" office:value-type="float" office:value="0.987310683585755">
            <text:p>0.99</text:p>
          </table:table-cell>
          <table:table-cell table:number-columns-repeated="10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933">
            <text:p>933</text:p>
          </table:table-cell>
          <table:table-cell office:value-type="float" office:value="591">
            <text:p>591</text:p>
          </table:table-cell>
          <table:table-cell office:value-type="float" office:value="437760">
            <text:p>437760</text:p>
          </table:table-cell>
          <table:table-cell table:formula="of:=([.D28]-[.D27])" office:value-type="float" office:value="2432">
            <text:p>2432</text:p>
          </table:table-cell>
          <table:table-cell/>
          <table:table-cell table:formula="of:=[.A28]*([.E28]/1000/[.$L$4])+[.G27]*(([.$L$4]-[.E28]/1000)/[.$L$4])" office:value-type="float" office:value="716.067980847851">
            <text:p>716.07</text:p>
          </table:table-cell>
          <table:table-cell table:formula="of:=[.B28]*([.F28]/1000/[.$L$4])+[.H27]*(([.$L$4]-[.F28]/1000)/[.$L$4])" office:value-type="float" office:value="940">
            <text:p>940</text:p>
          </table:table-cell>
          <table:table-cell table:formula="of:=[.C28]*([.G28]/1000/[.$L$4])+[.I27]*(([.$L$4]-[.G28]/1000)/[.$L$4])" office:value-type="float" office:value="626.209524434381">
            <text:p>626.21</text:p>
          </table:table-cell>
          <table:table-cell table:formula="of:=[.A28]/[.G28]" office:value-type="float" office:value="0.983146878270466">
            <text:p>0.98</text:p>
          </table:table-cell>
          <table:table-cell table:formula="of:=[.B28]/[.H28]" office:value-type="float" office:value="0.992553191489362">
            <text:p>0.99</text:p>
          </table:table-cell>
          <table:table-cell table:formula="of:=[.C28]/[.I28]" office:value-type="float" office:value="0.943773572485689">
            <text:p>0.94</text:p>
          </table:table-cell>
          <table:table-cell/>
          <table:table-cell table:formula="of:=AVERAGE([.A21:.A28])" office:value-type="float" office:value="715.5">
            <text:p>715.5</text:p>
          </table:table-cell>
          <table:table-cell table:formula="of:=AVERAGE([.B21:.B28])" office:value-type="float" office:value="940.375">
            <text:p>940.38</text:p>
          </table:table-cell>
          <table:table-cell table:formula="of:=AVERAGE([.C21:.C28])" office:value-type="float" office:value="606.75">
            <text:p>606.75</text:p>
          </table:table-cell>
          <table:table-cell table:formula="of:=[.A28]/[.N28]" office:value-type="float" office:value="0.983927323549965">
            <text:p>0.98</text:p>
          </table:table-cell>
          <table:table-cell table:formula="of:=[.B28]/[.O28]" office:value-type="float" office:value="0.992157384022332">
            <text:p>0.99</text:p>
          </table:table-cell>
          <table:table-cell table:formula="of:=[.C28]/[.P28]" office:value-type="float" office:value="0.974042027194067">
            <text:p>0.97</text:p>
          </table:table-cell>
          <table:table-cell table:number-columns-repeated="10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936">
            <text:p>936</text:p>
          </table:table-cell>
          <table:table-cell office:value-type="float" office:value="585">
            <text:p>585</text:p>
          </table:table-cell>
          <table:table-cell office:value-type="float" office:value="440208">
            <text:p>440208</text:p>
          </table:table-cell>
          <table:table-cell table:formula="of:=([.D29]-[.D28])" office:value-type="float" office:value="2448">
            <text:p>2448</text:p>
          </table:table-cell>
          <table:table-cell/>
          <table:table-cell table:formula="of:=[.A29]*([.E29]/1000/[.$L$4])+[.G28]*(([.$L$4]-[.E29]/1000)/[.$L$4])" office:value-type="float" office:value="715.570059992074">
            <text:p>715.57</text:p>
          </table:table-cell>
          <table:table-cell table:formula="of:=[.B29]*([.F29]/1000/[.$L$4])+[.H28]*(([.$L$4]-[.F29]/1000)/[.$L$4])" office:value-type="float" office:value="940">
            <text:p>940</text:p>
          </table:table-cell>
          <table:table-cell table:formula="of:=[.C29]*([.G29]/1000/[.$L$4])+[.I28]*(([.$L$4]-[.G29]/1000)/[.$L$4])" office:value-type="float" office:value="624.735109340793">
            <text:p>624.74</text:p>
          </table:table-cell>
          <table:table-cell table:formula="of:=[.A29]/[.G29]" office:value-type="float" office:value="0.995010886855561">
            <text:p>1</text:p>
          </table:table-cell>
          <table:table-cell table:formula="of:=[.B29]/[.H29]" office:value-type="float" office:value="0.995744680851064">
            <text:p>1</text:p>
          </table:table-cell>
          <table:table-cell table:formula="of:=[.C29]/[.I29]" office:value-type="float" office:value="0.936396868454022">
            <text:p>0.94</text:p>
          </table:table-cell>
          <table:table-cell/>
          <table:table-cell table:formula="of:=AVERAGE([.A22:.A29])" office:value-type="float" office:value="713.25">
            <text:p>713.25</text:p>
          </table:table-cell>
          <table:table-cell table:formula="of:=AVERAGE([.B22:.B29])" office:value-type="float" office:value="939.875">
            <text:p>939.88</text:p>
          </table:table-cell>
          <table:table-cell table:formula="of:=AVERAGE([.C22:.C29])" office:value-type="float" office:value="604.375">
            <text:p>604.38</text:p>
          </table:table-cell>
          <table:table-cell table:formula="of:=[.A29]/[.N29]" office:value-type="float" office:value="0.998247458815282">
            <text:p>1</text:p>
          </table:table-cell>
          <table:table-cell table:formula="of:=[.B29]/[.O29]" office:value-type="float" office:value="0.995877111317994">
            <text:p>1</text:p>
          </table:table-cell>
          <table:table-cell table:formula="of:=[.C29]/[.P29]" office:value-type="float" office:value="0.96794208893485">
            <text:p>0.97</text:p>
          </table:table-cell>
          <table:table-cell table:number-columns-repeated="10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934">
            <text:p>934</text:p>
          </table:table-cell>
          <table:table-cell office:value-type="float" office:value="575">
            <text:p>575</text:p>
          </table:table-cell>
          <table:table-cell office:value-type="float" office:value="442624">
            <text:p>442624</text:p>
          </table:table-cell>
          <table:table-cell table:formula="of:=([.D30]-[.D29])" office:value-type="float" office:value="2416">
            <text:p>2416</text:p>
          </table:table-cell>
          <table:table-cell/>
          <table:table-cell table:formula="of:=[.A30]*([.E30]/1000/[.$L$4])+[.G29]*(([.$L$4]-[.E30]/1000)/[.$L$4])" office:value-type="float" office:value="713.568396745031">
            <text:p>713.57</text:p>
          </table:table-cell>
          <table:table-cell table:formula="of:=[.B30]*([.F30]/1000/[.$L$4])+[.H29]*(([.$L$4]-[.F30]/1000)/[.$L$4])" office:value-type="float" office:value="940">
            <text:p>940</text:p>
          </table:table-cell>
          <table:table-cell table:formula="of:=[.C30]*([.G30]/1000/[.$L$4])+[.I29]*(([.$L$4]-[.G30]/1000)/[.$L$4])" office:value-type="float" office:value="622.960639229081">
            <text:p>622.96</text:p>
          </table:table-cell>
          <table:table-cell table:formula="of:=[.A30]/[.G30]" office:value-type="float" office:value="0.979583741640626">
            <text:p>0.98</text:p>
          </table:table-cell>
          <table:table-cell table:formula="of:=[.B30]/[.H30]" office:value-type="float" office:value="0.993617021276596">
            <text:p>0.99</text:p>
          </table:table-cell>
          <table:table-cell table:formula="of:=[.C30]/[.I30]" office:value-type="float" office:value="0.923011766379923">
            <text:p>0.92</text:p>
          </table:table-cell>
          <table:table-cell/>
          <table:table-cell table:formula="of:=AVERAGE([.A23:.A30])" office:value-type="float" office:value="712">
            <text:p>712</text:p>
          </table:table-cell>
          <table:table-cell table:formula="of:=AVERAGE([.B23:.B30])" office:value-type="float" office:value="936.875">
            <text:p>936.88</text:p>
          </table:table-cell>
          <table:table-cell table:formula="of:=AVERAGE([.C23:.C30])" office:value-type="float" office:value="600.25">
            <text:p>600.25</text:p>
          </table:table-cell>
          <table:table-cell table:formula="of:=[.A30]/[.N30]" office:value-type="float" office:value="0.981741573033708">
            <text:p>0.98</text:p>
          </table:table-cell>
          <table:table-cell table:formula="of:=[.B30]/[.O30]" office:value-type="float" office:value="0.996931287525017">
            <text:p>1</text:p>
          </table:table-cell>
          <table:table-cell table:formula="of:=[.C30]/[.P30]" office:value-type="float" office:value="0.957934194085798">
            <text:p>0.96</text:p>
          </table:table-cell>
          <table:table-cell table:number-columns-repeated="10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922">
            <text:p>922</text:p>
          </table:table-cell>
          <table:table-cell office:value-type="float" office:value="569">
            <text:p>569</text:p>
          </table:table-cell>
          <table:table-cell office:value-type="float" office:value="445056">
            <text:p>445056</text:p>
          </table:table-cell>
          <table:table-cell table:formula="of:=([.D31]-[.D30])" office:value-type="float" office:value="2432">
            <text:p>2432</text:p>
          </table:table-cell>
          <table:table-cell/>
          <table:table-cell table:formula="of:=[.A31]*([.E31]/1000/[.$L$4])+[.G30]*(([.$L$4]-[.E31]/1000)/[.$L$4])" office:value-type="float" office:value="711.553679700835">
            <text:p>711.55</text:p>
          </table:table-cell>
          <table:table-cell table:formula="of:=[.B31]*([.F31]/1000/[.$L$4])+[.H30]*(([.$L$4]-[.F31]/1000)/[.$L$4])" office:value-type="float" office:value="940">
            <text:p>940</text:p>
          </table:table-cell>
          <table:table-cell table:formula="of:=[.C31]*([.G31]/1000/[.$L$4])+[.I30]*(([.$L$4]-[.G31]/1000)/[.$L$4])" office:value-type="float" office:value="621.040844658958">
            <text:p>621.04</text:p>
          </table:table-cell>
          <table:table-cell table:formula="of:=[.A31]/[.G31]" office:value-type="float" office:value="0.979546617330467">
            <text:p>0.98</text:p>
          </table:table-cell>
          <table:table-cell table:formula="of:=[.B31]/[.H31]" office:value-type="float" office:value="0.980851063829787">
            <text:p>0.98</text:p>
          </table:table-cell>
          <table:table-cell table:formula="of:=[.C31]/[.I31]" office:value-type="float" office:value="0.916203829254522">
            <text:p>0.92</text:p>
          </table:table-cell>
          <table:table-cell/>
          <table:table-cell table:formula="of:=AVERAGE([.A24:.A31])" office:value-type="float" office:value="708.625">
            <text:p>708.63</text:p>
          </table:table-cell>
          <table:table-cell table:formula="of:=AVERAGE([.B24:.B31])" office:value-type="float" office:value="934.75">
            <text:p>934.75</text:p>
          </table:table-cell>
          <table:table-cell table:formula="of:=AVERAGE([.C24:.C31])" office:value-type="float" office:value="595.5">
            <text:p>595.5</text:p>
          </table:table-cell>
          <table:table-cell table:formula="of:=[.A31]/[.N31]" office:value-type="float" office:value="0.983594990298113">
            <text:p>0.98</text:p>
          </table:table-cell>
          <table:table-cell table:formula="of:=[.B31]/[.O31]" office:value-type="float" office:value="0.986359989301952">
            <text:p>0.99</text:p>
          </table:table-cell>
          <table:table-cell table:formula="of:=[.C31]/[.P31]" office:value-type="float" office:value="0.955499580184719">
            <text:p>0.96</text:p>
          </table:table-cell>
          <table:table-cell table:number-columns-repeated="10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929">
            <text:p>929</text:p>
          </table:table-cell>
          <table:table-cell office:value-type="float" office:value="560">
            <text:p>560</text:p>
          </table:table-cell>
          <table:table-cell office:value-type="float" office:value="447496">
            <text:p>447496</text:p>
          </table:table-cell>
          <table:table-cell table:formula="of:=([.D32]-[.D31])" office:value-type="float" office:value="2440">
            <text:p>2440</text:p>
          </table:table-cell>
          <table:table-cell/>
          <table:table-cell table:formula="of:=[.A32]*([.E32]/1000/[.$L$4])+[.G31]*(([.$L$4]-[.E32]/1000)/[.$L$4])" office:value-type="float" office:value="710.022130777333">
            <text:p>710.02</text:p>
          </table:table-cell>
          <table:table-cell table:formula="of:=[.B32]*([.F32]/1000/[.$L$4])+[.H31]*(([.$L$4]-[.F32]/1000)/[.$L$4])" office:value-type="float" office:value="940">
            <text:p>940</text:p>
          </table:table-cell>
          <table:table-cell table:formula="of:=[.C32]*([.G32]/1000/[.$L$4])+[.I31]*(([.$L$4]-[.G32]/1000)/[.$L$4])" office:value-type="float" office:value="618.873827129498">
            <text:p>618.87</text:p>
          </table:table-cell>
          <table:table-cell table:formula="of:=[.A32]/[.G32]" office:value-type="float" office:value="0.984476356018275">
            <text:p>0.98</text:p>
          </table:table-cell>
          <table:table-cell table:formula="of:=[.B32]/[.H32]" office:value-type="float" office:value="0.988297872340426">
            <text:p>0.99</text:p>
          </table:table-cell>
          <table:table-cell table:formula="of:=[.C32]/[.I32]" office:value-type="float" office:value="0.904869418371479">
            <text:p>0.9</text:p>
          </table:table-cell>
          <table:table-cell/>
          <table:table-cell table:formula="of:=AVERAGE([.A25:.A32])" office:value-type="float" office:value="705.75">
            <text:p>705.75</text:p>
          </table:table-cell>
          <table:table-cell table:formula="of:=AVERAGE([.B25:.B32])" office:value-type="float" office:value="934.875">
            <text:p>934.88</text:p>
          </table:table-cell>
          <table:table-cell table:formula="of:=AVERAGE([.C25:.C32])" office:value-type="float" office:value="587.25">
            <text:p>587.25</text:p>
          </table:table-cell>
          <table:table-cell table:formula="of:=[.A32]/[.N32]" office:value-type="float" office:value="0.990435706695005">
            <text:p>0.99</text:p>
          </table:table-cell>
          <table:table-cell table:formula="of:=[.B32]/[.O32]" office:value-type="float" office:value="0.993715737398048">
            <text:p>0.99</text:p>
          </table:table-cell>
          <table:table-cell table:formula="of:=[.C32]/[.P32]" office:value-type="float" office:value="0.953597275436356">
            <text:p>0.95</text:p>
          </table:table-cell>
          <table:table-cell table:number-columns-repeated="10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922">
            <text:p>922</text:p>
          </table:table-cell>
          <table:table-cell office:value-type="float" office:value="558">
            <text:p>558</text:p>
          </table:table-cell>
          <table:table-cell office:value-type="float" office:value="449928">
            <text:p>449928</text:p>
          </table:table-cell>
          <table:table-cell table:formula="of:=([.D33]-[.D32])" office:value-type="float" office:value="2432">
            <text:p>2432</text:p>
          </table:table-cell>
          <table:table-cell/>
          <table:table-cell table:formula="of:=[.A33]*([.E33]/1000/[.$L$4])+[.G32]*(([.$L$4]-[.E33]/1000)/[.$L$4])" office:value-type="float" office:value="708.92503967481">
            <text:p>708.93</text:p>
          </table:table-cell>
          <table:table-cell table:formula="of:=[.B33]*([.F33]/1000/[.$L$4])+[.H32]*(([.$L$4]-[.F33]/1000)/[.$L$4])" office:value-type="float" office:value="940">
            <text:p>940</text:p>
          </table:table-cell>
          <table:table-cell table:formula="of:=[.C33]*([.G33]/1000/[.$L$4])+[.I32]*(([.$L$4]-[.G33]/1000)/[.$L$4])" office:value-type="float" office:value="616.716078113851">
            <text:p>616.72</text:p>
          </table:table-cell>
          <table:table-cell table:formula="of:=[.A33]/[.G33]" office:value-type="float" office:value="0.98882104703419">
            <text:p>0.99</text:p>
          </table:table-cell>
          <table:table-cell table:formula="of:=[.B33]/[.H33]" office:value-type="float" office:value="0.980851063829787">
            <text:p>0.98</text:p>
          </table:table-cell>
          <table:table-cell table:formula="of:=[.C33]/[.I33]" office:value-type="float" office:value="0.904792366864463">
            <text:p>0.9</text:p>
          </table:table-cell>
          <table:table-cell/>
          <table:table-cell table:formula="of:=AVERAGE([.A26:.A33])" office:value-type="float" office:value="703.625">
            <text:p>703.63</text:p>
          </table:table-cell>
          <table:table-cell table:formula="of:=AVERAGE([.B26:.B33])" office:value-type="float" office:value="933.125">
            <text:p>933.13</text:p>
          </table:table-cell>
          <table:table-cell table:formula="of:=AVERAGE([.C26:.C33])" office:value-type="float" office:value="580.625">
            <text:p>580.63</text:p>
          </table:table-cell>
          <table:table-cell table:formula="of:=[.A33]/[.N33]" office:value-type="float" office:value="0.996269319594955">
            <text:p>1</text:p>
          </table:table-cell>
          <table:table-cell table:formula="of:=[.B33]/[.O33]" office:value-type="float" office:value="0.988077695914267">
            <text:p>0.99</text:p>
          </table:table-cell>
          <table:table-cell table:formula="of:=[.C33]/[.P33]" office:value-type="float" office:value="0.961033369214209">
            <text:p>0.96</text:p>
          </table:table-cell>
          <table:table-cell table:number-columns-repeated="10"/>
        </table:table-row>
        <table:table-row table:style-name="ro1">
          <table:table-cell office:value-type="float" office:value="690">
            <text:p>690</text:p>
          </table:table-cell>
          <table:table-cell table:style-name="ce6" office:value-type="float" office:value="936">
            <text:p>936</text:p>
          </table:table-cell>
          <table:table-cell table:style-name="ce6" office:value-type="float" office:value="540">
            <text:p>540</text:p>
          </table:table-cell>
          <table:table-cell office:value-type="float" office:value="452376">
            <text:p>452376</text:p>
          </table:table-cell>
          <table:table-cell table:formula="of:=([.D34]-[.D33])" office:value-type="float" office:value="2448">
            <text:p>2448</text:p>
          </table:table-cell>
          <table:table-cell/>
          <table:table-cell table:formula="of:=[.A34]*([.E34]/1000/[.$L$4])+[.G33]*(([.$L$4]-[.E34]/1000)/[.$L$4])" office:value-type="float" office:value="706.608614818613">
            <text:p>706.61</text:p>
          </table:table-cell>
          <table:table-cell table:formula="of:=[.B34]*([.F34]/1000/[.$L$4])+[.H33]*(([.$L$4]-[.F34]/1000)/[.$L$4])" office:value-type="float" office:value="940">
            <text:p>940</text:p>
          </table:table-cell>
          <table:table-cell table:formula="of:=[.C34]*([.G34]/1000/[.$L$4])+[.I33]*(([.$L$4]-[.G34]/1000)/[.$L$4])" office:value-type="float" office:value="614.005666029334">
            <text:p>614.01</text:p>
          </table:table-cell>
          <table:table-cell table:formula="of:=[.A34]/[.G34]" office:value-type="float" office:value="0.976495312298342">
            <text:p>0.98</text:p>
          </table:table-cell>
          <table:table-cell table:formula="of:=[.B34]/[.H34]" office:value-type="float" office:value="0.995744680851064">
            <text:p>1</text:p>
          </table:table-cell>
          <table:table-cell table:formula="of:=[.C34]/[.I34]" office:value-type="float" office:value="0.879470711552362">
            <text:p>0.88</text:p>
          </table:table-cell>
          <table:table-cell/>
          <table:table-cell table:formula="of:=AVERAGE([.A27:.A34])" office:value-type="float" office:value="700.875">
            <text:p>700.88</text:p>
          </table:table-cell>
          <table:table-cell table:formula="of:=AVERAGE([.B27:.B34])" office:value-type="float" office:value="931.625">
            <text:p>931.63</text:p>
          </table:table-cell>
          <table:table-cell table:formula="of:=AVERAGE([.C27:.C34])" office:value-type="float" office:value="572.625">
            <text:p>572.63</text:p>
          </table:table-cell>
          <table:table-cell table:formula="of:=[.A34]/[.N34]" office:value-type="float" office:value="0.984483681112895">
            <text:p>0.98</text:p>
          </table:table-cell>
          <table:table-cell table:formula="of:=[.B34]/[.O34]" office:value-type="float" office:value="1.004696095532">
            <text:p>1</text:p>
          </table:table-cell>
          <table:table-cell table:formula="of:=[.C34]/[.P34]" office:value-type="float" office:value="0.943025540275049">
            <text:p>0.94</text:p>
          </table:table-cell>
          <table:table-cell table:number-columns-repeated="10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932">
            <text:p>932</text:p>
          </table:table-cell>
          <table:table-cell office:value-type="float" office:value="503">
            <text:p>503</text:p>
          </table:table-cell>
          <table:table-cell office:value-type="float" office:value="454792">
            <text:p>454792</text:p>
          </table:table-cell>
          <table:table-cell table:formula="of:=([.D35]-[.D34])" office:value-type="float" office:value="2416">
            <text:p>2416</text:p>
          </table:table-cell>
          <table:table-cell/>
          <table:table-cell table:formula="of:=[.A35]*([.E35]/1000/[.$L$4])+[.G34]*(([.$L$4]-[.E35]/1000)/[.$L$4])" office:value-type="float" office:value="703.635894148524">
            <text:p>703.64</text:p>
          </table:table-cell>
          <table:table-cell table:formula="of:=[.B35]*([.F35]/1000/[.$L$4])+[.H34]*(([.$L$4]-[.F35]/1000)/[.$L$4])" office:value-type="float" office:value="940">
            <text:p>940</text:p>
          </table:table-cell>
          <table:table-cell table:formula="of:=[.C35]*([.G35]/1000/[.$L$4])+[.I34]*(([.$L$4]-[.G35]/1000)/[.$L$4])" office:value-type="float" office:value="610.100287475728">
            <text:p>610.1</text:p>
          </table:table-cell>
          <table:table-cell table:formula="of:=[.A35]/[.G35]" office:value-type="float" office:value="0.969251292709127">
            <text:p>0.97</text:p>
          </table:table-cell>
          <table:table-cell table:formula="of:=[.B35]/[.H35]" office:value-type="float" office:value="0.991489361702128">
            <text:p>0.99</text:p>
          </table:table-cell>
          <table:table-cell table:formula="of:=[.C35]/[.I35]" office:value-type="float" office:value="0.824454618897407">
            <text:p>0.82</text:p>
          </table:table-cell>
          <table:table-cell/>
          <table:table-cell table:formula="of:=AVERAGE([.A28:.A35])" office:value-type="float" office:value="698">
            <text:p>698</text:p>
          </table:table-cell>
          <table:table-cell table:formula="of:=AVERAGE([.B28:.B35])" office:value-type="float" office:value="930.5">
            <text:p>930.5</text:p>
          </table:table-cell>
          <table:table-cell table:formula="of:=AVERAGE([.C28:.C35])" office:value-type="float" office:value="560.125">
            <text:p>560.13</text:p>
          </table:table-cell>
          <table:table-cell table:formula="of:=[.A35]/[.N35]" office:value-type="float" office:value="0.977077363896848">
            <text:p>0.98</text:p>
          </table:table-cell>
          <table:table-cell table:formula="of:=[.B35]/[.O35]" office:value-type="float" office:value="1.0016120365395">
            <text:p>1</text:p>
          </table:table-cell>
          <table:table-cell table:formula="of:=[.C35]/[.P35]" office:value-type="float" office:value="0.898013836197277">
            <text:p>0.9</text:p>
          </table:table-cell>
          <table:table-cell table:number-columns-repeated="10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944">
            <text:p>944</text:p>
          </table:table-cell>
          <table:table-cell office:value-type="float" office:value="474">
            <text:p>474</text:p>
          </table:table-cell>
          <table:table-cell office:value-type="float" office:value="457232">
            <text:p>457232</text:p>
          </table:table-cell>
          <table:table-cell table:formula="of:=([.D36]-[.D35])" office:value-type="float" office:value="2440">
            <text:p>2440</text:p>
          </table:table-cell>
          <table:table-cell/>
          <table:table-cell table:formula="of:=[.A36]*([.E36]/1000/[.$L$4])+[.G35]*(([.$L$4]-[.E36]/1000)/[.$L$4])" office:value-type="float" office:value="699.166315062404">
            <text:p>699.17</text:p>
          </table:table-cell>
          <table:table-cell table:formula="of:=[.B36]*([.F36]/1000/[.$L$4])+[.H35]*(([.$L$4]-[.F36]/1000)/[.$L$4])" office:value-type="float" office:value="940">
            <text:p>940</text:p>
          </table:table-cell>
          <table:table-cell table:formula="of:=[.C36]*([.G36]/1000/[.$L$4])+[.I35]*(([.$L$4]-[.G36]/1000)/[.$L$4])" office:value-type="float" office:value="605.342450652061">
            <text:p>605.34</text:p>
          </table:table-cell>
          <table:table-cell table:formula="of:=[.A36]/[.G36]" office:value-type="float" office:value="0.953993328383486">
            <text:p>0.95</text:p>
          </table:table-cell>
          <table:table-cell table:formula="of:=[.B36]/[.H36]" office:value-type="float" office:value="1.00425531914894">
            <text:p>1</text:p>
          </table:table-cell>
          <table:table-cell table:formula="of:=[.C36]/[.I36]" office:value-type="float" office:value="0.78302785388571">
            <text:p>0.78</text:p>
          </table:table-cell>
          <table:table-cell/>
          <table:table-cell table:formula="of:=AVERAGE([.A29:.A36])" office:value-type="float" office:value="693.375">
            <text:p>693.38</text:p>
          </table:table-cell>
          <table:table-cell table:formula="of:=AVERAGE([.B29:.B36])" office:value-type="float" office:value="931.875">
            <text:p>931.88</text:p>
          </table:table-cell>
          <table:table-cell table:formula="of:=AVERAGE([.C29:.C36])" office:value-type="float" office:value="545.5">
            <text:p>545.5</text:p>
          </table:table-cell>
          <table:table-cell table:formula="of:=[.A36]/[.N36]" office:value-type="float" office:value="0.961961420587705">
            <text:p>0.96</text:p>
          </table:table-cell>
          <table:table-cell table:formula="of:=[.B36]/[.O36]" office:value-type="float" office:value="1.0130114017438">
            <text:p>1.01</text:p>
          </table:table-cell>
          <table:table-cell table:formula="of:=[.C36]/[.P36]" office:value-type="float" office:value="0.868927589367553">
            <text:p>0.87</text:p>
          </table:table-cell>
          <table:table-cell table:number-columns-repeated="10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946">
            <text:p>946</text:p>
          </table:table-cell>
          <table:table-cell office:value-type="float" office:value="438">
            <text:p>438</text:p>
          </table:table-cell>
          <table:table-cell office:value-type="float" office:value="459656">
            <text:p>459656</text:p>
          </table:table-cell>
          <table:table-cell table:formula="of:=([.D37]-[.D36])" office:value-type="float" office:value="2424">
            <text:p>2424</text:p>
          </table:table-cell>
          <table:table-cell/>
          <table:table-cell table:formula="of:=[.A37]*([.E37]/1000/[.$L$4])+[.G36]*(([.$L$4]-[.E37]/1000)/[.$L$4])" office:value-type="float" office:value="695.025357676841">
            <text:p>695.03</text:p>
          </table:table-cell>
          <table:table-cell table:formula="of:=[.B37]*([.F37]/1000/[.$L$4])+[.H36]*(([.$L$4]-[.F37]/1000)/[.$L$4])" office:value-type="float" office:value="940">
            <text:p>940</text:p>
          </table:table-cell>
          <table:table-cell table:formula="of:=[.C37]*([.G37]/1000/[.$L$4])+[.I36]*(([.$L$4]-[.G37]/1000)/[.$L$4])" office:value-type="float" office:value="599.527088321113">
            <text:p>599.53</text:p>
          </table:table-cell>
          <table:table-cell table:formula="of:=[.A37]/[.G37]" office:value-type="float" office:value="0.956799622711318">
            <text:p>0.96</text:p>
          </table:table-cell>
          <table:table-cell table:formula="of:=[.B37]/[.H37]" office:value-type="float" office:value="1.0063829787234">
            <text:p>1.01</text:p>
          </table:table-cell>
          <table:table-cell table:formula="of:=[.C37]/[.I37]" office:value-type="float" office:value="0.730575829736992">
            <text:p>0.73</text:p>
          </table:table-cell>
          <table:table-cell/>
          <table:table-cell table:formula="of:=AVERAGE([.A30:.A37])" office:value-type="float" office:value="687.5">
            <text:p>687.5</text:p>
          </table:table-cell>
          <table:table-cell table:formula="of:=AVERAGE([.B30:.B37])" office:value-type="float" office:value="933.125">
            <text:p>933.13</text:p>
          </table:table-cell>
          <table:table-cell table:formula="of:=AVERAGE([.C30:.C37])" office:value-type="float" office:value="527.125">
            <text:p>527.13</text:p>
          </table:table-cell>
          <table:table-cell table:formula="of:=[.A37]/[.N37]" office:value-type="float" office:value="0.967272727272727">
            <text:p>0.97</text:p>
          </table:table-cell>
          <table:table-cell table:formula="of:=[.B37]/[.O37]" office:value-type="float" office:value="1.01379772270596">
            <text:p>1.01</text:p>
          </table:table-cell>
          <table:table-cell table:formula="of:=[.C37]/[.P37]" office:value-type="float" office:value="0.830922456722789">
            <text:p>0.83</text:p>
          </table:table-cell>
          <table:table-cell table:number-columns-repeated="10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939">
            <text:p>939</text:p>
          </table:table-cell>
          <table:table-cell office:value-type="float" office:value="395">
            <text:p>395</text:p>
          </table:table-cell>
          <table:table-cell office:value-type="float" office:value="462088">
            <text:p>462088</text:p>
          </table:table-cell>
          <table:table-cell table:formula="of:=([.D38]-[.D37])" office:value-type="float" office:value="2432">
            <text:p>2432</text:p>
          </table:table-cell>
          <table:table-cell/>
          <table:table-cell table:formula="of:=[.A38]*([.E38]/1000/[.$L$4])+[.G37]*(([.$L$4]-[.E38]/1000)/[.$L$4])" office:value-type="float" office:value="690.158274183337">
            <text:p>690.16</text:p>
          </table:table-cell>
          <table:table-cell table:formula="of:=[.B38]*([.F38]/1000/[.$L$4])+[.H37]*(([.$L$4]-[.F38]/1000)/[.$L$4])" office:value-type="float" office:value="940">
            <text:p>940</text:p>
          </table:table-cell>
          <table:table-cell table:formula="of:=[.C38]*([.G38]/1000/[.$L$4])+[.I37]*(([.$L$4]-[.G38]/1000)/[.$L$4])" office:value-type="float" office:value="592.469285206141">
            <text:p>592.47</text:p>
          </table:table-cell>
          <table:table-cell table:formula="of:=[.A38]/[.G38]" office:value-type="float" office:value="0.949057664743729">
            <text:p>0.95</text:p>
          </table:table-cell>
          <table:table-cell table:formula="of:=[.B38]/[.H38]" office:value-type="float" office:value="0.998936170212766">
            <text:p>1</text:p>
          </table:table-cell>
          <table:table-cell table:formula="of:=[.C38]/[.I38]" office:value-type="float" office:value="0.666701228001323">
            <text:p>0.67</text:p>
          </table:table-cell>
          <table:table-cell/>
          <table:table-cell table:formula="of:=AVERAGE([.A31:.A38])" office:value-type="float" office:value="682">
            <text:p>682</text:p>
          </table:table-cell>
          <table:table-cell table:formula="of:=AVERAGE([.B31:.B38])" office:value-type="float" office:value="933.75">
            <text:p>933.75</text:p>
          </table:table-cell>
          <table:table-cell table:formula="of:=AVERAGE([.C31:.C38])" office:value-type="float" office:value="504.625">
            <text:p>504.63</text:p>
          </table:table-cell>
          <table:table-cell table:formula="of:=[.A38]/[.N38]" office:value-type="float" office:value="0.960410557184751">
            <text:p>0.96</text:p>
          </table:table-cell>
          <table:table-cell table:formula="of:=[.B38]/[.O38]" office:value-type="float" office:value="1.00562248995984">
            <text:p>1.01</text:p>
          </table:table-cell>
          <table:table-cell table:formula="of:=[.C38]/[.P38]" office:value-type="float" office:value="0.782759474857568">
            <text:p>0.78</text:p>
          </table:table-cell>
          <table:table-cell table:number-columns-repeated="10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939">
            <text:p>939</text:p>
          </table:table-cell>
          <table:table-cell office:value-type="float" office:value="347">
            <text:p>347</text:p>
          </table:table-cell>
          <table:table-cell office:value-type="float" office:value="464528">
            <text:p>464528</text:p>
          </table:table-cell>
          <table:table-cell table:formula="of:=([.D39]-[.D38])" office:value-type="float" office:value="2440">
            <text:p>2440</text:p>
          </table:table-cell>
          <table:table-cell/>
          <table:table-cell table:formula="of:=[.A39]*([.E39]/1000/[.$L$4])+[.G38]*(([.$L$4]-[.E39]/1000)/[.$L$4])" office:value-type="float" office:value="684.52696473297">
            <text:p>684.53</text:p>
          </table:table-cell>
          <table:table-cell table:formula="of:=[.B39]*([.F39]/1000/[.$L$4])+[.H38]*(([.$L$4]-[.F39]/1000)/[.$L$4])" office:value-type="float" office:value="940">
            <text:p>940</text:p>
          </table:table-cell>
          <table:table-cell table:formula="of:=[.C39]*([.G39]/1000/[.$L$4])+[.I38]*(([.$L$4]-[.G39]/1000)/[.$L$4])" office:value-type="float" office:value="584.067767969274">
            <text:p>584.07</text:p>
          </table:table-cell>
          <table:table-cell table:formula="of:=[.A39]/[.G39]" office:value-type="float" office:value="0.940795663544417">
            <text:p>0.94</text:p>
          </table:table-cell>
          <table:table-cell table:formula="of:=[.B39]/[.H39]" office:value-type="float" office:value="0.998936170212766">
            <text:p>1</text:p>
          </table:table-cell>
          <table:table-cell table:formula="of:=[.C39]/[.I39]" office:value-type="float" office:value="0.594109141147221">
            <text:p>0.59</text:p>
          </table:table-cell>
          <table:table-cell/>
          <table:table-cell table:formula="of:=AVERAGE([.A32:.A39])" office:value-type="float" office:value="675.375">
            <text:p>675.38</text:p>
          </table:table-cell>
          <table:table-cell table:formula="of:=AVERAGE([.B32:.B39])" office:value-type="float" office:value="935.875">
            <text:p>935.88</text:p>
          </table:table-cell>
          <table:table-cell table:formula="of:=AVERAGE([.C32:.C39])" office:value-type="float" office:value="476.875">
            <text:p>476.88</text:p>
          </table:table-cell>
          <table:table-cell table:formula="of:=[.A39]/[.N39]" office:value-type="float" office:value="0.953544327225615">
            <text:p>0.95</text:p>
          </table:table-cell>
          <table:table-cell table:formula="of:=[.B39]/[.O39]" office:value-type="float" office:value="1.00333912114332">
            <text:p>1</text:p>
          </table:table-cell>
          <table:table-cell table:formula="of:=[.C39]/[.P39]" office:value-type="float" office:value="0.727653997378768">
            <text:p>0.73</text:p>
          </table:table-cell>
          <table:table-cell table:number-columns-repeated="10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954">
            <text:p>954</text:p>
          </table:table-cell>
          <table:table-cell office:value-type="float" office:value="313">
            <text:p>313</text:p>
          </table:table-cell>
          <table:table-cell office:value-type="float" office:value="466984">
            <text:p>466984</text:p>
          </table:table-cell>
          <table:table-cell table:formula="of:=([.D40]-[.D39])" office:value-type="float" office:value="2456">
            <text:p>2456</text:p>
          </table:table-cell>
          <table:table-cell/>
          <table:table-cell table:formula="of:=[.A40]*([.E40]/1000/[.$L$4])+[.G39]*(([.$L$4]-[.E40]/1000)/[.$L$4])" office:value-type="float" office:value="673.901453463761">
            <text:p>673.9</text:p>
          </table:table-cell>
          <table:table-cell table:formula="of:=[.B40]*([.F40]/1000/[.$L$4])+[.H39]*(([.$L$4]-[.F40]/1000)/[.$L$4])" office:value-type="float" office:value="940">
            <text:p>940</text:p>
          </table:table-cell>
          <table:table-cell table:formula="of:=[.C40]*([.G40]/1000/[.$L$4])+[.I39]*(([.$L$4]-[.G40]/1000)/[.$L$4])" office:value-type="float" office:value="574.934119828191">
            <text:p>574.93</text:p>
          </table:table-cell>
          <table:table-cell table:formula="of:=[.A40]/[.G40]" office:value-type="float" office:value="0.887370099776995">
            <text:p>0.89</text:p>
          </table:table-cell>
          <table:table-cell table:formula="of:=[.B40]/[.H40]" office:value-type="float" office:value="1.01489361702128">
            <text:p>1.01</text:p>
          </table:table-cell>
          <table:table-cell table:formula="of:=[.C40]/[.I40]" office:value-type="float" office:value="0.544410201456707">
            <text:p>0.54</text:p>
          </table:table-cell>
          <table:table-cell/>
          <table:table-cell table:formula="of:=AVERAGE([.A33:.A40])" office:value-type="float" office:value="662.75">
            <text:p>662.75</text:p>
          </table:table-cell>
          <table:table-cell table:formula="of:=AVERAGE([.B33:.B40])" office:value-type="float" office:value="939">
            <text:p>939</text:p>
          </table:table-cell>
          <table:table-cell table:formula="of:=AVERAGE([.C33:.C40])" office:value-type="float" office:value="446">
            <text:p>446</text:p>
          </table:table-cell>
          <table:table-cell table:formula="of:=[.A40]/[.N40]" office:value-type="float" office:value="0.902301018483591">
            <text:p>0.9</text:p>
          </table:table-cell>
          <table:table-cell table:formula="of:=[.B40]/[.O40]" office:value-type="float" office:value="1.01597444089457">
            <text:p>1.02</text:p>
          </table:table-cell>
          <table:table-cell table:formula="of:=[.C40]/[.P40]" office:value-type="float" office:value="0.701793721973094">
            <text:p>0.7</text:p>
          </table:table-cell>
          <table:table-cell table:number-columns-repeated="10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926">
            <text:p>926</text:p>
          </table:table-cell>
          <table:table-cell office:value-type="float" office:value="276">
            <text:p>276</text:p>
          </table:table-cell>
          <table:table-cell office:value-type="float" office:value="469408">
            <text:p>469408</text:p>
          </table:table-cell>
          <table:table-cell table:formula="of:=([.D41]-[.D40])" office:value-type="float" office:value="2424">
            <text:p>2424</text:p>
          </table:table-cell>
          <table:table-cell/>
          <table:table-cell table:formula="of:=[.A41]*([.E41]/1000/[.$L$4])+[.G40]*(([.$L$4]-[.E41]/1000)/[.$L$4])" office:value-type="float" office:value="662.641797303953">
            <text:p>662.64</text:p>
          </table:table-cell>
          <table:table-cell table:formula="of:=[.B41]*([.F41]/1000/[.$L$4])+[.H40]*(([.$L$4]-[.F41]/1000)/[.$L$4])" office:value-type="float" office:value="940">
            <text:p>940</text:p>
          </table:table-cell>
          <table:table-cell table:formula="of:=[.C41]*([.G41]/1000/[.$L$4])+[.I40]*(([.$L$4]-[.G41]/1000)/[.$L$4])" office:value-type="float" office:value="565.02980770627">
            <text:p>565.03</text:p>
          </table:table-cell>
          <table:table-cell table:formula="of:=[.A41]/[.G41]" office:value-type="float" office:value="0.876793468754727">
            <text:p>0.88</text:p>
          </table:table-cell>
          <table:table-cell table:formula="of:=[.B41]/[.H41]" office:value-type="float" office:value="0.985106382978723">
            <text:p>0.99</text:p>
          </table:table-cell>
          <table:table-cell table:formula="of:=[.C41]/[.I41]" office:value-type="float" office:value="0.488469805018638">
            <text:p>0.49</text:p>
          </table:table-cell>
          <table:table-cell/>
          <table:table-cell table:formula="of:=AVERAGE([.A34:.A41])" office:value-type="float" office:value="647.75">
            <text:p>647.75</text:p>
          </table:table-cell>
          <table:table-cell table:formula="of:=AVERAGE([.B34:.B41])" office:value-type="float" office:value="939.5">
            <text:p>939.5</text:p>
          </table:table-cell>
          <table:table-cell table:formula="of:=AVERAGE([.C34:.C41])" office:value-type="float" office:value="410.75">
            <text:p>410.75</text:p>
          </table:table-cell>
          <table:table-cell table:formula="of:=[.A41]/[.N41]" office:value-type="float" office:value="0.896950984175994">
            <text:p>0.9</text:p>
          </table:table-cell>
          <table:table-cell table:formula="of:=[.B41]/[.O41]" office:value-type="float" office:value="0.985630654603513">
            <text:p>0.99</text:p>
          </table:table-cell>
          <table:table-cell table:formula="of:=[.C41]/[.P41]" office:value-type="float" office:value="0.671941570298235">
            <text:p>0.67</text:p>
          </table:table-cell>
          <table:table-cell table:number-columns-repeated="10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938">
            <text:p>938</text:p>
          </table:table-cell>
          <table:table-cell office:value-type="float" office:value="236">
            <text:p>236</text:p>
          </table:table-cell>
          <table:table-cell office:value-type="float" office:value="471832">
            <text:p>471832</text:p>
          </table:table-cell>
          <table:table-cell table:formula="of:=([.D42]-[.D41])" office:value-type="float" office:value="2424">
            <text:p>2424</text:p>
          </table:table-cell>
          <table:table-cell/>
          <table:table-cell table:formula="of:=[.A42]*([.E42]/1000/[.$L$4])+[.G41]*(([.$L$4]-[.E42]/1000)/[.$L$4])" office:value-type="float" office:value="646.808011470714">
            <text:p>646.81</text:p>
          </table:table-cell>
          <table:table-cell table:formula="of:=[.B42]*([.F42]/1000/[.$L$4])+[.H41]*(([.$L$4]-[.F42]/1000)/[.$L$4])" office:value-type="float" office:value="940">
            <text:p>940</text:p>
          </table:table-cell>
          <table:table-cell table:formula="of:=[.C42]*([.G42]/1000/[.$L$4])+[.I41]*(([.$L$4]-[.G42]/1000)/[.$L$4])" office:value-type="float" office:value="554.388851924415">
            <text:p>554.39</text:p>
          </table:table-cell>
          <table:table-cell table:formula="of:=[.A42]/[.G42]" office:value-type="float" office:value="0.82250063475611">
            <text:p>0.82</text:p>
          </table:table-cell>
          <table:table-cell table:formula="of:=[.B42]/[.H42]" office:value-type="float" office:value="0.997872340425532">
            <text:p>1</text:p>
          </table:table-cell>
          <table:table-cell table:formula="of:=[.C42]/[.I42]" office:value-type="float" office:value="0.425693985693955">
            <text:p>0.43</text:p>
          </table:table-cell>
          <table:table-cell/>
          <table:table-cell table:formula="of:=AVERAGE([.A35:.A42])" office:value-type="float" office:value="628">
            <text:p>628</text:p>
          </table:table-cell>
          <table:table-cell table:formula="of:=AVERAGE([.B35:.B42])" office:value-type="float" office:value="939.75">
            <text:p>939.75</text:p>
          </table:table-cell>
          <table:table-cell table:formula="of:=AVERAGE([.C35:.C42])" office:value-type="float" office:value="372.75">
            <text:p>372.75</text:p>
          </table:table-cell>
          <table:table-cell table:formula="of:=[.A42]/[.N42]" office:value-type="float" office:value="0.847133757961784">
            <text:p>0.85</text:p>
          </table:table-cell>
          <table:table-cell table:formula="of:=[.B42]/[.O42]" office:value-type="float" office:value="0.998137802607076">
            <text:p>1</text:p>
          </table:table-cell>
          <table:table-cell table:formula="of:=[.C42]/[.P42]" office:value-type="float" office:value="0.633132126089873">
            <text:p>0.63</text:p>
          </table:table-cell>
          <table:table-cell table:number-columns-repeated="10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947">
            <text:p>947</text:p>
          </table:table-cell>
          <table:table-cell office:value-type="float" office:value="201">
            <text:p>201</text:p>
          </table:table-cell>
          <table:table-cell office:value-type="float" office:value="474264">
            <text:p>474264</text:p>
          </table:table-cell>
          <table:table-cell table:formula="of:=([.D43]-[.D42])" office:value-type="float" office:value="2432">
            <text:p>2432</text:p>
          </table:table-cell>
          <table:table-cell/>
          <table:table-cell table:formula="of:=[.A43]*([.E43]/1000/[.$L$4])+[.G42]*(([.$L$4]-[.E43]/1000)/[.$L$4])" office:value-type="float" office:value="629.685757275875">
            <text:p>629.69</text:p>
          </table:table-cell>
          <table:table-cell table:formula="of:=[.B43]*([.F43]/1000/[.$L$4])+[.H42]*(([.$L$4]-[.F43]/1000)/[.$L$4])" office:value-type="float" office:value="940">
            <text:p>940</text:p>
          </table:table-cell>
          <table:table-cell table:formula="of:=[.C43]*([.G43]/1000/[.$L$4])+[.I42]*(([.$L$4]-[.G43]/1000)/[.$L$4])" office:value-type="float" office:value="543.262655582571">
            <text:p>543.26</text:p>
          </table:table-cell>
          <table:table-cell table:formula="of:=[.A43]/[.G43]" office:value-type="float" office:value="0.803575424969178">
            <text:p>0.8</text:p>
          </table:table-cell>
          <table:table-cell table:formula="of:=[.B43]/[.H43]" office:value-type="float" office:value="1.00744680851064">
            <text:p>1.01</text:p>
          </table:table-cell>
          <table:table-cell table:formula="of:=[.C43]/[.I43]" office:value-type="float" office:value="0.369986778834367">
            <text:p>0.37</text:p>
          </table:table-cell>
          <table:table-cell/>
          <table:table-cell table:formula="of:=AVERAGE([.A36:.A43])" office:value-type="float" office:value="606">
            <text:p>606</text:p>
          </table:table-cell>
          <table:table-cell table:formula="of:=AVERAGE([.B36:.B43])" office:value-type="float" office:value="941.625">
            <text:p>941.63</text:p>
          </table:table-cell>
          <table:table-cell table:formula="of:=AVERAGE([.C36:.C43])" office:value-type="float" office:value="335">
            <text:p>335</text:p>
          </table:table-cell>
          <table:table-cell table:formula="of:=[.A43]/[.N43]" office:value-type="float" office:value="0.834983498349835">
            <text:p>0.83</text:p>
          </table:table-cell>
          <table:table-cell table:formula="of:=[.B43]/[.O43]" office:value-type="float" office:value="1.00570821717775">
            <text:p>1.01</text:p>
          </table:table-cell>
          <table:table-cell table:formula="of:=[.C43]/[.P43]" office:value-type="float" office:value="0.6">
            <text:p>0.6</text:p>
          </table:table-cell>
          <table:table-cell table:number-columns-repeated="10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936">
            <text:p>936</text:p>
          </table:table-cell>
          <table:table-cell office:value-type="float" office:value="179">
            <text:p>179</text:p>
          </table:table-cell>
          <table:table-cell office:value-type="float" office:value="476696">
            <text:p>476696</text:p>
          </table:table-cell>
          <table:table-cell table:formula="of:=([.D44]-[.D43])" office:value-type="float" office:value="2432">
            <text:p>2432</text:p>
          </table:table-cell>
          <table:table-cell/>
          <table:table-cell table:formula="of:=[.A44]*([.E44]/1000/[.$L$4])+[.G43]*(([.$L$4]-[.E44]/1000)/[.$L$4])" office:value-type="float" office:value="610.146369191129">
            <text:p>610.15</text:p>
          </table:table-cell>
          <table:table-cell table:formula="of:=[.B44]*([.F44]/1000/[.$L$4])+[.H43]*(([.$L$4]-[.F44]/1000)/[.$L$4])" office:value-type="float" office:value="940">
            <text:p>940</text:p>
          </table:table-cell>
          <table:table-cell table:formula="of:=[.C44]*([.G44]/1000/[.$L$4])+[.I43]*(([.$L$4]-[.G44]/1000)/[.$L$4])" office:value-type="float" office:value="532.14997874579">
            <text:p>532.15</text:p>
          </table:table-cell>
          <table:table-cell table:formula="of:=[.A44]/[.G44]" office:value-type="float" office:value="0.768668017514803">
            <text:p>0.77</text:p>
          </table:table-cell>
          <table:table-cell table:formula="of:=[.B44]/[.H44]" office:value-type="float" office:value="0.995744680851064">
            <text:p>1</text:p>
          </table:table-cell>
          <table:table-cell table:formula="of:=[.C44]/[.I44]" office:value-type="float" office:value="0.336371337309606">
            <text:p>0.34</text:p>
          </table:table-cell>
          <table:table-cell/>
          <table:table-cell table:formula="of:=AVERAGE([.A37:.A44])" office:value-type="float" office:value="581.25">
            <text:p>581.25</text:p>
          </table:table-cell>
          <table:table-cell table:formula="of:=AVERAGE([.B37:.B44])" office:value-type="float" office:value="940.625">
            <text:p>940.63</text:p>
          </table:table-cell>
          <table:table-cell table:formula="of:=AVERAGE([.C37:.C44])" office:value-type="float" office:value="298.125">
            <text:p>298.13</text:p>
          </table:table-cell>
          <table:table-cell table:formula="of:=[.A44]/[.N44]" office:value-type="float" office:value="0.806881720430108">
            <text:p>0.81</text:p>
          </table:table-cell>
          <table:table-cell table:formula="of:=[.B44]/[.O44]" office:value-type="float" office:value="0.995083056478405">
            <text:p>1</text:p>
          </table:table-cell>
          <table:table-cell table:formula="of:=[.C44]/[.P44]" office:value-type="float" office:value="0.60041928721174">
            <text:p>0.6</text:p>
          </table:table-cell>
          <table:table-cell table:number-columns-repeated="10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933">
            <text:p>933</text:p>
          </table:table-cell>
          <table:table-cell office:value-type="float" office:value="159">
            <text:p>159</text:p>
          </table:table-cell>
          <table:table-cell office:value-type="float" office:value="479144">
            <text:p>479144</text:p>
          </table:table-cell>
          <table:table-cell table:formula="of:=([.D45]-[.D44])" office:value-type="float" office:value="2448">
            <text:p>2448</text:p>
          </table:table-cell>
          <table:table-cell/>
          <table:table-cell table:formula="of:=[.A45]*([.E45]/1000/[.$L$4])+[.G44]*(([.$L$4]-[.E45]/1000)/[.$L$4])" office:value-type="float" office:value="587.117253602135">
            <text:p>587.12</text:p>
          </table:table-cell>
          <table:table-cell table:formula="of:=[.B45]*([.F45]/1000/[.$L$4])+[.H44]*(([.$L$4]-[.F45]/1000)/[.$L$4])" office:value-type="float" office:value="940">
            <text:p>940</text:p>
          </table:table-cell>
          <table:table-cell table:formula="of:=[.C45]*([.G45]/1000/[.$L$4])+[.I44]*(([.$L$4]-[.G45]/1000)/[.$L$4])" office:value-type="float" office:value="521.195839210644">
            <text:p>521.2</text:p>
          </table:table-cell>
          <table:table-cell table:formula="of:=[.A45]/[.G45]" office:value-type="float" office:value="0.718766136424892">
            <text:p>0.72</text:p>
          </table:table-cell>
          <table:table-cell table:formula="of:=[.B45]/[.H45]" office:value-type="float" office:value="0.992553191489362">
            <text:p>0.99</text:p>
          </table:table-cell>
          <table:table-cell table:formula="of:=[.C45]/[.I45]" office:value-type="float" office:value="0.305067669459539">
            <text:p>0.31</text:p>
          </table:table-cell>
          <table:table-cell/>
          <table:table-cell table:formula="of:=AVERAGE([.A38:.A45])" office:value-type="float" office:value="550.875">
            <text:p>550.88</text:p>
          </table:table-cell>
          <table:table-cell table:formula="of:=AVERAGE([.B38:.B45])" office:value-type="float" office:value="939">
            <text:p>939</text:p>
          </table:table-cell>
          <table:table-cell table:formula="of:=AVERAGE([.C38:.C45])" office:value-type="float" office:value="263.25">
            <text:p>263.25</text:p>
          </table:table-cell>
          <table:table-cell table:formula="of:=[.A45]/[.N45]" office:value-type="float" office:value="0.766054004992058">
            <text:p>0.77</text:p>
          </table:table-cell>
          <table:table-cell table:formula="of:=[.B45]/[.O45]" office:value-type="float" office:value="0.993610223642173">
            <text:p>0.99</text:p>
          </table:table-cell>
          <table:table-cell table:formula="of:=[.C45]/[.P45]" office:value-type="float" office:value="0.603988603988604">
            <text:p>0.6</text:p>
          </table:table-cell>
          <table:table-cell table:number-columns-repeated="10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947">
            <text:p>947</text:p>
          </table:table-cell>
          <table:table-cell office:value-type="float" office:value="157">
            <text:p>157</text:p>
          </table:table-cell>
          <table:table-cell office:value-type="float" office:value="481560">
            <text:p>481560</text:p>
          </table:table-cell>
          <table:table-cell table:formula="of:=([.D46]-[.D45])" office:value-type="float" office:value="2416">
            <text:p>2416</text:p>
          </table:table-cell>
          <table:table-cell/>
          <table:table-cell table:formula="of:=[.A46]*([.E46]/1000/[.$L$4])+[.G45]*(([.$L$4]-[.E46]/1000)/[.$L$4])" office:value-type="float" office:value="560.406289366997">
            <text:p>560.41</text:p>
          </table:table-cell>
          <table:table-cell table:formula="of:=[.B46]*([.F46]/1000/[.$L$4])+[.H45]*(([.$L$4]-[.F46]/1000)/[.$L$4])" office:value-type="float" office:value="940">
            <text:p>940</text:p>
          </table:table-cell>
          <table:table-cell table:formula="of:=[.C46]*([.G46]/1000/[.$L$4])+[.I45]*(([.$L$4]-[.G46]/1000)/[.$L$4])" office:value-type="float" office:value="510.990957267897">
            <text:p>510.99</text:p>
          </table:table-cell>
          <table:table-cell table:formula="of:=[.A46]/[.G46]" office:value-type="float" office:value="0.653097595341788">
            <text:p>0.65</text:p>
          </table:table-cell>
          <table:table-cell table:formula="of:=[.B46]/[.H46]" office:value-type="float" office:value="1.00744680851064">
            <text:p>1.01</text:p>
          </table:table-cell>
          <table:table-cell table:formula="of:=[.C46]/[.I46]" office:value-type="float" office:value="0.307246141574458">
            <text:p>0.31</text:p>
          </table:table-cell>
          <table:table-cell/>
          <table:table-cell table:formula="of:=AVERAGE([.A39:.A46])" office:value-type="float" office:value="514.75">
            <text:p>514.75</text:p>
          </table:table-cell>
          <table:table-cell table:formula="of:=AVERAGE([.B39:.B46])" office:value-type="float" office:value="940">
            <text:p>940</text:p>
          </table:table-cell>
          <table:table-cell table:formula="of:=AVERAGE([.C39:.C46])" office:value-type="float" office:value="233.5">
            <text:p>233.5</text:p>
          </table:table-cell>
          <table:table-cell table:formula="of:=[.A46]/[.N46]" office:value-type="float" office:value="0.711024769305488">
            <text:p>0.71</text:p>
          </table:table-cell>
          <table:table-cell table:formula="of:=[.B46]/[.O46]" office:value-type="float" office:value="1.00744680851064">
            <text:p>1.01</text:p>
          </table:table-cell>
          <table:table-cell table:formula="of:=[.C46]/[.P46]" office:value-type="float" office:value="0.67237687366167">
            <text:p>0.67</text:p>
          </table:table-cell>
          <table:table-cell table:number-columns-repeated="10"/>
        </table:table-row>
        <table:table-row table:style-name="ro1">
          <table:table-cell table:style-name="ce4" office:value-type="float" office:value="326">
            <text:p>326</text:p>
          </table:table-cell>
          <table:table-cell table:style-name="ce7" office:value-type="float" office:value="944">
            <text:p>944</text:p>
          </table:table-cell>
          <table:table-cell table:style-name="ce7" office:value-type="float" office:value="139">
            <text:p>139</text:p>
          </table:table-cell>
          <table:table-cell table:style-name="ce11" office:value-type="float" office:value="483992">
            <text:p>483992</text:p>
          </table:table-cell>
          <table:table-cell table:formula="of:=([.D47]-[.D46])" office:value-type="float" office:value="2432">
            <text:p>2432</text:p>
          </table:table-cell>
          <table:table-cell/>
          <table:table-cell table:formula="of:=[.A47]*([.E47]/1000/[.$L$4])+[.G46]*(([.$L$4]-[.E47]/1000)/[.$L$4])" office:value-type="float" office:value="531.90248457997">
            <text:p>531.9</text:p>
          </table:table-cell>
          <table:table-cell table:formula="of:=[.B47]*([.F47]/1000/[.$L$4])+[.H46]*(([.$L$4]-[.F47]/1000)/[.$L$4])" office:value-type="float" office:value="940">
            <text:p>940</text:p>
          </table:table-cell>
          <table:table-cell table:formula="of:=[.C47]*([.G47]/1000/[.$L$4])+[.I46]*(([.$L$4]-[.G47]/1000)/[.$L$4])" office:value-type="float" office:value="501.097811547293">
            <text:p>501.1</text:p>
          </table:table-cell>
          <table:table-cell table:style-name="ce7" table:formula="of:=[.A47]/[.G47]" office:value-type="float" office:value="0.612894298204743">
            <text:p>0.61</text:p>
          </table:table-cell>
          <table:table-cell table:style-name="ce7" table:formula="of:=[.B47]/[.H47]" office:value-type="float" office:value="1.00425531914894">
            <text:p>1</text:p>
          </table:table-cell>
          <table:table-cell table:style-name="ce11" table:formula="of:=[.C47]/[.I47]" office:value-type="float" office:value="0.277390954015135">
            <text:p>0.28</text:p>
          </table:table-cell>
          <table:table-cell/>
          <table:table-cell table:style-name="ce4" table:formula="of:=AVERAGE([.A40:.A47])" office:value-type="float" office:value="475">
            <text:p>475</text:p>
          </table:table-cell>
          <table:table-cell table:style-name="ce7" table:formula="of:=AVERAGE([.B40:.B47])" office:value-type="float" office:value="940.625">
            <text:p>940.63</text:p>
          </table:table-cell>
          <table:table-cell table:style-name="ce7" table:formula="of:=AVERAGE([.C40:.C47])" office:value-type="float" office:value="207.5">
            <text:p>207.5</text:p>
          </table:table-cell>
          <table:table-cell table:style-name="ce7" table:formula="of:=[.A47]/[.N47]" office:value-type="float" office:value="0.686315789473684">
            <text:p>0.69</text:p>
          </table:table-cell>
          <table:table-cell table:style-name="ce7" table:formula="of:=[.B47]/[.O47]" office:value-type="float" office:value="1.00358803986711">
            <text:p>1</text:p>
          </table:table-cell>
          <table:table-cell table:style-name="ce11" table:formula="of:=[.C47]/[.P47]" office:value-type="float" office:value="0.669879518072289">
            <text:p>0.67</text:p>
          </table:table-cell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 table:number-columns-repeated="11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1"/>
          <table:table-cell table:number-columns-repeated="4"/>
          <table:table-cell table:style-name="Default"/>
          <table:table-cell table:number-columns-repeated="3"/>
          <table:table-cell table:style-name="ce1"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1"/>
          <table:table-cell table:number-columns-repeated="4"/>
          <table:table-cell table:style-name="Default"/>
          <table:table-cell table:number-columns-repeated="3"/>
          <table:table-cell table:style-name="ce1" table:number-columns-repeated="7"/>
        </table:table-row>
      </table:table>
      <table:table table:name="Graphs(running aver)" table:style-name="ta1" table:print="false">
        <table:table-column table:style-name="co1" table:number-columns-repeated="13" table:default-cell-style-name="Default"/>
        <table:table-column table:style-name="co18" table:default-cell-style-name="Default"/>
        <table:table-column table:style-name="co1" table:number-columns-repeated="15" table:default-cell-style-name="Default"/>
        <table:table-row table:style-name="ro1"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.04">
            <text:p>1.04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1.3">
            <text:p>1.3</text:p>
          </table:table-cell>
          <table:table-cell office:value-type="float" office:value="0.86">
            <text:p>0.86</text:p>
          </table:table-cell>
          <table:table-cell/>
          <table:table-cell office:value-type="float" office:value="1.00226871691455">
            <text:p>1</text:p>
          </table:table-cell>
          <table:table-cell office:value-type="float" office:value="0.943074298123158">
            <text:p>0.94</text:p>
          </table:table-cell>
          <table:table-cell office:value-type="float" office:value="1.00215450907972">
            <text:p>1</text:p>
          </table:table-cell>
          <table:table-cell table:number-columns-repeated="2"/>
          <table:table-cell office:value-type="float" office:value="0.995285489785228">
            <text:p>1</text:p>
          </table:table-cell>
          <table:table-cell office:value-type="float" office:value="1.00015026296018">
            <text:p>1</text:p>
          </table:table-cell>
          <table:table-cell office:value-type="float" office:value="0.977777777777778">
            <text:p>0.98</text:p>
          </table:table-cell>
          <table:table-cell/>
          <table:table-cell office:value-type="float" office:value="1.01030927835052">
            <text:p>1.01</text:p>
          </table:table-cell>
          <table:table-cell office:value-type="float" office:value="1.00848201228429">
            <text:p>1.01</text:p>
          </table:table-cell>
          <table:table-cell office:value-type="float" office:value="1.02168021680217">
            <text:p>1.02</text:p>
          </table:table-cell>
          <table:table-cell/>
          <table:table-cell office:value-type="float" office:value="1.00230946882217">
            <text:p>1</text:p>
          </table:table-cell>
          <table:table-cell office:value-type="float" office:value="0.970140158439976">
            <text:p>0.97</text:p>
          </table:table-cell>
          <table:table-cell office:value-type="float" office:value="0.98567335243553">
            <text:p>0.99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1.28">
            <text:p>1.28</text:p>
          </table:table-cell>
          <table:table-cell office:value-type="float" office:value="1.14">
            <text:p>1.14</text:p>
          </table:table-cell>
          <table:table-cell/>
          <table:table-cell office:value-type="float" office:value="0.986411675893307">
            <text:p>0.99</text:p>
            <draw:frame table:end-cell-address="'Graphs(running aver)'.S23" table:end-x="0.4173in" table:end-y="0.0831in" draw:z-index="3" draw:style-name="gr1" draw:text-style-name="P1" svg:width="4.413in" svg:height="3.5429in" svg:x="1.1201in" svg:y="0.0996in">
              <draw:object draw:notify-on-update-of-ranges="'Graphs(running aver)'.N1:'Graphs(running aver)'.N33 'Graphs(running aver)'.O1:'Graphs(running aver)'.O33 'Graphs(running aver)'.P1:'Graphs(running aver)'.P3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0.921867630875648">
            <text:p>0.92</text:p>
          </table:table-cell>
          <table:table-cell office:value-type="float" office:value="1.01835985312118">
            <text:p>1.02</text:p>
          </table:table-cell>
          <table:table-cell table:number-columns-repeated="2"/>
          <table:table-cell office:value-type="float" office:value="0.982161594963274">
            <text:p>0.98</text:p>
            <draw:frame table:end-cell-address="'Graphs(running aver)'.X22" table:end-x="0.2339in" table:end-y="0.0087in" draw:z-index="4" draw:style-name="gr1" draw:text-style-name="P1" svg:width="4.2736in" svg:height="3.2882in" svg:x="0.4051in" svg:y="0.1106in">
              <draw:object draw:notify-on-update-of-ranges="'Graphs(running aver)'.S1:'Graphs(running aver)'.S33 'Graphs(running aver)'.T1:'Graphs(running aver)'.T33 'Graphs(running aver)'.U1:'Graphs(running aver)'.U3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office:value-type="float" office:value="0.976639035418237">
            <text:p>0.98</text:p>
          </table:table-cell>
          <table:table-cell office:value-type="float" office:value="0.976418100701083">
            <text:p>0.98</text:p>
          </table:table-cell>
          <table:table-cell/>
          <table:table-cell office:value-type="float" office:value="1.00944206008584">
            <text:p>1.01</text:p>
          </table:table-cell>
          <table:table-cell office:value-type="float" office:value="0.989304029304029">
            <text:p>0.99</text:p>
          </table:table-cell>
          <table:table-cell office:value-type="float" office:value="0.990813201769309">
            <text:p>0.99</text:p>
          </table:table-cell>
          <table:table-cell/>
          <table:table-cell office:value-type="float" office:value="0.983619194449798">
            <text:p>0.98</text:p>
          </table:table-cell>
          <table:table-cell office:value-type="float" office:value="0.953044904654501">
            <text:p>0.95</text:p>
          </table:table-cell>
          <table:table-cell office:value-type="float" office:value="0.978723404255319">
            <text:p>0.98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1.01">
            <text:p>1.01</text:p>
            <draw:frame table:end-cell-address="'Graphs(running aver)'.L23" table:end-x="0.1732in" table:end-y="0.102in" draw:z-index="1" draw:style-name="gr1" draw:text-style-name="P1" svg:width="4.2724in" svg:height="3.4579in" svg:x="0.3461in" svg:y="0.0339in">
              <draw:object draw:notify-on-update-of-ranges="'Graphs(running aver)'.F1:'Graphs(running aver)'.F33 'Graphs(running aver)'.G1:'Graphs(running aver)'.G33 'Graphs(running aver)'.H1:'Graphs(running aver)'.H3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1">
            <text:p>1</text:p>
          </table:table-cell>
          <table:table-cell/>
          <table:table-cell office:value-type="float" office:value="0.92">
            <text:p>0.92</text:p>
          </table:table-cell>
          <table:table-cell office:value-type="float" office:value="1.21">
            <text:p>1.21</text:p>
          </table:table-cell>
          <table:table-cell office:value-type="float" office:value="1.08">
            <text:p>1.08</text:p>
            <draw:frame table:end-cell-address="'Graphs(running aver)'.O22" table:end-x="0.6425in" table:end-y="0.0339in" draw:z-index="2" draw:style-name="gr1" draw:text-style-name="P1" svg:width="3.9791in" svg:height="3.2201in" svg:x="0.0008in" svg:y="0.0343in">
              <draw:object draw:notify-on-update-of-ranges="'Graphs(running aver)'.J1:'Graphs(running aver)'.J33 'Graphs(running aver)'.K1:'Graphs(running aver)'.K33 'Graphs(running aver)'.L1:'Graphs(running aver)'.L3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office:value-type="float" office:value="0.975314861460957">
            <text:p>0.98</text:p>
          </table:table-cell>
          <table:table-cell office:value-type="float" office:value="0.923272843043617">
            <text:p>0.92</text:p>
          </table:table-cell>
          <table:table-cell office:value-type="float" office:value="1.01521606816799">
            <text:p>1.02</text:p>
          </table:table-cell>
          <table:table-cell table:number-columns-repeated="2"/>
          <table:table-cell office:value-type="float" office:value="1.00052548607462">
            <text:p>1</text:p>
          </table:table-cell>
          <table:table-cell office:value-type="float" office:value="0.992154496077248">
            <text:p>0.99</text:p>
          </table:table-cell>
          <table:table-cell office:value-type="float" office:value="0.972106444373197">
            <text:p>0.97</text:p>
          </table:table-cell>
          <table:table-cell/>
          <table:table-cell office:value-type="float" office:value="1.00057240984545">
            <text:p>1</text:p>
            <draw:frame table:end-cell-address="'Graphs(running aver)'.AB19" table:end-x="0.5378in" table:end-y="0.0854in" draw:z-index="5" draw:style-name="gr1" draw:text-style-name="P1" svg:width="4.628in" svg:height="2.6866in" svg:x="0.3551in" svg:y="0.1106in">
              <draw:object draw:notify-on-update-of-ranges="'Graphs(running aver)'.W1:'Graphs(running aver)'.W33 'Graphs(running aver)'.X1:'Graphs(running aver)'.X33 'Graphs(running aver)'.Y1:'Graphs(running aver)'.Y3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office:value-type="float" office:value="0.992512112758773">
            <text:p>0.99</text:p>
          </table:table-cell>
          <table:table-cell office:value-type="float" office:value="1.02612826603325">
            <text:p>1.03</text:p>
          </table:table-cell>
          <table:table-cell/>
          <table:table-cell office:value-type="float" office:value="0.993060909791827">
            <text:p>0.99</text:p>
            <draw:frame table:end-cell-address="'Graphs(running aver)'.AF24" table:end-x="0.7445in" table:end-y="0.0425in" draw:z-index="6" draw:style-name="gr1" draw:text-style-name="P1" svg:width="4.8264in" svg:height="3.5425in" svg:x="0.363in" svg:y="0.0594in">
              <draw:object draw:notify-on-update-of-ranges="'Graphs(running aver)'.AA1:'Graphs(running aver)'.AA33 'Graphs(running aver)'.AB1:'Graphs(running aver)'.AB33 'Graphs(running aver)'.AC1:'Graphs(running aver)'.AC3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office:value-type="float" office:value="0.933942667220606">
            <text:p>0.93</text:p>
          </table:table-cell>
          <table:table-cell office:value-type="float" office:value="0.988864142538975">
            <text:p>0.99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table:formula="of:=AVERAGE([.C1:.C4])" office:value-type="float" office:value="0.935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1.07">
            <text:p>1.07</text:p>
          </table:table-cell>
          <table:table-cell/>
          <table:table-cell office:value-type="float" office:value="0.91">
            <text:p>0.91</text:p>
          </table:table-cell>
          <table:table-cell office:value-type="float" office:value="1.16">
            <text:p>1.16</text:p>
          </table:table-cell>
          <table:table-cell office:value-type="float" office:value="0.86">
            <text:p>0.86</text:p>
          </table:table-cell>
          <table:table-cell/>
          <table:table-cell office:value-type="float" office:value="1.01807228915663">
            <text:p>1.02</text:p>
          </table:table-cell>
          <table:table-cell office:value-type="float" office:value="0.904630381803412">
            <text:p>0.9</text:p>
          </table:table-cell>
          <table:table-cell office:value-type="float" office:value="0.980237154150198">
            <text:p>0.98</text:p>
          </table:table-cell>
          <table:table-cell table:number-columns-repeated="2"/>
          <table:table-cell office:value-type="float" office:value="0.998685939553219">
            <text:p>1</text:p>
          </table:table-cell>
          <table:table-cell office:value-type="float" office:value="1.0055967327182">
            <text:p>1.01</text:p>
          </table:table-cell>
          <table:table-cell office:value-type="float" office:value="0.953059242473292">
            <text:p>0.95</text:p>
          </table:table-cell>
          <table:table-cell/>
          <table:table-cell office:value-type="float" office:value="0.975497261458634">
            <text:p>0.98</text:p>
          </table:table-cell>
          <table:table-cell office:value-type="float" office:value="1.00395836387626">
            <text:p>1</text:p>
          </table:table-cell>
          <table:table-cell office:value-type="float" office:value="0.983316309159006">
            <text:p>0.98</text:p>
          </table:table-cell>
          <table:table-cell/>
          <table:table-cell office:value-type="float" office:value="1.00963391136802">
            <text:p>1.01</text:p>
          </table:table-cell>
          <table:table-cell office:value-type="float" office:value="0.940581542351454">
            <text:p>0.94</text:p>
          </table:table-cell>
          <table:table-cell office:value-type="float" office:value="1.01069518716578">
            <text:p>1.01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table:formula="of:=AVERAGE([.C2:.C5])" office:value-type="float" office:value="0.935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1.08">
            <text:p>1.08</text:p>
          </table:table-cell>
          <table:table-cell office:value-type="float" office:value="0.79">
            <text:p>0.79</text:p>
          </table:table-cell>
          <table:table-cell/>
          <table:table-cell office:value-type="float" office:value="1.04538653366584">
            <text:p>1.05</text:p>
          </table:table-cell>
          <table:table-cell office:value-type="float" office:value="0.929708222811671">
            <text:p>0.93</text:p>
          </table:table-cell>
          <table:table-cell office:value-type="float" office:value="1.01268882175227">
            <text:p>1.01</text:p>
          </table:table-cell>
          <table:table-cell table:number-columns-repeated="2"/>
          <table:table-cell office:value-type="float" office:value="1.00289702396629">
            <text:p>1</text:p>
          </table:table-cell>
          <table:table-cell office:value-type="float" office:value="1.00211544273194">
            <text:p>1</text:p>
          </table:table-cell>
          <table:table-cell office:value-type="float" office:value="0.952256376716808">
            <text:p>0.95</text:p>
          </table:table-cell>
          <table:table-cell/>
          <table:table-cell office:value-type="float" office:value="0.992212287280069">
            <text:p>0.99</text:p>
          </table:table-cell>
          <table:table-cell office:value-type="float" office:value="1.00497803806735">
            <text:p>1</text:p>
          </table:table-cell>
          <table:table-cell office:value-type="float" office:value="0.984321745057941">
            <text:p>0.98</text:p>
          </table:table-cell>
          <table:table-cell/>
          <table:table-cell office:value-type="float" office:value="0.99865151223271">
            <text:p>1</text:p>
          </table:table-cell>
          <table:table-cell office:value-type="float" office:value="0.944693572496263">
            <text:p>0.94</text:p>
          </table:table-cell>
          <table:table-cell office:value-type="float" office:value="1.00489977728285">
            <text:p>1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1">
            <text:p>1</text:p>
          </table:table-cell>
          <table:table-cell office:value-type="float" office:value="1.03">
            <text:p>1.03</text:p>
          </table:table-cell>
          <table:table-cell table:formula="of:=AVERAGE([.C3:.C6])" office:value-type="float" office:value="0.9775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1.01">
            <text:p>1.01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1">
            <text:p>1</text:p>
          </table:table-cell>
          <table:table-cell office:value-type="float" office:value="1.07">
            <text:p>1.07</text:p>
          </table:table-cell>
          <table:table-cell/>
          <table:table-cell office:value-type="float" office:value="1.0381376919267">
            <text:p>1.04</text:p>
          </table:table-cell>
          <table:table-cell office:value-type="float" office:value="0.951446455760447">
            <text:p>0.95</text:p>
          </table:table-cell>
          <table:table-cell office:value-type="float" office:value="1.02884615384615">
            <text:p>1.03</text:p>
          </table:table-cell>
          <table:table-cell table:number-columns-repeated="2"/>
          <table:table-cell office:value-type="float" office:value="0.987315010570825">
            <text:p>0.99</text:p>
          </table:table-cell>
          <table:table-cell office:value-type="float" office:value="0.982774252039891">
            <text:p>0.98</text:p>
          </table:table-cell>
          <table:table-cell office:value-type="float" office:value="0.958622972525654">
            <text:p>0.96</text:p>
          </table:table-cell>
          <table:table-cell/>
          <table:table-cell office:value-type="float" office:value="0.984686506789945">
            <text:p>0.98</text:p>
          </table:table-cell>
          <table:table-cell office:value-type="float" office:value="0.988552979160552">
            <text:p>0.99</text:p>
          </table:table-cell>
          <table:table-cell office:value-type="float" office:value="1.02724795640327">
            <text:p>1.03</text:p>
          </table:table-cell>
          <table:table-cell/>
          <table:table-cell office:value-type="float" office:value="1.0130869899923">
            <text:p>1.01</text:p>
          </table:table-cell>
          <table:table-cell office:value-type="float" office:value="0.916920400173989">
            <text:p>0.92</text:p>
          </table:table-cell>
          <table:table-cell office:value-type="float" office:value="1.03265940902022">
            <text:p>1.03</text:p>
          </table:table-cell>
        </table:table-row>
        <table:table-row table:style-name="ro1">
          <table:table-cell office:value-type="float" office:value="0.96">
            <text:p>0.96</text:p>
            <draw:frame table:end-cell-address="'Graphs(running aver)'.G27" table:end-x="0.5685in" table:end-y="0.1697in" draw:z-index="0" draw:style-name="gr1" draw:text-style-name="P1" svg:width="5.3945in" svg:height="3.5087in" svg:x="0.5079in" svg:y="0.0508in">
              <draw:object draw:notify-on-update-of-ranges="'Graphs(running aver)'.A1:'Graphs(running aver)'.A33 'Graphs(running aver)'.B1:'Graphs(running aver)'.B33 'Graphs(running aver)'.C1:'Graphs(running aver)'.C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table:formula="of:=AVERAGE([.C4:.C7])" office:value-type="float" office:value="0.9775">
            <text:p>0.98</text:p>
          </table:table-cell>
          <table:table-cell/>
          <table:table-cell office:value-type="float" office:value="1.06">
            <text:p>1.06</text:p>
          </table:table-cell>
          <table:table-cell office:value-type="float" office:value="1.03">
            <text:p>1.03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/>
          <table:table-cell office:value-type="float" office:value="1.05082248956543">
            <text:p>1.05</text:p>
          </table:table-cell>
          <table:table-cell office:value-type="float" office:value="0.974836263357463">
            <text:p>0.97</text:p>
          </table:table-cell>
          <table:table-cell office:value-type="float" office:value="1.06029850746269">
            <text:p>1.06</text:p>
          </table:table-cell>
          <table:table-cell table:number-columns-repeated="2"/>
          <table:table-cell office:value-type="float" office:value="0.991805445413693">
            <text:p>0.99</text:p>
          </table:table-cell>
          <table:table-cell office:value-type="float" office:value="0.988463873709775">
            <text:p>0.99</text:p>
          </table:table-cell>
          <table:table-cell office:value-type="float" office:value="0.942914707857623">
            <text:p>0.94</text:p>
          </table:table-cell>
          <table:table-cell/>
          <table:table-cell office:value-type="float" office:value="0.985255854293148">
            <text:p>0.99</text:p>
          </table:table-cell>
          <table:table-cell office:value-type="float" office:value="1.00865991486863">
            <text:p>1.01</text:p>
          </table:table-cell>
          <table:table-cell office:value-type="float" office:value="1.01561439239647">
            <text:p>1.02</text:p>
          </table:table-cell>
          <table:table-cell/>
          <table:table-cell office:value-type="float" office:value="1.01018643090525">
            <text:p>1.01</text:p>
          </table:table-cell>
          <table:table-cell office:value-type="float" office:value="0.89205430669931">
            <text:p>0.89</text:p>
          </table:table-cell>
          <table:table-cell office:value-type="float" office:value="1.02854613852622">
            <text:p>1.03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99">
            <text:p>0.99</text:p>
          </table:table-cell>
          <table:table-cell office:value-type="float" office:value="1.13">
            <text:p>1.13</text:p>
          </table:table-cell>
          <table:table-cell table:formula="of:=AVERAGE([.C5:.C8])" office:value-type="float" office:value="1.005">
            <text:p>1.01</text:p>
          </table:table-cell>
          <table:table-cell/>
          <table:table-cell office:value-type="float" office:value="0.97">
            <text:p>0.97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</text:p>
          </table:table-cell>
          <table:table-cell office:value-type="float" office:value="1.02">
            <text:p>1.02</text:p>
          </table:table-cell>
          <table:table-cell/>
          <table:table-cell office:value-type="float" office:value="1.02619339045288">
            <text:p>1.03</text:p>
          </table:table-cell>
          <table:table-cell office:value-type="float" office:value="0.986741102581996">
            <text:p>0.99</text:p>
          </table:table-cell>
          <table:table-cell office:value-type="float" office:value="1.04327208061648">
            <text:p>1.04</text:p>
          </table:table-cell>
          <table:table-cell table:number-columns-repeated="2"/>
          <table:table-cell office:value-type="float" office:value="0.999470619375331">
            <text:p>1</text:p>
          </table:table-cell>
          <table:table-cell office:value-type="float" office:value="0.99939135727328">
            <text:p>1</text:p>
          </table:table-cell>
          <table:table-cell office:value-type="float" office:value="0.915613255893406">
            <text:p>0.92</text:p>
          </table:table-cell>
          <table:table-cell/>
          <table:table-cell office:value-type="float" office:value="1.00809248554913">
            <text:p>1.01</text:p>
          </table:table-cell>
          <table:table-cell office:value-type="float" office:value="0.985302763080541">
            <text:p>0.99</text:p>
          </table:table-cell>
          <table:table-cell office:value-type="float" office:value="1.01347708894879">
            <text:p>1.01</text:p>
          </table:table-cell>
          <table:table-cell/>
          <table:table-cell office:value-type="float" office:value="1.00921658986175">
            <text:p>1.01</text:p>
          </table:table-cell>
          <table:table-cell office:value-type="float" office:value="0.887462754985102">
            <text:p>0.89</text:p>
          </table:table-cell>
          <table:table-cell office:value-type="float" office:value="1.02225159726812">
            <text:p>1.02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table:formula="of:=AVERAGE([.C6:.C9])" office:value-type="float" office:value="0.99">
            <text:p>0.99</text:p>
          </table:table-cell>
          <table:table-cell/>
          <table:table-cell office:value-type="float" office:value="1">
            <text:p>1</text:p>
          </table:table-cell>
          <table:table-cell office:value-type="float" office:value="1.01">
            <text:p>1.01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/>
          <table:table-cell office:value-type="float" office:value="1.02793296089385">
            <text:p>1.03</text:p>
          </table:table-cell>
          <table:table-cell office:value-type="float" office:value="0.96871133109422">
            <text:p>0.97</text:p>
          </table:table-cell>
          <table:table-cell office:value-type="float" office:value="1.02087621287857">
            <text:p>1.02</text:p>
          </table:table-cell>
          <table:table-cell table:number-columns-repeated="2"/>
          <table:table-cell office:value-type="float" office:value="1.00026490066225">
            <text:p>1</text:p>
          </table:table-cell>
          <table:table-cell office:value-type="float" office:value="1.0021334958854">
            <text:p>1</text:p>
          </table:table-cell>
          <table:table-cell office:value-type="float" office:value="0.901919720767888">
            <text:p>0.9</text:p>
          </table:table-cell>
          <table:table-cell/>
          <table:table-cell office:value-type="float" office:value="1.0135956031241">
            <text:p>1.01</text:p>
          </table:table-cell>
          <table:table-cell office:value-type="float" office:value="0.991891493439481">
            <text:p>0.99</text:p>
          </table:table-cell>
          <table:table-cell office:value-type="float" office:value="1.01852475581004">
            <text:p>1.02</text:p>
          </table:table-cell>
          <table:table-cell/>
          <table:table-cell office:value-type="float" office:value="1.00134382799002">
            <text:p>1</text:p>
          </table:table-cell>
          <table:table-cell office:value-type="float" office:value="0.889308472976162">
            <text:p>0.89</text:p>
          </table:table-cell>
          <table:table-cell office:value-type="float" office:value="1.01141352063213">
            <text:p>1.0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table:formula="of:=AVERAGE([.C7:.C10])" office:value-type="float" office:value="1.015">
            <text:p>1.02</text:p>
          </table:table-cell>
          <table:table-cell/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1.09">
            <text:p>1.09</text:p>
          </table:table-cell>
          <table:table-cell/>
          <table:table-cell office:value-type="float" office:value="0.992996860661676">
            <text:p>0.99</text:p>
          </table:table-cell>
          <table:table-cell office:value-type="float" office:value="0.985754985754986">
            <text:p>0.99</text:p>
          </table:table-cell>
          <table:table-cell office:value-type="float" office:value="1.01345816266823">
            <text:p>1.01</text:p>
          </table:table-cell>
          <table:table-cell table:number-columns-repeated="2"/>
          <table:table-cell office:value-type="float" office:value="0.997353096876654">
            <text:p>1</text:p>
          </table:table-cell>
          <table:table-cell office:value-type="float" office:value="0.98857229925339">
            <text:p>0.99</text:p>
          </table:table-cell>
          <table:table-cell office:value-type="float" office:value="0.908571428571429">
            <text:p>0.91</text:p>
          </table:table-cell>
          <table:table-cell/>
          <table:table-cell office:value-type="float" office:value="0.967647916059458">
            <text:p>0.97</text:p>
          </table:table-cell>
          <table:table-cell office:value-type="float" office:value="1.00471142520612">
            <text:p>1</text:p>
          </table:table-cell>
          <table:table-cell office:value-type="float" office:value="0.978436657681941">
            <text:p>0.98</text:p>
          </table:table-cell>
          <table:table-cell/>
          <table:table-cell office:value-type="float" office:value="0.998659774076201">
            <text:p>1</text:p>
          </table:table-cell>
          <table:table-cell office:value-type="float" office:value="0.850647763383036">
            <text:p>0.85</text:p>
          </table:table-cell>
          <table:table-cell office:value-type="float" office:value="1.00764025321982">
            <text:p>1.01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formula="of:=AVERAGE([.C8:.C11])" office:value-type="float" office:value="1.0625">
            <text:p>1.0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1.01">
            <text:p>1.01</text:p>
          </table:table-cell>
          <table:table-cell/>
          <table:table-cell office:value-type="float" office:value="0.970687169629986">
            <text:p>0.97</text:p>
          </table:table-cell>
          <table:table-cell office:value-type="float" office:value="1.00661304736372">
            <text:p>1.01</text:p>
          </table:table-cell>
          <table:table-cell office:value-type="float" office:value="1.01483852196683">
            <text:p>1.01</text:p>
          </table:table-cell>
          <table:table-cell table:number-columns-repeated="2"/>
          <table:table-cell office:value-type="float" office:value="1.00794070937004">
            <text:p>1.01</text:p>
          </table:table-cell>
          <table:table-cell office:value-type="float" office:value="0.981662591687042">
            <text:p>0.98</text:p>
          </table:table-cell>
          <table:table-cell office:value-type="float" office:value="0.87154950312845">
            <text:p>0.87</text:p>
          </table:table-cell>
          <table:table-cell/>
          <table:table-cell office:value-type="float" office:value="0.994442819537877">
            <text:p>0.99</text:p>
          </table:table-cell>
          <table:table-cell office:value-type="float" office:value="0.988061901252764">
            <text:p>0.99</text:p>
          </table:table-cell>
          <table:table-cell office:value-type="float" office:value="1.00708741140736">
            <text:p>1.01</text:p>
          </table:table-cell>
          <table:table-cell/>
          <table:table-cell office:value-type="float" office:value="0.986406279915757">
            <text:p>0.99</text:p>
          </table:table-cell>
          <table:table-cell office:value-type="float" office:value="0.867104598281961">
            <text:p>0.87</text:p>
          </table:table-cell>
          <table:table-cell office:value-type="float" office:value="0.981477446066681">
            <text:p>0.98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formula="of:=AVERAGE([.C9:.C12])" office:value-type="float" office:value="1.0275">
            <text:p>1.0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">
            <text:p>0.9</text:p>
          </table:table-cell>
          <table:table-cell office:value-type="float" office:value="1.08">
            <text:p>1.08</text:p>
          </table:table-cell>
          <table:table-cell/>
          <table:table-cell office:value-type="float" office:value="0.99137104506232">
            <text:p>0.99</text:p>
          </table:table-cell>
          <table:table-cell office:value-type="float" office:value="1.01763762693747">
            <text:p>1.02</text:p>
          </table:table-cell>
          <table:table-cell office:value-type="float" office:value="0.991048224083165">
            <text:p>0.99</text:p>
          </table:table-cell>
          <table:table-cell table:number-columns-repeated="2"/>
          <table:table-cell office:value-type="float" office:value="1.00767398782747">
            <text:p>1.01</text:p>
          </table:table-cell>
          <table:table-cell office:value-type="float" office:value="0.997701853837904">
            <text:p>1</text:p>
          </table:table-cell>
          <table:table-cell office:value-type="float" office:value="0.841142857142857">
            <text:p>0.84</text:p>
          </table:table-cell>
          <table:table-cell/>
          <table:table-cell office:value-type="float" office:value="1.01631701631702">
            <text:p>1.02</text:p>
          </table:table-cell>
          <table:table-cell office:value-type="float" office:value="0.995865327820437">
            <text:p>1</text:p>
          </table:table-cell>
          <table:table-cell office:value-type="float" office:value="0.960432871153196">
            <text:p>0.96</text:p>
          </table:table-cell>
          <table:table-cell/>
          <table:table-cell office:value-type="float" office:value="0.98848810437452">
            <text:p>0.99</text:p>
          </table:table-cell>
          <table:table-cell office:value-type="float" office:value="0.83078545071165">
            <text:p>0.83</text:p>
          </table:table-cell>
          <table:table-cell office:value-type="float" office:value="0.985393503379115">
            <text:p>0.9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98">
            <text:p>0.98</text:p>
          </table:table-cell>
          <table:table-cell office:value-type="float" office:value="1.05">
            <text:p>1.05</text:p>
          </table:table-cell>
          <table:table-cell table:formula="of:=AVERAGE([.C10:.C13])" office:value-type="float" office:value="1.045">
            <text:p>1.05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1.16">
            <text:p>1.16</text:p>
          </table:table-cell>
          <table:table-cell/>
          <table:table-cell table:number-columns-repeated="2" office:value-type="float" office:value="0.9">
            <text:p>0.9</text:p>
          </table:table-cell>
          <table:table-cell office:value-type="float" office:value="1.03">
            <text:p>1.03</text:p>
          </table:table-cell>
          <table:table-cell/>
          <table:table-cell office:value-type="float" office:value="1.01651112706389">
            <text:p>1.02</text:p>
          </table:table-cell>
          <table:table-cell office:value-type="float" office:value="1.01652745690421">
            <text:p>1.02</text:p>
          </table:table-cell>
          <table:table-cell office:value-type="float" office:value="1.01233859397418">
            <text:p>1.01</text:p>
          </table:table-cell>
          <table:table-cell table:number-columns-repeated="2"/>
          <table:table-cell office:value-type="float" office:value="0.998410174880763">
            <text:p>1</text:p>
          </table:table-cell>
          <table:table-cell office:value-type="float" office:value="1.00429711479435">
            <text:p>1</text:p>
          </table:table-cell>
          <table:table-cell office:value-type="float" office:value="0.827914353687549">
            <text:p>0.83</text:p>
          </table:table-cell>
          <table:table-cell/>
          <table:table-cell office:value-type="float" office:value="0.992121388969944">
            <text:p>0.99</text:p>
          </table:table-cell>
          <table:table-cell office:value-type="float" office:value="1.0053222945003">
            <text:p>1.01</text:p>
          </table:table-cell>
          <table:table-cell office:value-type="float" office:value="0.971912013536379">
            <text:p>0.97</text:p>
          </table:table-cell>
          <table:table-cell/>
          <table:table-cell office:value-type="float" office:value="0.998657718120805">
            <text:p>1</text:p>
          </table:table-cell>
          <table:table-cell office:value-type="float" office:value="0.823692222529754">
            <text:p>0.82</text:p>
          </table:table-cell>
          <table:table-cell office:value-type="float" office:value="1.01410896461906">
            <text:p>1.01</text:p>
          </table:table-cell>
        </table:table-row>
        <table:table-row table:style-name="ro1">
          <table:table-cell table:number-columns-repeated="2" office:value-type="float" office:value="0.98">
            <text:p>0.98</text:p>
          </table:table-cell>
          <table:table-cell office:value-type="float" office:value="1.01">
            <text:p>1.01</text:p>
          </table:table-cell>
          <table:table-cell table:formula="of:=AVERAGE([.C11:.C14])" office:value-type="float" office:value="1.015">
            <text:p>1.02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office:value-type="float" office:value="1.09">
            <text:p>1.0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/>
          <table:table-cell office:value-type="float" office:value="1.01481127568084">
            <text:p>1.01</text:p>
          </table:table-cell>
          <table:table-cell office:value-type="float" office:value="1.01436424898032">
            <text:p>1.01</text:p>
          </table:table-cell>
          <table:table-cell office:value-type="float" office:value="1.0285062713797">
            <text:p>1.03</text:p>
          </table:table-cell>
          <table:table-cell table:number-columns-repeated="2"/>
          <table:table-cell office:value-type="float" office:value="0.999206139190262">
            <text:p>1</text:p>
          </table:table-cell>
          <table:table-cell office:value-type="float" office:value="0.985239852398524">
            <text:p>0.99</text:p>
          </table:table-cell>
          <table:table-cell office:value-type="float" office:value="0.817955112219451">
            <text:p>0.82</text:p>
          </table:table-cell>
          <table:table-cell/>
          <table:table-cell office:value-type="float" office:value="0.994455792238109">
            <text:p>0.99</text:p>
          </table:table-cell>
          <table:table-cell office:value-type="float" office:value="1.00516757714454">
            <text:p>1.01</text:p>
          </table:table-cell>
          <table:table-cell office:value-type="float" office:value="0.970688479890934">
            <text:p>0.97</text:p>
          </table:table-cell>
          <table:table-cell/>
          <table:table-cell office:value-type="float" office:value="1.00134382799002">
            <text:p>1</text:p>
          </table:table-cell>
          <table:table-cell office:value-type="float" office:value="0.819080860965678">
            <text:p>0.82</text:p>
          </table:table-cell>
          <table:table-cell office:value-type="float" office:value="1.00282424505757">
            <text:p>1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formula="of:=AVERAGE([.C12:.C15])" office:value-type="float" office:value="0.9975">
            <text:p>1</text:p>
          </table:table-cell>
          <table:table-cell/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1.06">
            <text:p>1.06</text:p>
          </table:table-cell>
          <table:table-cell/>
          <table:table-cell office:value-type="float" office:value="1.00239578342118">
            <text:p>1</text:p>
          </table:table-cell>
          <table:table-cell office:value-type="float" office:value="1.01787294284197">
            <text:p>1.02</text:p>
          </table:table-cell>
          <table:table-cell office:value-type="float" office:value="1.03438476840011">
            <text:p>1.03</text:p>
          </table:table-cell>
          <table:table-cell table:number-columns-repeated="2"/>
          <table:table-cell office:value-type="float" office:value="1.00396301188904">
            <text:p>1</text:p>
          </table:table-cell>
          <table:table-cell office:value-type="float" office:value="0.988293284041898">
            <text:p>0.99</text:p>
          </table:table-cell>
          <table:table-cell office:value-type="float" office:value="0.798948751642576">
            <text:p>0.8</text:p>
          </table:table-cell>
          <table:table-cell/>
          <table:table-cell office:value-type="float" office:value="1.01687027341478">
            <text:p>1.02</text:p>
          </table:table-cell>
          <table:table-cell office:value-type="float" office:value="0.991853058806103">
            <text:p>0.99</text:p>
          </table:table-cell>
          <table:table-cell office:value-type="float" office:value="1.0221465076661">
            <text:p>1.02</text:p>
          </table:table-cell>
          <table:table-cell/>
          <table:table-cell office:value-type="float" office:value="0.999615532487505">
            <text:p>1</text:p>
          </table:table-cell>
          <table:table-cell office:value-type="float" office:value="0.8561872909699">
            <text:p>0.86</text:p>
          </table:table-cell>
          <table:table-cell office:value-type="float" office:value="0.974672489082969">
            <text:p>0.9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97">
            <text:p>0.97</text:p>
          </table:table-cell>
          <table:table-cell table:formula="of:=AVERAGE([.C13:.C16])" office:value-type="float" office:value="0.9925">
            <text:p>0.99</text:p>
          </table:table-cell>
          <table:table-cell/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">
            <text:p>0.9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/>
          <table:table-cell office:value-type="float" office:value="0.977392977392977">
            <text:p>0.98</text:p>
          </table:table-cell>
          <table:table-cell office:value-type="float" office:value="1.04885764499121">
            <text:p>1.05</text:p>
          </table:table-cell>
          <table:table-cell office:value-type="float" office:value="0.994311717861206">
            <text:p>0.99</text:p>
          </table:table-cell>
          <table:table-cell table:number-columns-repeated="2"/>
          <table:table-cell office:value-type="float" office:value="0.993920169177901">
            <text:p>0.99</text:p>
          </table:table-cell>
          <table:table-cell office:value-type="float" office:value="0.996603890089534">
            <text:p>1</text:p>
          </table:table-cell>
          <table:table-cell office:value-type="float" office:value="0.778498609823911">
            <text:p>0.78</text:p>
          </table:table-cell>
          <table:table-cell/>
          <table:table-cell office:value-type="float" office:value="1.04488850275123">
            <text:p>1.04</text:p>
          </table:table-cell>
          <table:table-cell office:value-type="float" office:value="0.9878446486807">
            <text:p>0.99</text:p>
          </table:table-cell>
          <table:table-cell office:value-type="float" office:value="0.967365166609413">
            <text:p>0.97</text:p>
          </table:table-cell>
          <table:table-cell/>
          <table:table-cell office:value-type="float" office:value="0.990167727009832">
            <text:p>0.99</text:p>
          </table:table-cell>
          <table:table-cell office:value-type="float" office:value="0.86032453070315">
            <text:p>0.86</text:p>
          </table:table-cell>
          <table:table-cell office:value-type="float" office:value="0.979376919701624">
            <text:p>0.9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formula="of:=AVERAGE([.C14:.C17])" office:value-type="float" office:value="0.9825">
            <text:p>0.98</text:p>
          </table:table-cell>
          <table:table-cell/>
          <table:table-cell office:value-type="float" office:value="1.02">
            <text:p>1.02</text:p>
          </table:table-cell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1.05">
            <text:p>1.05</text:p>
          </table:table-cell>
          <table:table-cell/>
          <table:table-cell office:value-type="float" office:value="0.990825688073394">
            <text:p>0.99</text:p>
          </table:table-cell>
          <table:table-cell office:value-type="float" office:value="1.04498870939726">
            <text:p>1.04</text:p>
          </table:table-cell>
          <table:table-cell office:value-type="float" office:value="0.97749928795215">
            <text:p>0.98</text:p>
          </table:table-cell>
          <table:table-cell table:number-columns-repeated="2"/>
          <table:table-cell office:value-type="float" office:value="0.972141151499071">
            <text:p>0.97</text:p>
          </table:table-cell>
          <table:table-cell office:value-type="float" office:value="1.00541041892101">
            <text:p>1.01</text:p>
          </table:table-cell>
          <table:table-cell office:value-type="float" office:value="0.793323514972999">
            <text:p>0.79</text:p>
          </table:table-cell>
          <table:table-cell/>
          <table:table-cell office:value-type="float" office:value="1.02285218397454">
            <text:p>1.02</text:p>
          </table:table-cell>
          <table:table-cell office:value-type="float" office:value="1.00459055234711">
            <text:p>1</text:p>
          </table:table-cell>
          <table:table-cell office:value-type="float" office:value="1.0388182755067">
            <text:p>1.04</text:p>
          </table:table-cell>
          <table:table-cell/>
          <table:table-cell office:value-type="float" office:value="0.998842145889618">
            <text:p>1</text:p>
          </table:table-cell>
          <table:table-cell office:value-type="float" office:value="0.869913275517011">
            <text:p>0.87</text:p>
          </table:table-cell>
          <table:table-cell office:value-type="float" office:value="0.977072310405644">
            <text:p>0.98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81">
            <text:p>0.81</text:p>
          </table:table-cell>
          <table:table-cell table:formula="of:=AVERAGE([.C15:.C18])" office:value-type="float" office:value="0.9325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1.02">
            <text:p>1.02</text:p>
          </table:table-cell>
          <table:table-cell/>
          <table:table-cell table:number-columns-repeated="2" office:value-type="float" office:value="0.81">
            <text:p>0.81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3878787878788">
            <text:p>0.96</text:p>
          </table:table-cell>
          <table:table-cell office:value-type="float" office:value="0.999308914996545">
            <text:p>1</text:p>
          </table:table-cell>
          <table:table-cell office:value-type="float" office:value="0.990606319385141">
            <text:p>0.99</text:p>
          </table:table-cell>
          <table:table-cell table:number-columns-repeated="2"/>
          <table:table-cell office:value-type="float" office:value="0.964266666666667">
            <text:p>0.96</text:p>
          </table:table-cell>
          <table:table-cell office:value-type="float" office:value="0.994273332301501">
            <text:p>0.99</text:p>
          </table:table-cell>
          <table:table-cell office:value-type="float" office:value="0.826291079812207">
            <text:p>0.83</text:p>
          </table:table-cell>
          <table:table-cell/>
          <table:table-cell office:value-type="float" office:value="1.02093490106108">
            <text:p>1.02</text:p>
          </table:table-cell>
          <table:table-cell office:value-type="float" office:value="0.982456140350877">
            <text:p>0.98</text:p>
          </table:table-cell>
          <table:table-cell office:value-type="float" office:value="1.03111111111111">
            <text:p>1.03</text:p>
          </table:table-cell>
          <table:table-cell/>
          <table:table-cell office:value-type="float" office:value="0.995747970622342">
            <text:p>1</text:p>
          </table:table-cell>
          <table:table-cell office:value-type="float" office:value="0.873131734445603">
            <text:p>0.87</text:p>
          </table:table-cell>
          <table:table-cell office:value-type="float" office:value="0.994470249944702">
            <text:p>0.99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formula="of:=AVERAGE([.C16:.C19])" office:value-type="float" office:value="0.94">
            <text:p>0.94</text:p>
          </table:table-cell>
          <table:table-cell/>
          <table:table-cell table:number-columns-repeated="2" office:value-type="float" office:value="0.99">
            <text:p>0.99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  <table:table-cell office:value-type="float" office:value="1.04">
            <text:p>1.04</text:p>
          </table:table-cell>
          <table:table-cell/>
          <table:table-cell office:value-type="float" office:value="0.965751760991013">
            <text:p>0.97</text:p>
          </table:table-cell>
          <table:table-cell office:value-type="float" office:value="0.997245179063361">
            <text:p>1</text:p>
          </table:table-cell>
          <table:table-cell office:value-type="float" office:value="0.992883575291773">
            <text:p>0.99</text:p>
          </table:table-cell>
          <table:table-cell table:number-columns-repeated="2"/>
          <table:table-cell office:value-type="float" office:value="0.968590604026846">
            <text:p>0.97</text:p>
          </table:table-cell>
          <table:table-cell office:value-type="float" office:value="0.987761425251743">
            <text:p>0.99</text:p>
          </table:table-cell>
          <table:table-cell office:value-type="float" office:value="0.835359116022099">
            <text:p>0.84</text:p>
          </table:table-cell>
          <table:table-cell/>
          <table:table-cell office:value-type="float" office:value="1.02108262108262">
            <text:p>1.02</text:p>
          </table:table-cell>
          <table:table-cell office:value-type="float" office:value="0.995687732342007">
            <text:p>1</text:p>
          </table:table-cell>
          <table:table-cell office:value-type="float" office:value="0.99141778235496">
            <text:p>0.99</text:p>
          </table:table-cell>
          <table:table-cell/>
          <table:table-cell office:value-type="float" office:value="0.990328820116054">
            <text:p>0.99</text:p>
          </table:table-cell>
          <table:table-cell office:value-type="float" office:value="0.912052117263844">
            <text:p>0.91</text:p>
          </table:table-cell>
          <table:table-cell office:value-type="float" office:value="1.00552242102938">
            <text:p>1.0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.06">
            <text:p>1.06</text:p>
          </table:table-cell>
          <table:table-cell table:formula="of:=AVERAGE([.C17:.C20])" office:value-type="float" office:value="0.9625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1.09">
            <text:p>1.09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5315095261358">
            <text:p>0.97</text:p>
          </table:table-cell>
          <table:table-cell office:value-type="float" office:value="1.01234567901235">
            <text:p>1.01</text:p>
          </table:table-cell>
          <table:table-cell office:value-type="float" office:value="0.964927288280582">
            <text:p>0.96</text:p>
          </table:table-cell>
          <table:table-cell table:number-columns-repeated="2"/>
          <table:table-cell office:value-type="float" office:value="0.944625407166124">
            <text:p>0.94</text:p>
          </table:table-cell>
          <table:table-cell office:value-type="float" office:value="1.0001551109043">
            <text:p>1</text:p>
          </table:table-cell>
          <table:table-cell office:value-type="float" office:value="0.835960303561004">
            <text:p>0.84</text:p>
          </table:table-cell>
          <table:table-cell/>
          <table:table-cell office:value-type="float" office:value="0.979731658578361">
            <text:p>0.98</text:p>
          </table:table-cell>
          <table:table-cell office:value-type="float" office:value="0.997619047619048">
            <text:p>1</text:p>
          </table:table-cell>
          <table:table-cell office:value-type="float" office:value="1.0299727520436">
            <text:p>1.03</text:p>
          </table:table-cell>
          <table:table-cell/>
          <table:table-cell office:value-type="float" office:value="0.98973862536302">
            <text:p>0.99</text:p>
          </table:table-cell>
          <table:table-cell office:value-type="float" office:value="0.930995897053338">
            <text:p>0.93</text:p>
          </table:table-cell>
          <table:table-cell office:value-type="float" office:value="0.996906760936809">
            <text:p>1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1.01">
            <text:p>1.01</text:p>
          </table:table-cell>
          <table:table-cell office:value-type="float" office:value="1.08">
            <text:p>1.08</text:p>
          </table:table-cell>
          <table:table-cell table:formula="of:=AVERAGE([.C18:.C21])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.03">
            <text:p>1.0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8919585594474">
            <text:p>0.97</text:p>
          </table:table-cell>
          <table:table-cell office:value-type="float" office:value="1.03809523809524">
            <text:p>1.04</text:p>
          </table:table-cell>
          <table:table-cell office:value-type="float" office:value="0.967889908256881">
            <text:p>0.97</text:p>
          </table:table-cell>
          <table:table-cell table:number-columns-repeated="2"/>
          <table:table-cell office:value-type="float" office:value="0.917057040507027">
            <text:p>0.92</text:p>
          </table:table-cell>
          <table:table-cell office:value-type="float" office:value="1.01070929691138">
            <text:p>1.01</text:p>
          </table:table-cell>
          <table:table-cell office:value-type="float" office:value="0.838471023427867">
            <text:p>0.84</text:p>
          </table:table-cell>
          <table:table-cell/>
          <table:table-cell office:value-type="float" office:value="0.982616129951553">
            <text:p>0.98</text:p>
          </table:table-cell>
          <table:table-cell office:value-type="float" office:value="1.00565981531129">
            <text:p>1.01</text:p>
          </table:table-cell>
          <table:table-cell office:value-type="float" office:value="1.00915564598169">
            <text:p>1.01</text:p>
          </table:table-cell>
          <table:table-cell/>
          <table:table-cell office:value-type="float" office:value="1.0015503875969">
            <text:p>1</text:p>
          </table:table-cell>
          <table:table-cell office:value-type="float" office:value="0.862442040185471">
            <text:p>0.86</text:p>
          </table:table-cell>
          <table:table-cell office:value-type="float" office:value="1.01682905225864">
            <text:p>1.02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1.02">
            <text:p>1.02</text:p>
          </table:table-cell>
          <table:table-cell table:formula="of:=AVERAGE([.C19:.C22])" office:value-type="float" office:value="1.0325">
            <text:p>1.03</text:p>
          </table:table-cell>
          <table:table-cell/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1.07">
            <text:p>1.0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2541024365987">
            <text:p>0.99</text:p>
          </table:table-cell>
          <table:table-cell office:value-type="float" office:value="1.03086523865745">
            <text:p>1.03</text:p>
          </table:table-cell>
          <table:table-cell office:value-type="float" office:value="0.969907407407407">
            <text:p>0.97</text:p>
          </table:table-cell>
          <table:table-cell table:number-columns-repeated="2"/>
          <table:table-cell office:value-type="float" office:value="0.911591355599214">
            <text:p>0.91</text:p>
          </table:table-cell>
          <table:table-cell office:value-type="float" office:value="1.00217054263566">
            <text:p>1</text:p>
          </table:table-cell>
          <table:table-cell office:value-type="float" office:value="0.861219195849546">
            <text:p>0.86</text:p>
          </table:table-cell>
          <table:table-cell/>
          <table:table-cell office:value-type="float" office:value="0.98919840818647">
            <text:p>0.99</text:p>
          </table:table-cell>
          <table:table-cell office:value-type="float" office:value="1.00253617783082">
            <text:p>1</text:p>
          </table:table-cell>
          <table:table-cell office:value-type="float" office:value="0.994258696386356">
            <text:p>0.99</text:p>
          </table:table-cell>
          <table:table-cell/>
          <table:table-cell office:value-type="float" office:value="0.997281553398058">
            <text:p>1</text:p>
          </table:table-cell>
          <table:table-cell office:value-type="float" office:value="0.898769352917824">
            <text:p>0.9</text:p>
          </table:table-cell>
          <table:table-cell office:value-type="float" office:value="1.00510543840178">
            <text:p>1.01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1.01">
            <text:p>1.01</text:p>
          </table:table-cell>
          <table:table-cell office:value-type="float" office:value="1.05">
            <text:p>1.05</text:p>
          </table:table-cell>
          <table:table-cell table:formula="of:=AVERAGE([.C20:.C23])" office:value-type="float" office:value="1.0525">
            <text:p>1.05</text:p>
          </table:table-cell>
          <table:table-cell/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office:value-type="float" office:value="1.07">
            <text:p>1.07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1.06">
            <text:p>1.06</text:p>
          </table:table-cell>
          <table:table-cell/>
          <table:table-cell office:value-type="float" office:value="0.994994994994995">
            <text:p>0.99</text:p>
          </table:table-cell>
          <table:table-cell office:value-type="float" office:value="0.998488157231648">
            <text:p>1</text:p>
          </table:table-cell>
          <table:table-cell office:value-type="float" office:value="0.986269354367514">
            <text:p>0.99</text:p>
          </table:table-cell>
          <table:table-cell table:number-columns-repeated="2"/>
          <table:table-cell office:value-type="float" office:value="0.886841347538151">
            <text:p>0.89</text:p>
          </table:table-cell>
          <table:table-cell office:value-type="float" office:value="0.984940226672877">
            <text:p>0.98</text:p>
          </table:table-cell>
          <table:table-cell office:value-type="float" office:value="0.882870683818551">
            <text:p>0.88</text:p>
          </table:table-cell>
          <table:table-cell/>
          <table:table-cell office:value-type="float" office:value="0.971770744225834">
            <text:p>0.97</text:p>
          </table:table-cell>
          <table:table-cell office:value-type="float" office:value="1.01770569855676">
            <text:p>1.02</text:p>
          </table:table-cell>
          <table:table-cell office:value-type="float" office:value="1.01788727640905">
            <text:p>1.02</text:p>
          </table:table-cell>
          <table:table-cell/>
          <table:table-cell office:value-type="float" office:value="1.00563435010686">
            <text:p>1.01</text:p>
          </table:table-cell>
          <table:table-cell office:value-type="float" office:value="0.897992625972962">
            <text:p>0.9</text:p>
          </table:table-cell>
          <table:table-cell office:value-type="float" office:value="1.0033237314425">
            <text:p>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table:formula="of:=AVERAGE([.C21:.C24])" office:value-type="float" office:value="1.0325">
            <text:p>1.03</text:p>
          </table:table-cell>
          <table:table-cell/>
          <table:table-cell office:value-type="float" office:value="0.86">
            <text:p>0.86</text:p>
          </table:table-cell>
          <table:table-cell office:value-type="float" office:value="1.01">
            <text:p>1.0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/>
          <table:table-cell office:value-type="float" office:value="0.994225458197339">
            <text:p>0.99</text:p>
          </table:table-cell>
          <table:table-cell office:value-type="float" office:value="0.997814758782989">
            <text:p>1</text:p>
          </table:table-cell>
          <table:table-cell office:value-type="float" office:value="0.963770250368188">
            <text:p>0.96</text:p>
          </table:table-cell>
          <table:table-cell table:number-columns-repeated="2"/>
          <table:table-cell office:value-type="float" office:value="0.858501783590963">
            <text:p>0.86</text:p>
          </table:table-cell>
          <table:table-cell office:value-type="float" office:value="0.988176726820162">
            <text:p>0.99</text:p>
          </table:table-cell>
          <table:table-cell office:value-type="float" office:value="0.866995073891626">
            <text:p>0.87</text:p>
          </table:table-cell>
          <table:table-cell/>
          <table:table-cell office:value-type="float" office:value="1.00686498855835">
            <text:p>1.01</text:p>
          </table:table-cell>
          <table:table-cell office:value-type="float" office:value="1.00297088532383">
            <text:p>1</text:p>
          </table:table-cell>
          <table:table-cell office:value-type="float" office:value="0.995305164319249">
            <text:p>1</text:p>
          </table:table-cell>
          <table:table-cell/>
          <table:table-cell office:value-type="float" office:value="1.003300330033">
            <text:p>1</text:p>
          </table:table-cell>
          <table:table-cell office:value-type="float" office:value="0.886257928118393">
            <text:p>0.89</text:p>
          </table:table-cell>
          <table:table-cell office:value-type="float" office:value="0.996901283753873">
            <text:p>1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1.03">
            <text:p>1.03</text:p>
          </table:table-cell>
          <table:table-cell office:value-type="float" office:value="1.06">
            <text:p>1.06</text:p>
          </table:table-cell>
          <table:table-cell table:formula="of:=AVERAGE([.C22:.C25])" office:value-type="float" office:value="1.0275">
            <text:p>1.03</text:p>
          </table:table-cell>
          <table:table-cell/>
          <table:table-cell office:value-type="float" office:value="1.02">
            <text:p>1.02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1.11">
            <text:p>1.11</text:p>
          </table:table-cell>
          <table:table-cell/>
          <table:table-cell office:value-type="float" office:value="0.988128315231119">
            <text:p>0.99</text:p>
          </table:table-cell>
          <table:table-cell office:value-type="float" office:value="1.0241610738255">
            <text:p>1.02</text:p>
          </table:table-cell>
          <table:table-cell office:value-type="float" office:value="0.938095238095238">
            <text:p>0.94</text:p>
          </table:table-cell>
          <table:table-cell table:number-columns-repeated="2"/>
          <table:table-cell office:value-type="float" office:value="0.833538840937115">
            <text:p>0.83</text:p>
          </table:table-cell>
          <table:table-cell office:value-type="float" office:value="1.01399688958009">
            <text:p>1.01</text:p>
          </table:table-cell>
          <table:table-cell office:value-type="float" office:value="0.876552227903579">
            <text:p>0.88</text:p>
          </table:table-cell>
          <table:table-cell/>
          <table:table-cell office:value-type="float" office:value="0.983342906375646">
            <text:p>0.98</text:p>
          </table:table-cell>
          <table:table-cell office:value-type="float" office:value="1.02120088954781">
            <text:p>1.02</text:p>
          </table:table-cell>
          <table:table-cell office:value-type="float" office:value="0.992936427850656">
            <text:p>0.99</text:p>
          </table:table-cell>
          <table:table-cell/>
          <table:table-cell office:value-type="float" office:value="1.01028128031038">
            <text:p>1.01</text:p>
          </table:table-cell>
          <table:table-cell office:value-type="float" office:value="0.839332748024583">
            <text:p>0.84</text:p>
          </table:table-cell>
          <table:table-cell office:value-type="float" office:value="1.00573445081606">
            <text:p>1.01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table:formula="of:=AVERAGE([.C23:.C26])" office:value-type="float" office:value="0.9825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.03">
            <text:p>1.0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1.08">
            <text:p>1.08</text:p>
          </table:table-cell>
          <table:table-cell/>
          <table:table-cell office:value-type="float" office:value="0.977687626774848">
            <text:p>0.98</text:p>
          </table:table-cell>
          <table:table-cell office:value-type="float" office:value="0.998663101604278">
            <text:p>1</text:p>
          </table:table-cell>
          <table:table-cell office:value-type="float" office:value="0.939046469523235">
            <text:p>0.94</text:p>
          </table:table-cell>
          <table:table-cell table:number-columns-repeated="2"/>
          <table:table-cell office:value-type="float" office:value="0.81107177341487">
            <text:p>0.81</text:p>
          </table:table-cell>
          <table:table-cell office:value-type="float" office:value="1.00993788819876">
            <text:p>1.01</text:p>
          </table:table-cell>
          <table:table-cell office:value-type="float" office:value="0.876045627376426">
            <text:p>0.88</text:p>
          </table:table-cell>
          <table:table-cell/>
          <table:table-cell office:value-type="float" office:value="0.978034682080925">
            <text:p>0.98</text:p>
          </table:table-cell>
          <table:table-cell office:value-type="float" office:value="1.00147797812592">
            <text:p>1</text:p>
          </table:table-cell>
          <table:table-cell office:value-type="float" office:value="0.974289580514208">
            <text:p>0.97</text:p>
          </table:table-cell>
          <table:table-cell/>
          <table:table-cell office:value-type="float" office:value="0.998059759410167">
            <text:p>1</text:p>
          </table:table-cell>
          <table:table-cell office:value-type="float" office:value="0.893713251922207">
            <text:p>0.89</text:p>
          </table:table-cell>
          <table:table-cell office:value-type="float" office:value="0.99779638607316">
            <text:p>1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99">
            <text:p>0.99</text:p>
          </table:table-cell>
          <table:table-cell office:value-type="float" office:value="0.9">
            <text:p>0.9</text:p>
          </table:table-cell>
          <table:table-cell table:formula="of:=AVERAGE([.C24:.C27])" office:value-type="float" office:value="0.94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1.14">
            <text:p>1.14</text:p>
          </table:table-cell>
          <table:table-cell/>
          <table:table-cell office:value-type="float" office:value="0.984991096413126">
            <text:p>0.98</text:p>
          </table:table-cell>
          <table:table-cell office:value-type="float" office:value="0.96673909409995">
            <text:p>0.97</text:p>
          </table:table-cell>
          <table:table-cell office:value-type="float" office:value="0.937423312883436">
            <text:p>0.94</text:p>
          </table:table-cell>
          <table:table-cell table:number-columns-repeated="2"/>
          <table:table-cell office:value-type="float" office:value="0.792401628222524">
            <text:p>0.79</text:p>
          </table:table-cell>
          <table:table-cell office:value-type="float" office:value="0.982434323021918">
            <text:p>0.98</text:p>
          </table:table-cell>
          <table:table-cell office:value-type="float" office:value="0.850793650793651">
            <text:p>0.85</text:p>
          </table:table-cell>
          <table:table-cell/>
          <table:table-cell office:value-type="float" office:value="0.927502201350161">
            <text:p>0.93</text:p>
          </table:table-cell>
          <table:table-cell office:value-type="float" office:value="0.988617886178862">
            <text:p>0.99</text:p>
          </table:table-cell>
          <table:table-cell office:value-type="float" office:value="0.885538039753256">
            <text:p>0.89</text:p>
          </table:table-cell>
          <table:table-cell/>
          <table:table-cell office:value-type="float" office:value="1.0204870506378">
            <text:p>1.02</text:p>
          </table:table-cell>
          <table:table-cell office:value-type="float" office:value="0.852026390197926">
            <text:p>0.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6">
            <text:p>0.96</text:p>
          </table:table-cell>
          <table:table-cell office:value-type="float" office:value="1.01">
            <text:p>1.01</text:p>
          </table:table-cell>
          <table:table-cell table:formula="of:=AVERAGE([.C25:.C28])" office:value-type="float" office:value="0.9525">
            <text:p>0.95</text:p>
          </table:table-cell>
          <table:table-cell/>
          <table:table-cell office:value-type="float" office:value="1.04">
            <text:p>1.04</text:p>
          </table:table-cell>
          <table:table-cell office:value-type="float" office:value="0.93">
            <text:p>0.93</text:p>
          </table:table-cell>
          <table:table-cell office:value-type="float" office:value="1.16">
            <text:p>1.16</text:p>
          </table:table-cell>
          <table:table-cell/>
          <table:table-cell office:value-type="float" office:value="1.03">
            <text:p>1.03</text:p>
          </table:table-cell>
          <table:table-cell office:value-type="float" office:value="0.97">
            <text:p>0.97</text:p>
          </table:table-cell>
          <table:table-cell office:value-type="float" office:value="1.05">
            <text:p>1.05</text:p>
          </table:table-cell>
          <table:table-cell/>
          <table:table-cell office:value-type="float" office:value="0.991078256436401">
            <text:p>0.99</text:p>
          </table:table-cell>
          <table:table-cell office:value-type="float" office:value="0.958550092297365">
            <text:p>0.96</text:p>
          </table:table-cell>
          <table:table-cell office:value-type="float" office:value="0.949363156259708">
            <text:p>0.95</text:p>
          </table:table-cell>
          <table:table-cell table:number-columns-repeated="2"/>
          <table:table-cell office:value-type="float" office:value="0.776140855192239">
            <text:p>0.78</text:p>
          </table:table-cell>
          <table:table-cell office:value-type="float" office:value="0.977223088923557">
            <text:p>0.98</text:p>
          </table:table-cell>
          <table:table-cell office:value-type="float" office:value="0.841059602649007">
            <text:p>0.84</text:p>
          </table:table-cell>
          <table:table-cell/>
          <table:table-cell office:value-type="float" office:value="0.903187369675305">
            <text:p>0.9</text:p>
          </table:table-cell>
          <table:table-cell office:value-type="float" office:value="0.989946777054997">
            <text:p>0.99</text:p>
          </table:table-cell>
          <table:table-cell office:value-type="float" office:value="0.735073292813729">
            <text:p>0.74</text:p>
          </table:table-cell>
          <table:table-cell/>
          <table:table-cell office:value-type="float" office:value="1.01367225110726">
            <text:p>1.01</text:p>
          </table:table-cell>
          <table:table-cell office:value-type="float" office:value="0.856438085841145">
            <text:p>0.86</text:p>
          </table:table-cell>
          <table:table-cell office:value-type="float" office:value="1.03310677483008">
            <text:p>1.03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97">
            <text:p>0.97</text:p>
          </table:table-cell>
          <table:table-cell office:value-type="float" office:value="1.02">
            <text:p>1.02</text:p>
          </table:table-cell>
          <table:table-cell table:formula="of:=AVERAGE([.C26:.C29])" office:value-type="float" office:value="0.9425">
            <text:p>0.94</text:p>
          </table:table-cell>
          <table:table-cell/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77">
            <text:p>0.77</text:p>
          </table:table-cell>
          <table:table-cell/>
          <table:table-cell office:value-type="float" office:value="1.0012745347948">
            <text:p>1</text:p>
          </table:table-cell>
          <table:table-cell office:value-type="float" office:value="0.96530715857167">
            <text:p>0.97</text:p>
          </table:table-cell>
          <table:table-cell office:value-type="float" office:value="0.947998739363378">
            <text:p>0.95</text:p>
          </table:table-cell>
          <table:table-cell table:number-columns-repeated="2"/>
          <table:table-cell office:value-type="float" office:value="0.75592960979342">
            <text:p>0.76</text:p>
          </table:table-cell>
          <table:table-cell office:value-type="float" office:value="1.00609279800031">
            <text:p>1.01</text:p>
          </table:table-cell>
          <table:table-cell office:value-type="float" office:value="0.81038961038961">
            <text:p>0.81</text:p>
          </table:table-cell>
          <table:table-cell/>
          <table:table-cell office:value-type="float" office:value="0.703241895261845">
            <text:p>0.7</text:p>
          </table:table-cell>
          <table:table-cell office:value-type="float" office:value="0.993046308625536">
            <text:p>0.99</text:p>
          </table:table-cell>
          <table:table-cell office:value-type="float" office:value="0.615150361629235">
            <text:p>0.62</text:p>
          </table:table-cell>
          <table:table-cell/>
          <table:table-cell office:value-type="float" office:value="1.00596039223226">
            <text:p>1.01</text:p>
          </table:table-cell>
          <table:table-cell office:value-type="float" office:value="0.919493670886076">
            <text:p>0.92</text:p>
          </table:table-cell>
          <table:table-cell office:value-type="float" office:value="1.02209582148326">
            <text:p>1.02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table:formula="of:=AVERAGE([.C27:.C30])" office:value-type="float" office:value="0.965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1.05">
            <text:p>1.05</text:p>
          </table:table-cell>
          <table:table-cell/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1.04">
            <text:p>1.04</text:p>
          </table:table-cell>
          <table:table-cell/>
          <table:table-cell office:value-type="float" office:value="0.976410256410256">
            <text:p>0.98</text:p>
          </table:table-cell>
          <table:table-cell office:value-type="float" office:value="0.985685071574642">
            <text:p>0.99</text:p>
          </table:table-cell>
          <table:table-cell office:value-type="float" office:value="0.963270520600447">
            <text:p>0.96</text:p>
          </table:table-cell>
          <table:table-cell table:number-columns-repeated="2"/>
          <table:table-cell office:value-type="float" office:value="0.775460122699387">
            <text:p>0.78</text:p>
          </table:table-cell>
          <table:table-cell office:value-type="float" office:value="1.00656455142232">
            <text:p>1.01</text:p>
          </table:table-cell>
          <table:table-cell office:value-type="float" office:value="0.833333333333333">
            <text:p>0.83</text:p>
          </table:table-cell>
          <table:table-cell/>
          <table:table-cell office:value-type="float" office:value="0.615179760319574">
            <text:p>0.62</text:p>
          </table:table-cell>
          <table:table-cell office:value-type="float" office:value="0.981769675411294">
            <text:p>0.98</text:p>
          </table:table-cell>
          <table:table-cell office:value-type="float" office:value="0.5782340862423">
            <text:p>0.58</text:p>
          </table:table-cell>
          <table:table-cell/>
          <table:table-cell office:value-type="float" office:value="0.998272221155692">
            <text:p>1</text:p>
          </table:table-cell>
          <table:table-cell office:value-type="float" office:value="0.879537085744345">
            <text:p>0.88</text:p>
          </table:table-cell>
          <table:table-cell office:value-type="float" office:value="1.00283904782704">
            <text:p>1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1.02">
            <text:p>1.02</text:p>
          </table:table-cell>
          <table:table-cell office:value-type="float" office:value="0.97">
            <text:p>0.97</text:p>
          </table:table-cell>
          <table:table-cell table:formula="of:=AVERAGE([.C28:.C31])" office:value-type="float" office:value="0.9825">
            <text:p>0.98</text:p>
          </table:table-cell>
          <table:table-cell/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1.05">
            <text:p>1.0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/>
          <table:table-cell office:value-type="float" office:value="0.987120041215868">
            <text:p>0.99</text:p>
          </table:table-cell>
          <table:table-cell office:value-type="float" office:value="0.964996568291009">
            <text:p>0.96</text:p>
          </table:table-cell>
          <table:table-cell office:value-type="float" office:value="0.956776080597985">
            <text:p>0.96</text:p>
          </table:table-cell>
          <table:table-cell table:number-columns-repeated="2"/>
          <table:table-cell office:value-type="float" office:value="0.794053344993441">
            <text:p>0.79</text:p>
          </table:table-cell>
          <table:table-cell office:value-type="float" office:value="0.987175477009697">
            <text:p>0.99</text:p>
          </table:table-cell>
          <table:table-cell office:value-type="float" office:value="0.809933142311366">
            <text:p>0.81</text:p>
          </table:table-cell>
          <table:table-cell/>
          <table:table-cell office:value-type="float" office:value="0.61053385883196">
            <text:p>0.61</text:p>
          </table:table-cell>
          <table:table-cell office:value-type="float" office:value="0.983626079190235">
            <text:p>0.98</text:p>
          </table:table-cell>
          <table:table-cell office:value-type="float" office:value="0.46843549862763">
            <text:p>0.47</text:p>
          </table:table-cell>
          <table:table-cell/>
          <table:table-cell office:value-type="float" office:value="0.992319508448541">
            <text:p>0.99</text:p>
          </table:table-cell>
          <table:table-cell office:value-type="float" office:value="0.867945205479452">
            <text:p>0.87</text:p>
          </table:table-cell>
          <table:table-cell office:value-type="float" office:value="0.988862196986242">
            <text:p>0.99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table:formula="of:=AVERAGE([.C29:.C32])" office:value-type="float" office:value="0.955">
            <text:p>0.96</text:p>
          </table:table-cell>
          <table:table-cell/>
          <table:table-cell office:value-type="float" office:value="0.75">
            <text:p>0.7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7">
            <text:p>0.7</text:p>
          </table:table-cell>
          <table:table-cell office:value-type="float" office:value="0.97">
            <text:p>0.97</text:p>
          </table:table-cell>
          <table:table-cell office:value-type="float" office:value="0.8">
            <text:p>0.8</text:p>
          </table:table-cell>
          <table:table-cell/>
          <table:table-cell office:value-type="float" office:value="0.987577639751553">
            <text:p>0.99</text:p>
          </table:table-cell>
          <table:table-cell office:value-type="float" office:value="0.960553633217993">
            <text:p>0.96</text:p>
          </table:table-cell>
          <table:table-cell office:value-type="float" office:value="0.97432521395655">
            <text:p>0.97</text:p>
          </table:table-cell>
          <table:table-cell table:number-columns-repeated="2"/>
          <table:table-cell office:value-type="float" office:value="0.820130475302889">
            <text:p>0.82</text:p>
          </table:table-cell>
          <table:table-cell office:value-type="float" office:value="0.983555207517619">
            <text:p>0.98</text:p>
          </table:table-cell>
          <table:table-cell office:value-type="float" office:value="0.834503510531595">
            <text:p>0.83</text:p>
          </table:table-cell>
          <table:table-cell/>
          <table:table-cell office:value-type="float" office:value="0.571879936808847">
            <text:p>0.57</text:p>
          </table:table-cell>
          <table:table-cell office:value-type="float" office:value="0.99672131147541">
            <text:p>1</text:p>
          </table:table-cell>
          <table:table-cell office:value-type="float" office:value="0.472783825816485">
            <text:p>0.47</text:p>
          </table:table-cell>
          <table:table-cell/>
          <table:table-cell office:value-type="float" office:value="0.992319508448541">
            <text:p>0.99</text:p>
          </table:table-cell>
          <table:table-cell office:value-type="float" office:value="0.887372013651877">
            <text:p>0.89</text:p>
          </table:table-cell>
          <table:table-cell office:value-type="float" office:value="0.989744708706088">
            <text:p>0.9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.02">
            <text:p>1.02</text:p>
          </table:table-cell>
          <table:table-cell office:value-type="float" office:value="0.87">
            <text:p>0.87</text:p>
          </table:table-cell>
          <table:table-cell table:formula="of:=AVERAGE([.C30:.C33])" office:value-type="float" office:value="0.9175">
            <text:p>0.92</text:p>
          </table:table-cell>
          <table:table-cell/>
          <table:table-cell office:value-type="float" office:value="0.41">
            <text:p>0.41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0580577974486">
            <text:p>0.97</text:p>
          </table:table-cell>
          <table:table-cell office:value-type="float" office:value="0.975848792439622">
            <text:p>0.98</text:p>
          </table:table-cell>
          <table:table-cell office:value-type="float" office:value="0.979754397610355">
            <text:p>0.98</text:p>
          </table:table-cell>
          <table:table-cell table:number-columns-repeated="2"/>
          <table:table-cell office:value-type="float" office:value="0.828953891918691">
            <text:p>0.83</text:p>
          </table:table-cell>
          <table:table-cell office:value-type="float" office:value="1.00251256281407">
            <text:p>1</text:p>
          </table:table-cell>
          <table:table-cell office:value-type="float" office:value="0.768409818569904">
            <text:p>0.77</text:p>
          </table:table-cell>
          <table:table-cell/>
          <table:table-cell office:value-type="float" office:value="0.53569844789357">
            <text:p>0.54</text:p>
          </table:table-cell>
          <table:table-cell office:value-type="float" office:value="1.00254224614924">
            <text:p>1</text:p>
          </table:table-cell>
          <table:table-cell office:value-type="float" office:value="0.390243902439024">
            <text:p>0.39</text:p>
          </table:table-cell>
          <table:table-cell/>
          <table:table-cell office:value-type="float" office:value="1.00402993667242">
            <text:p>1</text:p>
          </table:table-cell>
          <table:table-cell office:value-type="float" office:value="0.868544600938967">
            <text:p>0.87</text:p>
          </table:table-cell>
          <table:table-cell office:value-type="float" office:value="0.996509598603839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8/13/2015</text:date>, <text:time>18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38M1S</meta:editing-duration>
    <meta:editing-cycles>56</meta:editing-cycles>
    <meta:generator>OpenOffice/4.1.1$Win32 OpenOffice.org_project/411m6$Build-9775</meta:generator>
    <dc:date>2015-08-13T18:14:24.24</dc:date>
    <dc:creator>Dustin Soodak</dc:creator>
    <meta:document-statistic meta:table-count="2" meta:cell-count="1554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maximum="1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03cm" svg:height="8.913cm" xlink:href=".." xlink:type="simple" chart:class="chart:line" chart:style-name="ch1">
        <chart:title svg:x="5.191cm" svg:y="0.314cm" chart:style-name="ch2">
          <text:p>2.088 ms, book</text:p>
        </chart:title>
        <chart:legend chart:legend-position="end" svg:x="10.835cm" svg:y="3.65cm" style:legend-expansion="high" chart:style-name="ch3"/>
        <chart:plot-area chart:style-name="ch4" table:cell-range-address="'Graphs(running aver)'.A1:'Graphs(running aver)'.C33" svg:x="0.724cm" svg:y="1.653cm" svg:width="9.563cm" svg:height="6.662cm">
          <chartooo:coordinate-region svg:x="1.462cm" svg:y="1.855cm" svg:width="8.633cm" svg:height="5.4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raphs(running aver)'.A1:'Graphs(running aver)'.A33" chart:class="chart:line">
            <chart:data-point chart:repeated="33"/>
          </chart:series>
          <chart:series chart:style-name="ch9" chart:values-cell-range-address="'Graphs(running aver)'.B1:'Graphs(running aver)'.B33" chart:class="chart:line">
            <chart:data-point chart:repeated="33"/>
          </chart:series>
          <chart:series chart:style-name="ch10" chart:values-cell-range-address="'Graphs(running aver)'.C1:'Graphs(running aver)'.C3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">
                <text:p>0.98</text:p>
                <draw:g>
                  <svg:desc>'Graphs(running aver)'.A1:'Graphs(running aver)'.A33</svg:desc>
                </draw:g>
              </table:table-cell>
              <table:table-cell office:value-type="float" office:value="0.99">
                <text:p>0.99</text:p>
                <draw:g>
                  <svg:desc>'Graphs(running aver)'.B1:'Graphs(running aver)'.B33</svg:desc>
                </draw:g>
              </table:table-cell>
              <table:table-cell office:value-type="float" office:value="1.04">
                <text:p>1.04</text:p>
                <draw:g>
                  <svg:desc>'Graphs(running aver)'.C1:'Graphs(running aver)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">
                <text:p>0.77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">
                <text:p>1.04</text:p>
              </table:table-cell>
              <table:table-cell office:value-type="float" office:value="0.99">
                <text:p>0.9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6">
                <text:p>1.06</text:p>
              </table:table-cell>
              <table:table-cell office:value-type="float" office:value="0.99">
                <text:p>0.9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98">
                <text:p>0.9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">
                <text:p>1.03</text:p>
              </table:table-cell>
              <table:table-cell office:value-type="float" office:value="0.97">
                <text:p>0.9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">
                <text:p>1.06</text:p>
              </table:table-cell>
              <table:table-cell office:value-type="float" office:value="0.99">
                <text:p>0.9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4">
                <text:p>0.74</text:p>
              </table:table-cell>
              <table:table-cell office:value-type="float" office:value="1.01">
                <text:p>1.0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">
                <text:p>0.89</text:p>
              </table:table-cell>
              <table:table-cell office:value-type="float" office:value="0.95">
                <text:p>0.9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">
                <text:p>0.89</text:p>
              </table:table-cell>
              <table:table-cell office:value-type="float" office:value="1.01">
                <text:p>1.0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">
                <text:p>0.79</text:p>
              </table:table-cell>
              <table:table-cell office:value-type="float" office:value="1.03">
                <text:p>1.0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">
                <text:p>0.49</text:p>
              </table:table-cell>
              <table:table-cell office:value-type="float" office:value="0.99">
                <text:p>0.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">
                <text:p>0.6</text:p>
              </table:table-cell>
              <table:table-cell office:value-type="float" office:value="0.96">
                <text:p>0.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">
                <text:p>0.57</text:p>
              </table:table-cell>
              <table:table-cell office:value-type="float" office:value="0.97">
                <text:p>0.9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">
                <text:p>0.68</text:p>
              </table:table-cell>
              <table:table-cell office:value-type="float" office:value="1.02">
                <text:p>1.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8">
                <text:p>0.78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5">
                <text:p>0.55</text:p>
              </table:table-cell>
              <table:table-cell office:value-type="float" office:value="1.02">
                <text:p>1.02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98cm" svg:height="9cm" xlink:href=".." xlink:type="simple" chart:class="chart:line" chart:style-name="ch1">
        <chart:legend chart:legend-position="end" svg:x="9.351cm" svg:y="3.694cm" style:legend-expansion="high" chart:style-name="ch2"/>
        <chart:plot-area chart:style-name="ch3" table:cell-range-address="EdgeDataAnalyzed.J8:EdgeDataAnalyzed.L47" svg:x="0.693cm" svg:y="0.855cm" svg:width="8.172cm" svg:height="7.545cm">
          <chartooo:coordinate-region svg:x="1.431cm" svg:y="1.058cm" svg:width="7.428cm" svg:height="6.2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dgeDataAnalyzed.J8:EdgeDataAnalyzed.J47" chart:class="chart:line">
            <chart:data-point chart:repeated="40"/>
          </chart:series>
          <chart:series chart:style-name="ch7" chart:values-cell-range-address="EdgeDataAnalyzed.K8:EdgeDataAnalyzed.K47" chart:class="chart:line">
            <chart:data-point chart:repeated="40"/>
          </chart:series>
          <chart:series chart:style-name="ch8" chart:values-cell-range-address="EdgeDataAnalyzed.L8:EdgeDataAnalyzed.L47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dgeDataAnalyzed.J8:EdgeDataAnalyzed.J47</svg:desc>
                </draw:g>
              </table:table-cell>
              <table:table-cell office:value-type="float" office:value="1">
                <text:p>1</text:p>
                <draw:g>
                  <svg:desc>EdgeDataAnalyzed.K8:EdgeDataAnalyzed.K47</svg:desc>
                </draw:g>
              </table:table-cell>
              <table:table-cell office:value-type="float" office:value="1">
                <text:p>1</text:p>
                <draw:g>
                  <svg:desc>EdgeDataAnalyzed.L8:EdgeDataAnalyzed.L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094307851114">
                <text:p>1.01094307851114</text:p>
              </table:table-cell>
              <table:table-cell office:value-type="float" office:value="1.0031914893617">
                <text:p>1.0031914893617</text:p>
              </table:table-cell>
              <table:table-cell office:value-type="float" office:value="1.00301638993538">
                <text:p>1.00301638993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47522829313">
                <text:p>1.0047522829313</text:p>
              </table:table-cell>
              <table:table-cell office:value-type="float" office:value="0.993617021276596">
                <text:p>0.993617021276596</text:p>
              </table:table-cell>
              <table:table-cell office:value-type="float" office:value="0.992347960468298">
                <text:p>0.99234796046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9591488753308">
                <text:p>0.989591488753308</text:p>
              </table:table-cell>
              <table:table-cell office:value-type="float" office:value="1.0063829787234">
                <text:p>1.0063829787234</text:p>
              </table:table-cell>
              <table:table-cell office:value-type="float" office:value="0.977518746238863">
                <text:p>0.977518746238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4746300100356">
                <text:p>0.984746300100356</text:p>
              </table:table-cell>
              <table:table-cell office:value-type="float" office:value="1.01276595744681">
                <text:p>1.01276595744681</text:p>
              </table:table-cell>
              <table:table-cell office:value-type="float" office:value="0.987383620973173">
                <text:p>0.987383620973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4143961503058">
                <text:p>0.984143961503058</text:p>
              </table:table-cell>
              <table:table-cell office:value-type="float" office:value="1.01170212765957">
                <text:p>1.01170212765957</text:p>
              </table:table-cell>
              <table:table-cell office:value-type="float" office:value="0.981781459770366">
                <text:p>0.981781459770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3386072616868">
                <text:p>0.993386072616868</text:p>
              </table:table-cell>
              <table:table-cell office:value-type="float" office:value="1.0063829787234">
                <text:p>1.0063829787234</text:p>
              </table:table-cell>
              <table:table-cell office:value-type="float" office:value="0.96879212265447">
                <text:p>0.96879212265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27440905011">
                <text:p>1.0027440905011</text:p>
              </table:table-cell>
              <table:table-cell office:value-type="float" office:value="1.01276595744681">
                <text:p>1.01276595744681</text:p>
              </table:table-cell>
              <table:table-cell office:value-type="float" office:value="0.968363090506606">
                <text:p>0.968363090506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459736206977">
                <text:p>1.01459736206977</text:p>
              </table:table-cell>
              <table:table-cell office:value-type="float" office:value="1.00531914893617">
                <text:p>1.00531914893617</text:p>
              </table:table-cell>
              <table:table-cell office:value-type="float" office:value="0.958831832520532">
                <text:p>0.958831832520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3309213228146">
                <text:p>0.993309213228146</text:p>
              </table:table-cell>
              <table:table-cell office:value-type="float" office:value="1">
                <text:p>1</text:p>
              </table:table-cell>
              <table:table-cell office:value-type="float" office:value="0.987627678563159">
                <text:p>0.987627678563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753144856649">
                <text:p>1.00753144856649</text:p>
              </table:table-cell>
              <table:table-cell office:value-type="float" office:value="1.00425531914894">
                <text:p>1.00425531914894</text:p>
              </table:table-cell>
              <table:table-cell office:value-type="float" office:value="0.951543932957587">
                <text:p>0.951543932957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6859174660795">
                <text:p>0.996859174660795</text:p>
              </table:table-cell>
              <table:table-cell office:value-type="float" office:value="1.0031914893617">
                <text:p>1.0031914893617</text:p>
              </table:table-cell>
              <table:table-cell office:value-type="float" office:value="0.983702814163137">
                <text:p>0.983702814163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455555937091">
                <text:p>1.00455555937091</text:p>
              </table:table-cell>
              <table:table-cell office:value-type="float" office:value="0.98936170212766">
                <text:p>0.98936170212766</text:p>
              </table:table-cell>
              <table:table-cell office:value-type="float" office:value="0.984280865312837">
                <text:p>0.984280865312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130703481785">
                <text:p>1.01130703481785</text:p>
              </table:table-cell>
              <table:table-cell office:value-type="float" office:value="1">
                <text:p>1</text:p>
              </table:table-cell>
              <table:table-cell office:value-type="float" office:value="0.95584052015594">
                <text:p>0.95584052015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4343480009618">
                <text:p>0.984343480009618</text:p>
              </table:table-cell>
              <table:table-cell office:value-type="float" office:value="1.01914893617021">
                <text:p>1.01914893617021</text:p>
              </table:table-cell>
              <table:table-cell office:value-type="float" office:value="0.9634832227616">
                <text:p>0.9634832227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453742243649">
                <text:p>1.00453742243649</text:p>
              </table:table-cell>
              <table:table-cell office:value-type="float" office:value="0.998936170212766">
                <text:p>0.998936170212766</text:p>
              </table:table-cell>
              <table:table-cell office:value-type="float" office:value="0.963221089946038">
                <text:p>0.963221089946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154639882566">
                <text:p>1.00154639882566</text:p>
              </table:table-cell>
              <table:table-cell office:value-type="float" office:value="0.987234042553192">
                <text:p>0.987234042553192</text:p>
              </table:table-cell>
              <table:table-cell office:value-type="float" office:value="0.993608736413158">
                <text:p>0.993608736413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479445219235">
                <text:p>0.996479445219235</text:p>
              </table:table-cell>
              <table:table-cell office:value-type="float" office:value="0.995744680851064">
                <text:p>0.995744680851064</text:p>
              </table:table-cell>
              <table:table-cell office:value-type="float" office:value="0.970856514642288">
                <text:p>0.970856514642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9573285755964">
                <text:p>0.989573285755964</text:p>
              </table:table-cell>
              <table:table-cell office:value-type="float" office:value="1.00851063829787">
                <text:p>1.00851063829787</text:p>
              </table:table-cell>
              <table:table-cell office:value-type="float" office:value="0.961126041800899">
                <text:p>0.9611260418008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2251764123672">
                <text:p>0.982251764123672</text:p>
              </table:table-cell>
              <table:table-cell office:value-type="float" office:value="1.00106382978723">
                <text:p>1.00106382978723</text:p>
              </table:table-cell>
              <table:table-cell office:value-type="float" office:value="0.960930210173828">
                <text:p>0.960930210173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3146878270466">
                <text:p>0.983146878270466</text:p>
              </table:table-cell>
              <table:table-cell office:value-type="float" office:value="0.992553191489362">
                <text:p>0.992553191489362</text:p>
              </table:table-cell>
              <table:table-cell office:value-type="float" office:value="0.943773572485689">
                <text:p>0.943773572485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5010886855561">
                <text:p>0.995010886855561</text:p>
              </table:table-cell>
              <table:table-cell office:value-type="float" office:value="0.995744680851064">
                <text:p>0.995744680851064</text:p>
              </table:table-cell>
              <table:table-cell office:value-type="float" office:value="0.936396868454022">
                <text:p>0.936396868454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9583741640626">
                <text:p>0.979583741640626</text:p>
              </table:table-cell>
              <table:table-cell office:value-type="float" office:value="0.993617021276596">
                <text:p>0.993617021276596</text:p>
              </table:table-cell>
              <table:table-cell office:value-type="float" office:value="0.923011766379923">
                <text:p>0.923011766379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9546617330467">
                <text:p>0.979546617330467</text:p>
              </table:table-cell>
              <table:table-cell office:value-type="float" office:value="0.980851063829787">
                <text:p>0.980851063829787</text:p>
              </table:table-cell>
              <table:table-cell office:value-type="float" office:value="0.916203829254522">
                <text:p>0.916203829254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4476356018275">
                <text:p>0.984476356018275</text:p>
              </table:table-cell>
              <table:table-cell office:value-type="float" office:value="0.988297872340426">
                <text:p>0.988297872340426</text:p>
              </table:table-cell>
              <table:table-cell office:value-type="float" office:value="0.904869418371479">
                <text:p>0.9048694183714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882104703419">
                <text:p>0.98882104703419</text:p>
              </table:table-cell>
              <table:table-cell office:value-type="float" office:value="0.980851063829787">
                <text:p>0.980851063829787</text:p>
              </table:table-cell>
              <table:table-cell office:value-type="float" office:value="0.904792366864463">
                <text:p>0.90479236686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6495312298342">
                <text:p>0.976495312298342</text:p>
              </table:table-cell>
              <table:table-cell office:value-type="float" office:value="0.995744680851064">
                <text:p>0.995744680851064</text:p>
              </table:table-cell>
              <table:table-cell office:value-type="float" office:value="0.879470711552362">
                <text:p>0.879470711552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9251292709127">
                <text:p>0.969251292709127</text:p>
              </table:table-cell>
              <table:table-cell office:value-type="float" office:value="0.991489361702128">
                <text:p>0.991489361702128</text:p>
              </table:table-cell>
              <table:table-cell office:value-type="float" office:value="0.824454618897407">
                <text:p>0.824454618897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3993328383486">
                <text:p>0.953993328383486</text:p>
              </table:table-cell>
              <table:table-cell office:value-type="float" office:value="1.00425531914894">
                <text:p>1.00425531914894</text:p>
              </table:table-cell>
              <table:table-cell office:value-type="float" office:value="0.78302785388571">
                <text:p>0.78302785388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6799622711318">
                <text:p>0.956799622711318</text:p>
              </table:table-cell>
              <table:table-cell office:value-type="float" office:value="1.0063829787234">
                <text:p>1.0063829787234</text:p>
              </table:table-cell>
              <table:table-cell office:value-type="float" office:value="0.730575829736992">
                <text:p>0.730575829736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9057664743729">
                <text:p>0.949057664743729</text:p>
              </table:table-cell>
              <table:table-cell office:value-type="float" office:value="0.998936170212766">
                <text:p>0.998936170212766</text:p>
              </table:table-cell>
              <table:table-cell office:value-type="float" office:value="0.666701228001323">
                <text:p>0.666701228001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0795663544417">
                <text:p>0.940795663544417</text:p>
              </table:table-cell>
              <table:table-cell office:value-type="float" office:value="0.998936170212766">
                <text:p>0.998936170212766</text:p>
              </table:table-cell>
              <table:table-cell office:value-type="float" office:value="0.594109141147221">
                <text:p>0.594109141147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87370099776995">
                <text:p>0.887370099776995</text:p>
              </table:table-cell>
              <table:table-cell office:value-type="float" office:value="1.01489361702128">
                <text:p>1.01489361702128</text:p>
              </table:table-cell>
              <table:table-cell office:value-type="float" office:value="0.544410201456707">
                <text:p>0.544410201456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6793468754727">
                <text:p>0.876793468754727</text:p>
              </table:table-cell>
              <table:table-cell office:value-type="float" office:value="0.985106382978723">
                <text:p>0.985106382978723</text:p>
              </table:table-cell>
              <table:table-cell office:value-type="float" office:value="0.488469805018638">
                <text:p>0.488469805018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2250063475611">
                <text:p>0.8225006347561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0.425693985693955">
                <text:p>0.4256939856939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3575424969178">
                <text:p>0.803575424969178</text:p>
              </table:table-cell>
              <table:table-cell office:value-type="float" office:value="1.00744680851064">
                <text:p>1.00744680851064</text:p>
              </table:table-cell>
              <table:table-cell office:value-type="float" office:value="0.369986778834367">
                <text:p>0.369986778834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8668017514803">
                <text:p>0.768668017514803</text:p>
              </table:table-cell>
              <table:table-cell office:value-type="float" office:value="0.995744680851064">
                <text:p>0.995744680851064</text:p>
              </table:table-cell>
              <table:table-cell office:value-type="float" office:value="0.336371337309606">
                <text:p>0.336371337309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8766136424892">
                <text:p>0.718766136424892</text:p>
              </table:table-cell>
              <table:table-cell office:value-type="float" office:value="0.992553191489362">
                <text:p>0.992553191489362</text:p>
              </table:table-cell>
              <table:table-cell office:value-type="float" office:value="0.305067669459539">
                <text:p>0.305067669459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53097595341788">
                <text:p>0.653097595341788</text:p>
              </table:table-cell>
              <table:table-cell office:value-type="float" office:value="1.00744680851064">
                <text:p>1.00744680851064</text:p>
              </table:table-cell>
              <table:table-cell office:value-type="float" office:value="0.307246141574458">
                <text:p>0.307246141574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2894298204743">
                <text:p>0.612894298204743</text:p>
              </table:table-cell>
              <table:table-cell office:value-type="float" office:value="1.00425531914894">
                <text:p>1.00425531914894</text:p>
              </table:table-cell>
              <table:table-cell office:value-type="float" office:value="0.277390954015135">
                <text:p>0.2773909540151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maximum="1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53cm" svg:height="8.784cm" xlink:href=".." xlink:type="simple" chart:class="chart:line" chart:style-name="ch1">
        <chart:title svg:x="3.766cm" svg:y="0.311cm" chart:style-name="ch2">
          <text:p>4.100 ms, book</text:p>
        </chart:title>
        <chart:legend chart:legend-position="end" svg:x="7.985cm" svg:y="3.586cm" style:legend-expansion="high" chart:style-name="ch3"/>
        <chart:plot-area chart:style-name="ch4" table:cell-range-address="'Graphs(running aver)'.F1:'Graphs(running aver)'.H33" svg:x="0.667cm" svg:y="1.641cm" svg:width="6.884cm" svg:height="6.548cm">
          <chartooo:coordinate-region svg:x="1.405cm" svg:y="1.844cm" svg:width="5.954cm" svg:height="5.2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raphs(running aver)'.F1:'Graphs(running aver)'.F33" chart:class="chart:line">
            <chart:data-point chart:repeated="33"/>
          </chart:series>
          <chart:series chart:style-name="ch9" chart:values-cell-range-address="'Graphs(running aver)'.G1:'Graphs(running aver)'.G33" chart:class="chart:line">
            <chart:data-point chart:repeated="33"/>
          </chart:series>
          <chart:series chart:style-name="ch10" chart:values-cell-range-address="'Graphs(running aver)'.H1:'Graphs(running aver)'.H3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">
                <text:p>0.95</text:p>
                <draw:g>
                  <svg:desc>'Graphs(running aver)'.F1:'Graphs(running aver)'.F33</svg:desc>
                </draw:g>
              </table:table-cell>
              <table:table-cell office:value-type="float" office:value="0.99">
                <text:p>0.99</text:p>
                <draw:g>
                  <svg:desc>'Graphs(running aver)'.G1:'Graphs(running aver)'.G33</svg:desc>
                </draw:g>
              </table:table-cell>
              <table:table-cell office:value-type="float" office:value="0.95">
                <text:p>0.95</text:p>
                <draw:g>
                  <svg:desc>'Graphs(running aver)'.H1:'Graphs(running aver)'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">
                <text:p>0.92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1.01">
                <text:p>1.0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">
                <text:p>1.06</text:p>
              </table:table-cell>
              <table:table-cell office:value-type="float" office:value="1.03">
                <text:p>1.0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">
                <text:p>0.97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">
                <text:p>0.92</text:p>
              </table:table-cell>
              <table:table-cell office:value-type="float" office:value="0.99">
                <text:p>0.9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0.99">
                <text:p>0.9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  <table:table-cell office:value-type="float" office:value="0.98">
                <text:p>0.9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6">
                <text:p>0.86</text:p>
              </table:table-cell>
              <table:table-cell office:value-type="float" office:value="0.98">
                <text:p>0.9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1.01">
                <text:p>1.0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">
                <text:p>1.04</text:p>
              </table:table-cell>
              <table:table-cell office:value-type="float" office:value="0.93">
                <text:p>0.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2">
                <text:p>0.82</text:p>
              </table:table-cell>
              <table:table-cell office:value-type="float" office:value="0.98">
                <text:p>0.9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">
                <text:p>0.4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2cm" svg:y="3.694cm" style:legend-expansion="high" chart:style-name="ch2"/>
        <chart:plot-area chart:style-name="ch3" table:cell-range-address="EdgeDataAnalyzed.Q15:EdgeDataAnalyzed.S47" svg:x="0.77cm" svg:y="0.855cm" svg:width="11.722cm" svg:height="7.545cm">
          <chartooo:coordinate-region svg:x="1.508cm" svg:y="1.058cm" svg:width="10.792cm" svg:height="6.2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dgeDataAnalyzed.Q15:EdgeDataAnalyzed.Q47" chart:class="chart:line">
            <chart:data-point chart:repeated="33"/>
          </chart:series>
          <chart:series chart:style-name="ch7" chart:values-cell-range-address="EdgeDataAnalyzed.R15:EdgeDataAnalyzed.R47" chart:class="chart:line">
            <chart:data-point chart:repeated="33"/>
          </chart:series>
          <chart:series chart:style-name="ch8" chart:values-cell-range-address="EdgeDataAnalyzed.S15:EdgeDataAnalyzed.S47" chart:class="chart:line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347947112039">
                <text:p>1.00347947112039</text:p>
                <draw:g>
                  <svg:desc>EdgeDataAnalyzed.Q15:EdgeDataAnalyzed.Q47</svg:desc>
                </draw:g>
              </table:table-cell>
              <table:table-cell office:value-type="float" office:value="1.00687466948704">
                <text:p>1.00687466948704</text:p>
                <draw:g>
                  <svg:desc>EdgeDataAnalyzed.R15:EdgeDataAnalyzed.R47</svg:desc>
                </draw:g>
              </table:table-cell>
              <table:table-cell office:value-type="float" office:value="0.980306345733042">
                <text:p>0.980306345733042</text:p>
                <draw:g>
                  <svg:desc>EdgeDataAnalyzed.S15:EdgeDataAnalyzed.S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580684384228">
                <text:p>1.01580684384228</text:p>
              </table:table-cell>
              <table:table-cell office:value-type="float" office:value="0.998810939357907">
                <text:p>0.998810939357907</text:p>
              </table:table-cell>
              <table:table-cell office:value-type="float" office:value="0.974984990994597">
                <text:p>0.974984990994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342100679324">
                <text:p>0.996342100679324</text:p>
              </table:table-cell>
              <table:table-cell office:value-type="float" office:value="0.993920169177901">
                <text:p>0.993920169177901</text:p>
              </table:table-cell>
              <table:table-cell office:value-type="float" office:value="1.00662251655629">
                <text:p>1.00662251655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184668989547">
                <text:p>1.01184668989547</text:p>
              </table:table-cell>
              <table:table-cell office:value-type="float" office:value="0.996832101372756">
                <text:p>0.996832101372756</text:p>
              </table:table-cell>
              <table:table-cell office:value-type="float" office:value="0.974151857835218">
                <text:p>0.974151857835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17412502177">
                <text:p>1.00017412502177</text:p>
              </table:table-cell>
              <table:table-cell office:value-type="float" office:value="0.996170606100621">
                <text:p>0.996170606100621</text:p>
              </table:table-cell>
              <table:table-cell office:value-type="float" office:value="1.00666532013735">
                <text:p>1.00666532013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607955532395">
                <text:p>1.00607955532395</text:p>
              </table:table-cell>
              <table:table-cell office:value-type="float" office:value="0.985299960270163">
                <text:p>0.985299960270163</text:p>
              </table:table-cell>
              <table:table-cell office:value-type="float" office:value="1.00809061488673">
                <text:p>1.0080906148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055545942205">
                <text:p>1.01055545942205</text:p>
              </table:table-cell>
              <table:table-cell office:value-type="float" office:value="0.997347480106101">
                <text:p>0.997347480106101</text:p>
              </table:table-cell>
              <table:table-cell office:value-type="float" office:value="0.981714750101585">
                <text:p>0.981714750101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2334603394527">
                <text:p>0.982334603394527</text:p>
              </table:table-cell>
              <table:table-cell office:value-type="float" office:value="1.01483050847458">
                <text:p>1.01483050847458</text:p>
              </table:table-cell>
              <table:table-cell office:value-type="float" office:value="0.990026460411154">
                <text:p>0.990026460411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59650337545">
                <text:p>1.00259650337545</text:p>
              </table:table-cell>
              <table:table-cell office:value-type="float" office:value="0.99641862315957">
                <text:p>0.99641862315957</text:p>
              </table:table-cell>
              <table:table-cell office:value-type="float" office:value="0.99021207177814">
                <text:p>0.99021207177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138696255201">
                <text:p>1.00138696255201</text:p>
              </table:table-cell>
              <table:table-cell office:value-type="float" office:value="0.986971550119649">
                <text:p>0.986971550119649</text:p>
              </table:table-cell>
              <table:table-cell office:value-type="float" office:value="1.01767933346881">
                <text:p>1.01767933346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321434760007">
                <text:p>0.995321434760007</text:p>
              </table:table-cell>
              <table:table-cell office:value-type="float" office:value="0.996009577015164">
                <text:p>0.996009577015164</text:p>
              </table:table-cell>
              <table:table-cell office:value-type="float" office:value="0.996534148827727">
                <text:p>0.996534148827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9404203578252">
                <text:p>0.989404203578252</text:p>
              </table:table-cell>
              <table:table-cell office:value-type="float" office:value="1.00824248869981">
                <text:p>1.00824248869981</text:p>
              </table:table-cell>
              <table:table-cell office:value-type="float" office:value="0.984916428862617">
                <text:p>0.984916428862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1894150417827">
                <text:p>0.981894150417827</text:p>
              </table:table-cell>
              <table:table-cell office:value-type="float" office:value="1.00106382978723">
                <text:p>1.00106382978723</text:p>
              </table:table-cell>
              <table:table-cell office:value-type="float" office:value="0.987310683585755">
                <text:p>0.987310683585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3927323549965">
                <text:p>0.983927323549965</text:p>
              </table:table-cell>
              <table:table-cell office:value-type="float" office:value="0.992157384022332">
                <text:p>0.992157384022332</text:p>
              </table:table-cell>
              <table:table-cell office:value-type="float" office:value="0.974042027194067">
                <text:p>0.974042027194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247458815282">
                <text:p>0.998247458815282</text:p>
              </table:table-cell>
              <table:table-cell office:value-type="float" office:value="0.995877111317994">
                <text:p>0.995877111317994</text:p>
              </table:table-cell>
              <table:table-cell office:value-type="float" office:value="0.96794208893485">
                <text:p>0.9679420889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1741573033708">
                <text:p>0.981741573033708</text:p>
              </table:table-cell>
              <table:table-cell office:value-type="float" office:value="0.996931287525017">
                <text:p>0.996931287525017</text:p>
              </table:table-cell>
              <table:table-cell office:value-type="float" office:value="0.957934194085798">
                <text:p>0.957934194085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3594990298113">
                <text:p>0.983594990298113</text:p>
              </table:table-cell>
              <table:table-cell office:value-type="float" office:value="0.986359989301952">
                <text:p>0.986359989301952</text:p>
              </table:table-cell>
              <table:table-cell office:value-type="float" office:value="0.955499580184719">
                <text:p>0.955499580184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435706695005">
                <text:p>0.990435706695005</text:p>
              </table:table-cell>
              <table:table-cell office:value-type="float" office:value="0.993715737398048">
                <text:p>0.993715737398048</text:p>
              </table:table-cell>
              <table:table-cell office:value-type="float" office:value="0.953597275436356">
                <text:p>0.953597275436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6269319594955">
                <text:p>0.996269319594955</text:p>
              </table:table-cell>
              <table:table-cell office:value-type="float" office:value="0.988077695914267">
                <text:p>0.988077695914267</text:p>
              </table:table-cell>
              <table:table-cell office:value-type="float" office:value="0.961033369214209">
                <text:p>0.961033369214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4483681112895">
                <text:p>0.984483681112895</text:p>
              </table:table-cell>
              <table:table-cell office:value-type="float" office:value="1.004696095532">
                <text:p>1.004696095532</text:p>
              </table:table-cell>
              <table:table-cell office:value-type="float" office:value="0.943025540275049">
                <text:p>0.943025540275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077363896848">
                <text:p>0.977077363896848</text:p>
              </table:table-cell>
              <table:table-cell office:value-type="float" office:value="1.0016120365395">
                <text:p>1.0016120365395</text:p>
              </table:table-cell>
              <table:table-cell office:value-type="float" office:value="0.898013836197277">
                <text:p>0.898013836197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1961420587705">
                <text:p>0.961961420587705</text:p>
              </table:table-cell>
              <table:table-cell office:value-type="float" office:value="1.0130114017438">
                <text:p>1.0130114017438</text:p>
              </table:table-cell>
              <table:table-cell office:value-type="float" office:value="0.868927589367553">
                <text:p>0.868927589367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7272727272727">
                <text:p>0.967272727272727</text:p>
              </table:table-cell>
              <table:table-cell office:value-type="float" office:value="1.01379772270596">
                <text:p>1.01379772270596</text:p>
              </table:table-cell>
              <table:table-cell office:value-type="float" office:value="0.830922456722789">
                <text:p>0.830922456722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0410557184751">
                <text:p>0.960410557184751</text:p>
              </table:table-cell>
              <table:table-cell office:value-type="float" office:value="1.00562248995984">
                <text:p>1.00562248995984</text:p>
              </table:table-cell>
              <table:table-cell office:value-type="float" office:value="0.782759474857568">
                <text:p>0.782759474857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3544327225615">
                <text:p>0.953544327225615</text:p>
              </table:table-cell>
              <table:table-cell office:value-type="float" office:value="1.00333912114332">
                <text:p>1.00333912114332</text:p>
              </table:table-cell>
              <table:table-cell office:value-type="float" office:value="0.727653997378768">
                <text:p>0.727653997378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2301018483591">
                <text:p>0.902301018483591</text:p>
              </table:table-cell>
              <table:table-cell office:value-type="float" office:value="1.01597444089457">
                <text:p>1.01597444089457</text:p>
              </table:table-cell>
              <table:table-cell office:value-type="float" office:value="0.701793721973094">
                <text:p>0.701793721973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6950984175994">
                <text:p>0.896950984175994</text:p>
              </table:table-cell>
              <table:table-cell office:value-type="float" office:value="0.985630654603513">
                <text:p>0.985630654603513</text:p>
              </table:table-cell>
              <table:table-cell office:value-type="float" office:value="0.671941570298235">
                <text:p>0.671941570298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7133757961784">
                <text:p>0.847133757961784</text:p>
              </table:table-cell>
              <table:table-cell office:value-type="float" office:value="0.998137802607076">
                <text:p>0.998137802607076</text:p>
              </table:table-cell>
              <table:table-cell office:value-type="float" office:value="0.633132126089873">
                <text:p>0.6331321260898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4983498349835">
                <text:p>0.834983498349835</text:p>
              </table:table-cell>
              <table:table-cell office:value-type="float" office:value="1.00570821717775">
                <text:p>1.005708217177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6881720430108">
                <text:p>0.806881720430108</text:p>
              </table:table-cell>
              <table:table-cell office:value-type="float" office:value="0.995083056478405">
                <text:p>0.995083056478405</text:p>
              </table:table-cell>
              <table:table-cell office:value-type="float" office:value="0.60041928721174">
                <text:p>0.60041928721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6054004992058">
                <text:p>0.766054004992058</text:p>
              </table:table-cell>
              <table:table-cell office:value-type="float" office:value="0.993610223642173">
                <text:p>0.993610223642173</text:p>
              </table:table-cell>
              <table:table-cell office:value-type="float" office:value="0.603988603988604">
                <text:p>0.6039886039886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1024769305488">
                <text:p>0.711024769305488</text:p>
              </table:table-cell>
              <table:table-cell office:value-type="float" office:value="1.00744680851064">
                <text:p>1.00744680851064</text:p>
              </table:table-cell>
              <table:table-cell office:value-type="float" office:value="0.67237687366167">
                <text:p>0.67237687366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86315789473684">
                <text:p>0.686315789473684</text:p>
              </table:table-cell>
              <table:table-cell office:value-type="float" office:value="1.00358803986711">
                <text:p>1.00358803986711</text:p>
              </table:table-cell>
              <table:table-cell office:value-type="float" office:value="0.669879518072289">
                <text:p>0.669879518072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maximum="1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08cm" svg:height="8.18cm" xlink:href=".." xlink:type="simple" chart:class="chart:line" chart:style-name="ch1">
        <chart:title svg:x="3.394cm" svg:y="0.299cm" chart:style-name="ch2">
          <text:p>8.100 ms, book</text:p>
        </chart:title>
        <chart:legend chart:legend-position="end" svg:x="7.261cm" svg:y="3.284cm" style:legend-expansion="high" chart:style-name="ch3"/>
        <chart:plot-area chart:style-name="ch4" table:cell-range-address="'Graphs(running aver)'.J1:'Graphs(running aver)'.L33" svg:x="0.652cm" svg:y="1.593cm" svg:width="6.205cm" svg:height="6.004cm">
          <chartooo:coordinate-region svg:x="1.39cm" svg:y="1.796cm" svg:width="5.275cm" svg:height="4.74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raphs(running aver)'.J1:'Graphs(running aver)'.J33" chart:class="chart:line">
            <chart:data-point chart:repeated="33"/>
          </chart:series>
          <chart:series chart:style-name="ch9" chart:values-cell-range-address="'Graphs(running aver)'.K1:'Graphs(running aver)'.K33" chart:class="chart:line">
            <chart:data-point chart:repeated="33"/>
          </chart:series>
          <chart:series chart:style-name="ch10" chart:values-cell-range-address="'Graphs(running aver)'.L1:'Graphs(running aver)'.L3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">
                <text:p>0.95</text:p>
                <draw:g>
                  <svg:desc>'Graphs(running aver)'.J1:'Graphs(running aver)'.J33</svg:desc>
                </draw:g>
              </table:table-cell>
              <table:table-cell office:value-type="float" office:value="1.3">
                <text:p>1.3</text:p>
                <draw:g>
                  <svg:desc>'Graphs(running aver)'.K1:'Graphs(running aver)'.K33</svg:desc>
                </draw:g>
              </table:table-cell>
              <table:table-cell office:value-type="float" office:value="0.86">
                <text:p>0.86</text:p>
                <draw:g>
                  <svg:desc>'Graphs(running aver)'.L1:'Graphs(running aver)'.L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">
                <text:p>0.99</text:p>
              </table:table-cell>
              <table:table-cell office:value-type="float" office:value="1.28">
                <text:p>1.2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">
                <text:p>0.92</text:p>
              </table:table-cell>
              <table:table-cell office:value-type="float" office:value="1.21">
                <text:p>1.2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">
                <text:p>0.91</text:p>
              </table:table-cell>
              <table:table-cell office:value-type="float" office:value="1.16">
                <text:p>1.1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">
                <text:p>0.93</text:p>
              </table:table-cell>
              <table:table-cell office:value-type="float" office:value="0.86">
                <text:p>0.8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0.87">
                <text:p>0.8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">
                <text:p>0.87</text:p>
              </table:table-cell>
              <table:table-cell office:value-type="float" office:value="0.79">
                <text:p>0.7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">
                <text:p>0.91</text:p>
              </table:table-cell>
              <table:table-cell office:value-type="float" office:value="0.84">
                <text:p>0.8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0.94">
                <text:p>0.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">
                <text:p>0.94</text:p>
              </table:table-cell>
              <table:table-cell office:value-type="float" office:value="0.91">
                <text:p>0.9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3">
                <text:p>1.03</text:p>
              </table:table-cell>
              <table:table-cell office:value-type="float" office:value="0.97">
                <text:p>0.9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">
                <text:p>0.7</text:p>
              </table:table-cell>
              <table:table-cell office:value-type="float" office:value="0.97">
                <text:p>0.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">
                <text:p>0.15</text:p>
              </table:table-cell>
              <table:table-cell office:value-type="float" office:value="0.97">
                <text:p>0.97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maximum="1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1cm" svg:height="9cm" xlink:href=".." xlink:type="simple" chart:class="chart:line" chart:style-name="ch1">
        <chart:title svg:x="3.627cm" svg:y="0.316cm" chart:style-name="ch2">
          <text:p>2ms, wooden floor</text:p>
        </chart:title>
        <chart:legend chart:legend-position="end" svg:x="8.342cm" svg:y="3.694cm" style:legend-expansion="high" chart:style-name="ch3"/>
        <chart:plot-area chart:style-name="ch4" table:cell-range-address="'Graphs(running aver)'.N1:'Graphs(running aver)'.P33" svg:x="0.674cm" svg:y="1.661cm" svg:width="7.22cm" svg:height="6.739cm">
          <chartooo:coordinate-region svg:x="1.412cm" svg:y="1.864cm" svg:width="6.29cm" svg:height="5.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raphs(running aver)'.N1:'Graphs(running aver)'.N33" chart:class="chart:line">
            <chart:data-point chart:repeated="33"/>
          </chart:series>
          <chart:series chart:style-name="ch9" chart:values-cell-range-address="'Graphs(running aver)'.O1:'Graphs(running aver)'.O33" chart:class="chart:line">
            <chart:data-point chart:repeated="33"/>
          </chart:series>
          <chart:series chart:style-name="ch10" chart:values-cell-range-address="'Graphs(running aver)'.P1:'Graphs(running aver)'.P3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226871691455">
                <text:p>1.00226871691455</text:p>
                <draw:g>
                  <svg:desc>'Graphs(running aver)'.N1:'Graphs(running aver)'.N33</svg:desc>
                </draw:g>
              </table:table-cell>
              <table:table-cell office:value-type="float" office:value="0.943074298123158">
                <text:p>0.943074298123158</text:p>
                <draw:g>
                  <svg:desc>'Graphs(running aver)'.O1:'Graphs(running aver)'.O33</svg:desc>
                </draw:g>
              </table:table-cell>
              <table:table-cell office:value-type="float" office:value="1.00215450907972">
                <text:p>1.00215450907972</text:p>
                <draw:g>
                  <svg:desc>'Graphs(running aver)'.P1:'Graphs(running aver)'.P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6411675893307">
                <text:p>0.986411675893307</text:p>
              </table:table-cell>
              <table:table-cell office:value-type="float" office:value="0.921867630875648">
                <text:p>0.921867630875648</text:p>
              </table:table-cell>
              <table:table-cell office:value-type="float" office:value="1.01835985312118">
                <text:p>1.01835985312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5314861460957">
                <text:p>0.975314861460957</text:p>
              </table:table-cell>
              <table:table-cell office:value-type="float" office:value="0.923272843043617">
                <text:p>0.923272843043617</text:p>
              </table:table-cell>
              <table:table-cell office:value-type="float" office:value="1.01521606816799">
                <text:p>1.01521606816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807228915663">
                <text:p>1.01807228915663</text:p>
              </table:table-cell>
              <table:table-cell office:value-type="float" office:value="0.904630381803412">
                <text:p>0.904630381803412</text:p>
              </table:table-cell>
              <table:table-cell office:value-type="float" office:value="0.980237154150198">
                <text:p>0.980237154150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538653366584">
                <text:p>1.04538653366584</text:p>
              </table:table-cell>
              <table:table-cell office:value-type="float" office:value="0.929708222811671">
                <text:p>0.929708222811671</text:p>
              </table:table-cell>
              <table:table-cell office:value-type="float" office:value="1.01268882175227">
                <text:p>1.01268882175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81376919267">
                <text:p>1.0381376919267</text:p>
              </table:table-cell>
              <table:table-cell office:value-type="float" office:value="0.951446455760447">
                <text:p>0.951446455760447</text:p>
              </table:table-cell>
              <table:table-cell office:value-type="float" office:value="1.02884615384615">
                <text:p>1.0288461538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082248956543">
                <text:p>1.05082248956543</text:p>
              </table:table-cell>
              <table:table-cell office:value-type="float" office:value="0.974836263357463">
                <text:p>0.974836263357463</text:p>
              </table:table-cell>
              <table:table-cell office:value-type="float" office:value="1.06029850746269">
                <text:p>1.06029850746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619339045288">
                <text:p>1.02619339045288</text:p>
              </table:table-cell>
              <table:table-cell office:value-type="float" office:value="0.986741102581996">
                <text:p>0.986741102581996</text:p>
              </table:table-cell>
              <table:table-cell office:value-type="float" office:value="1.04327208061648">
                <text:p>1.04327208061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793296089385">
                <text:p>1.02793296089385</text:p>
              </table:table-cell>
              <table:table-cell office:value-type="float" office:value="0.96871133109422">
                <text:p>0.96871133109422</text:p>
              </table:table-cell>
              <table:table-cell office:value-type="float" office:value="1.02087621287857">
                <text:p>1.02087621287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2996860661676">
                <text:p>0.992996860661676</text:p>
              </table:table-cell>
              <table:table-cell office:value-type="float" office:value="0.985754985754986">
                <text:p>0.985754985754986</text:p>
              </table:table-cell>
              <table:table-cell office:value-type="float" office:value="1.01345816266823">
                <text:p>1.01345816266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0687169629986">
                <text:p>0.970687169629986</text:p>
              </table:table-cell>
              <table:table-cell office:value-type="float" office:value="1.00661304736372">
                <text:p>1.00661304736372</text:p>
              </table:table-cell>
              <table:table-cell office:value-type="float" office:value="1.01483852196683">
                <text:p>1.01483852196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37104506232">
                <text:p>0.99137104506232</text:p>
              </table:table-cell>
              <table:table-cell office:value-type="float" office:value="1.01763762693747">
                <text:p>1.01763762693747</text:p>
              </table:table-cell>
              <table:table-cell office:value-type="float" office:value="0.991048224083165">
                <text:p>0.991048224083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651112706389">
                <text:p>1.01651112706389</text:p>
              </table:table-cell>
              <table:table-cell office:value-type="float" office:value="1.01652745690421">
                <text:p>1.01652745690421</text:p>
              </table:table-cell>
              <table:table-cell office:value-type="float" office:value="1.01233859397418">
                <text:p>1.01233859397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481127568084">
                <text:p>1.01481127568084</text:p>
              </table:table-cell>
              <table:table-cell office:value-type="float" office:value="1.01436424898032">
                <text:p>1.01436424898032</text:p>
              </table:table-cell>
              <table:table-cell office:value-type="float" office:value="1.0285062713797">
                <text:p>1.0285062713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39578342118">
                <text:p>1.00239578342118</text:p>
              </table:table-cell>
              <table:table-cell office:value-type="float" office:value="1.01787294284197">
                <text:p>1.01787294284197</text:p>
              </table:table-cell>
              <table:table-cell office:value-type="float" office:value="1.03438476840011">
                <text:p>1.03438476840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7392977392977">
                <text:p>0.977392977392977</text:p>
              </table:table-cell>
              <table:table-cell office:value-type="float" office:value="1.04885764499121">
                <text:p>1.04885764499121</text:p>
              </table:table-cell>
              <table:table-cell office:value-type="float" office:value="0.994311717861206">
                <text:p>0.994311717861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825688073394">
                <text:p>0.990825688073394</text:p>
              </table:table-cell>
              <table:table-cell office:value-type="float" office:value="1.04498870939726">
                <text:p>1.04498870939726</text:p>
              </table:table-cell>
              <table:table-cell office:value-type="float" office:value="0.97749928795215">
                <text:p>0.9774992879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3878787878788">
                <text:p>0.963878787878788</text:p>
              </table:table-cell>
              <table:table-cell office:value-type="float" office:value="0.999308914996545">
                <text:p>0.999308914996545</text:p>
              </table:table-cell>
              <table:table-cell office:value-type="float" office:value="0.990606319385141">
                <text:p>0.990606319385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5751760991013">
                <text:p>0.965751760991013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2883575291773">
                <text:p>0.992883575291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5315095261358">
                <text:p>0.965315095261358</text:p>
              </table:table-cell>
              <table:table-cell office:value-type="float" office:value="1.01234567901235">
                <text:p>1.01234567901235</text:p>
              </table:table-cell>
              <table:table-cell office:value-type="float" office:value="0.964927288280582">
                <text:p>0.964927288280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8919585594474">
                <text:p>0.968919585594474</text:p>
              </table:table-cell>
              <table:table-cell office:value-type="float" office:value="1.03809523809524">
                <text:p>1.03809523809524</text:p>
              </table:table-cell>
              <table:table-cell office:value-type="float" office:value="0.967889908256881">
                <text:p>0.967889908256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2541024365987">
                <text:p>0.992541024365987</text:p>
              </table:table-cell>
              <table:table-cell office:value-type="float" office:value="1.03086523865745">
                <text:p>1.0308652386574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4994994994995">
                <text:p>0.994994994994995</text:p>
              </table:table-cell>
              <table:table-cell office:value-type="float" office:value="0.998488157231648">
                <text:p>0.998488157231648</text:p>
              </table:table-cell>
              <table:table-cell office:value-type="float" office:value="0.986269354367514">
                <text:p>0.986269354367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4225458197339">
                <text:p>0.994225458197339</text:p>
              </table:table-cell>
              <table:table-cell office:value-type="float" office:value="0.997814758782989">
                <text:p>0.997814758782989</text:p>
              </table:table-cell>
              <table:table-cell office:value-type="float" office:value="0.963770250368188">
                <text:p>0.963770250368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8128315231119">
                <text:p>0.988128315231119</text:p>
              </table:table-cell>
              <table:table-cell office:value-type="float" office:value="1.0241610738255">
                <text:p>1.0241610738255</text:p>
              </table:table-cell>
              <table:table-cell office:value-type="float" office:value="0.938095238095238">
                <text:p>0.9380952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7687626774848">
                <text:p>0.977687626774848</text:p>
              </table:table-cell>
              <table:table-cell office:value-type="float" office:value="0.998663101604278">
                <text:p>0.998663101604278</text:p>
              </table:table-cell>
              <table:table-cell office:value-type="float" office:value="0.939046469523235">
                <text:p>0.939046469523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4991096413126">
                <text:p>0.984991096413126</text:p>
              </table:table-cell>
              <table:table-cell office:value-type="float" office:value="0.96673909409995">
                <text:p>0.96673909409995</text:p>
              </table:table-cell>
              <table:table-cell office:value-type="float" office:value="0.937423312883436">
                <text:p>0.9374233128834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1078256436401">
                <text:p>0.991078256436401</text:p>
              </table:table-cell>
              <table:table-cell office:value-type="float" office:value="0.958550092297365">
                <text:p>0.958550092297365</text:p>
              </table:table-cell>
              <table:table-cell office:value-type="float" office:value="0.949363156259708">
                <text:p>0.949363156259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12745347948">
                <text:p>1.0012745347948</text:p>
              </table:table-cell>
              <table:table-cell office:value-type="float" office:value="0.96530715857167">
                <text:p>0.96530715857167</text:p>
              </table:table-cell>
              <table:table-cell office:value-type="float" office:value="0.947998739363378">
                <text:p>0.947998739363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6410256410256">
                <text:p>0.976410256410256</text:p>
              </table:table-cell>
              <table:table-cell office:value-type="float" office:value="0.985685071574642">
                <text:p>0.985685071574642</text:p>
              </table:table-cell>
              <table:table-cell office:value-type="float" office:value="0.963270520600447">
                <text:p>0.963270520600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7120041215868">
                <text:p>0.987120041215868</text:p>
              </table:table-cell>
              <table:table-cell office:value-type="float" office:value="0.964996568291009">
                <text:p>0.964996568291009</text:p>
              </table:table-cell>
              <table:table-cell office:value-type="float" office:value="0.956776080597985">
                <text:p>0.9567760805979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7577639751553">
                <text:p>0.987577639751553</text:p>
              </table:table-cell>
              <table:table-cell office:value-type="float" office:value="0.960553633217993">
                <text:p>0.960553633217993</text:p>
              </table:table-cell>
              <table:table-cell office:value-type="float" office:value="0.97432521395655">
                <text:p>0.97432521395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70580577974486">
                <text:p>0.970580577974486</text:p>
              </table:table-cell>
              <table:table-cell office:value-type="float" office:value="0.975848792439622">
                <text:p>0.975848792439622</text:p>
              </table:table-cell>
              <table:table-cell office:value-type="float" office:value="0.979754397610355">
                <text:p>0.9797543976103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maximum="1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56cm" svg:height="8.353cm" xlink:href=".." xlink:type="simple" chart:class="chart:line" chart:style-name="ch1">
        <chart:title svg:x="2.159cm" svg:y="0.303cm" chart:style-name="ch2">
          <text:p>2ms, off edge of white-ish table</text:p>
        </chart:title>
        <chart:legend chart:legend-position="end" svg:x="8.009cm" svg:y="3.37cm" style:legend-expansion="high" chart:style-name="ch3"/>
        <chart:plot-area chart:style-name="ch4" table:cell-range-address="'Graphs(running aver)'.S1:'Graphs(running aver)'.U33" svg:x="0.557cm" svg:y="1.674cm" svg:width="6.907cm" svg:height="6.155cm">
          <chartooo:coordinate-region svg:x="1.295cm" svg:y="1.877cm" svg:width="5.977cm" svg:height="4.8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raphs(running aver)'.S1:'Graphs(running aver)'.S33" chart:class="chart:line">
            <chart:data-point chart:repeated="33"/>
          </chart:series>
          <chart:series chart:style-name="ch9" chart:values-cell-range-address="'Graphs(running aver)'.T1:'Graphs(running aver)'.T33" chart:class="chart:line">
            <chart:data-point chart:repeated="33"/>
          </chart:series>
          <chart:series chart:style-name="ch10" chart:values-cell-range-address="'Graphs(running aver)'.U1:'Graphs(running aver)'.U3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5285489785228">
                <text:p>0.995285489785228</text:p>
                <draw:g>
                  <svg:desc>'Graphs(running aver)'.S1:'Graphs(running aver)'.S33</svg:desc>
                </draw:g>
              </table:table-cell>
              <table:table-cell office:value-type="float" office:value="1.00015026296018">
                <text:p>1.00015026296018</text:p>
                <draw:g>
                  <svg:desc>'Graphs(running aver)'.T1:'Graphs(running aver)'.T33</svg:desc>
                </draw:g>
              </table:table-cell>
              <table:table-cell office:value-type="float" office:value="0.977777777777778">
                <text:p>0.977777777777778</text:p>
                <draw:g>
                  <svg:desc>'Graphs(running aver)'.U1:'Graphs(running aver)'.U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2161594963274">
                <text:p>0.982161594963274</text:p>
              </table:table-cell>
              <table:table-cell office:value-type="float" office:value="0.976639035418237">
                <text:p>0.976639035418237</text:p>
              </table:table-cell>
              <table:table-cell office:value-type="float" office:value="0.976418100701083">
                <text:p>0.976418100701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52548607462">
                <text:p>1.00052548607462</text:p>
              </table:table-cell>
              <table:table-cell office:value-type="float" office:value="0.992154496077248">
                <text:p>0.992154496077248</text:p>
              </table:table-cell>
              <table:table-cell office:value-type="float" office:value="0.972106444373197">
                <text:p>0.972106444373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685939553219">
                <text:p>0.998685939553219</text:p>
              </table:table-cell>
              <table:table-cell office:value-type="float" office:value="1.0055967327182">
                <text:p>1.0055967327182</text:p>
              </table:table-cell>
              <table:table-cell office:value-type="float" office:value="0.953059242473292">
                <text:p>0.953059242473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289702396629">
                <text:p>1.00289702396629</text:p>
              </table:table-cell>
              <table:table-cell office:value-type="float" office:value="1.00211544273194">
                <text:p>1.00211544273194</text:p>
              </table:table-cell>
              <table:table-cell office:value-type="float" office:value="0.952256376716808">
                <text:p>0.952256376716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7315010570825">
                <text:p>0.987315010570825</text:p>
              </table:table-cell>
              <table:table-cell office:value-type="float" office:value="0.982774252039891">
                <text:p>0.982774252039891</text:p>
              </table:table-cell>
              <table:table-cell office:value-type="float" office:value="0.958622972525654">
                <text:p>0.958622972525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1805445413693">
                <text:p>0.991805445413693</text:p>
              </table:table-cell>
              <table:table-cell office:value-type="float" office:value="0.988463873709775">
                <text:p>0.988463873709775</text:p>
              </table:table-cell>
              <table:table-cell office:value-type="float" office:value="0.942914707857623">
                <text:p>0.942914707857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470619375331">
                <text:p>0.999470619375331</text:p>
              </table:table-cell>
              <table:table-cell office:value-type="float" office:value="0.99939135727328">
                <text:p>0.99939135727328</text:p>
              </table:table-cell>
              <table:table-cell office:value-type="float" office:value="0.915613255893406">
                <text:p>0.915613255893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26490066225">
                <text:p>1.00026490066225</text:p>
              </table:table-cell>
              <table:table-cell office:value-type="float" office:value="1.0021334958854">
                <text:p>1.0021334958854</text:p>
              </table:table-cell>
              <table:table-cell office:value-type="float" office:value="0.901919720767888">
                <text:p>0.901919720767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7353096876654">
                <text:p>0.997353096876654</text:p>
              </table:table-cell>
              <table:table-cell office:value-type="float" office:value="0.98857229925339">
                <text:p>0.98857229925339</text:p>
              </table:table-cell>
              <table:table-cell office:value-type="float" office:value="0.908571428571429">
                <text:p>0.90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794070937004">
                <text:p>1.00794070937004</text:p>
              </table:table-cell>
              <table:table-cell office:value-type="float" office:value="0.981662591687042">
                <text:p>0.981662591687042</text:p>
              </table:table-cell>
              <table:table-cell office:value-type="float" office:value="0.87154950312845">
                <text:p>0.87154950312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767398782747">
                <text:p>1.00767398782747</text:p>
              </table:table-cell>
              <table:table-cell office:value-type="float" office:value="0.997701853837904">
                <text:p>0.997701853837904</text:p>
              </table:table-cell>
              <table:table-cell office:value-type="float" office:value="0.841142857142857">
                <text:p>0.841142857142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410174880763">
                <text:p>0.998410174880763</text:p>
              </table:table-cell>
              <table:table-cell office:value-type="float" office:value="1.00429711479435">
                <text:p>1.00429711479435</text:p>
              </table:table-cell>
              <table:table-cell office:value-type="float" office:value="0.827914353687549">
                <text:p>0.827914353687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206139190262">
                <text:p>0.999206139190262</text:p>
              </table:table-cell>
              <table:table-cell office:value-type="float" office:value="0.985239852398524">
                <text:p>0.985239852398524</text:p>
              </table:table-cell>
              <table:table-cell office:value-type="float" office:value="0.817955112219451">
                <text:p>0.817955112219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396301188904">
                <text:p>1.00396301188904</text:p>
              </table:table-cell>
              <table:table-cell office:value-type="float" office:value="0.988293284041898">
                <text:p>0.988293284041898</text:p>
              </table:table-cell>
              <table:table-cell office:value-type="float" office:value="0.798948751642576">
                <text:p>0.79894875164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3920169177901">
                <text:p>0.993920169177901</text:p>
              </table:table-cell>
              <table:table-cell office:value-type="float" office:value="0.996603890089534">
                <text:p>0.996603890089534</text:p>
              </table:table-cell>
              <table:table-cell office:value-type="float" office:value="0.778498609823911">
                <text:p>0.778498609823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2141151499071">
                <text:p>0.972141151499071</text:p>
              </table:table-cell>
              <table:table-cell office:value-type="float" office:value="1.00541041892101">
                <text:p>1.00541041892101</text:p>
              </table:table-cell>
              <table:table-cell office:value-type="float" office:value="0.793323514972999">
                <text:p>0.793323514972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4266666666667">
                <text:p>0.964266666666667</text:p>
              </table:table-cell>
              <table:table-cell office:value-type="float" office:value="0.994273332301501">
                <text:p>0.994273332301501</text:p>
              </table:table-cell>
              <table:table-cell office:value-type="float" office:value="0.826291079812207">
                <text:p>0.826291079812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8590604026846">
                <text:p>0.968590604026846</text:p>
              </table:table-cell>
              <table:table-cell office:value-type="float" office:value="0.987761425251743">
                <text:p>0.987761425251743</text:p>
              </table:table-cell>
              <table:table-cell office:value-type="float" office:value="0.835359116022099">
                <text:p>0.835359116022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4625407166124">
                <text:p>0.944625407166124</text:p>
              </table:table-cell>
              <table:table-cell office:value-type="float" office:value="1.0001551109043">
                <text:p>1.0001551109043</text:p>
              </table:table-cell>
              <table:table-cell office:value-type="float" office:value="0.835960303561004">
                <text:p>0.835960303561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7057040507027">
                <text:p>0.917057040507027</text:p>
              </table:table-cell>
              <table:table-cell office:value-type="float" office:value="1.01070929691138">
                <text:p>1.01070929691138</text:p>
              </table:table-cell>
              <table:table-cell office:value-type="float" office:value="0.838471023427867">
                <text:p>0.8384710234278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1591355599214">
                <text:p>0.911591355599214</text:p>
              </table:table-cell>
              <table:table-cell office:value-type="float" office:value="1.00217054263566">
                <text:p>1.00217054263566</text:p>
              </table:table-cell>
              <table:table-cell office:value-type="float" office:value="0.861219195849546">
                <text:p>0.8612191958495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6841347538151">
                <text:p>0.886841347538151</text:p>
              </table:table-cell>
              <table:table-cell office:value-type="float" office:value="0.984940226672877">
                <text:p>0.984940226672877</text:p>
              </table:table-cell>
              <table:table-cell office:value-type="float" office:value="0.882870683818551">
                <text:p>0.882870683818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8501783590963">
                <text:p>0.858501783590963</text:p>
              </table:table-cell>
              <table:table-cell office:value-type="float" office:value="0.988176726820162">
                <text:p>0.988176726820162</text:p>
              </table:table-cell>
              <table:table-cell office:value-type="float" office:value="0.866995073891626">
                <text:p>0.866995073891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538840937115">
                <text:p>0.833538840937115</text:p>
              </table:table-cell>
              <table:table-cell office:value-type="float" office:value="1.01399688958009">
                <text:p>1.01399688958009</text:p>
              </table:table-cell>
              <table:table-cell office:value-type="float" office:value="0.876552227903579">
                <text:p>0.876552227903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107177341487">
                <text:p>0.81107177341487</text:p>
              </table:table-cell>
              <table:table-cell office:value-type="float" office:value="1.00993788819876">
                <text:p>1.00993788819876</text:p>
              </table:table-cell>
              <table:table-cell office:value-type="float" office:value="0.876045627376426">
                <text:p>0.876045627376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2401628222524">
                <text:p>0.792401628222524</text:p>
              </table:table-cell>
              <table:table-cell office:value-type="float" office:value="0.982434323021918">
                <text:p>0.982434323021918</text:p>
              </table:table-cell>
              <table:table-cell office:value-type="float" office:value="0.850793650793651">
                <text:p>0.850793650793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6140855192239">
                <text:p>0.776140855192239</text:p>
              </table:table-cell>
              <table:table-cell office:value-type="float" office:value="0.977223088923557">
                <text:p>0.977223088923557</text:p>
              </table:table-cell>
              <table:table-cell office:value-type="float" office:value="0.841059602649007">
                <text:p>0.841059602649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5592960979342">
                <text:p>0.75592960979342</text:p>
              </table:table-cell>
              <table:table-cell office:value-type="float" office:value="1.00609279800031">
                <text:p>1.00609279800031</text:p>
              </table:table-cell>
              <table:table-cell office:value-type="float" office:value="0.81038961038961">
                <text:p>0.81038961038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75460122699387">
                <text:p>0.775460122699387</text:p>
              </table:table-cell>
              <table:table-cell office:value-type="float" office:value="1.00656455142232">
                <text:p>1.0065645514223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4053344993441">
                <text:p>0.794053344993441</text:p>
              </table:table-cell>
              <table:table-cell office:value-type="float" office:value="0.987175477009697">
                <text:p>0.987175477009697</text:p>
              </table:table-cell>
              <table:table-cell office:value-type="float" office:value="0.809933142311366">
                <text:p>0.8099331423113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0130475302889">
                <text:p>0.820130475302889</text:p>
              </table:table-cell>
              <table:table-cell office:value-type="float" office:value="0.983555207517619">
                <text:p>0.983555207517619</text:p>
              </table:table-cell>
              <table:table-cell office:value-type="float" office:value="0.834503510531595">
                <text:p>0.83450351053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8953891918691">
                <text:p>0.828953891918691</text:p>
              </table:table-cell>
              <table:table-cell office:value-type="float" office:value="1.00251256281407">
                <text:p>1.00251256281407</text:p>
              </table:table-cell>
              <table:table-cell office:value-type="float" office:value="0.768409818569904">
                <text:p>0.7684098185699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maximum="1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56cm" svg:height="6.825cm" xlink:href=".." xlink:type="simple" chart:class="chart:line" chart:style-name="ch1">
        <chart:title svg:x="2.609cm" svg:y="0.272cm" chart:style-name="ch2">
          <text:p>8ms, off edge of white-ish table</text:p>
        </chart:title>
        <chart:legend chart:legend-position="end" svg:x="8.782cm" svg:y="2.606cm" style:legend-expansion="high" chart:style-name="ch3"/>
        <chart:plot-area chart:style-name="ch4" table:cell-range-address="'Graphs(running aver)'.W1:'Graphs(running aver)'.Y33" svg:x="0.685cm" svg:y="1.485cm" svg:width="7.627cm" svg:height="4.784cm">
          <chartooo:coordinate-region svg:x="1.423cm" svg:y="1.687cm" svg:width="6.697cm" svg:height="3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raphs(running aver)'.W1:'Graphs(running aver)'.W33" chart:class="chart:line">
            <chart:data-point chart:repeated="33"/>
          </chart:series>
          <chart:series chart:style-name="ch9" chart:values-cell-range-address="'Graphs(running aver)'.X1:'Graphs(running aver)'.X33" chart:class="chart:line">
            <chart:data-point chart:repeated="33"/>
          </chart:series>
          <chart:series chart:style-name="ch10" chart:values-cell-range-address="'Graphs(running aver)'.Y1:'Graphs(running aver)'.Y3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030927835052">
                <text:p>1.01030927835052</text:p>
                <draw:g>
                  <svg:desc>'Graphs(running aver)'.W1:'Graphs(running aver)'.W33</svg:desc>
                </draw:g>
              </table:table-cell>
              <table:table-cell office:value-type="float" office:value="1.00848201228429">
                <text:p>1.00848201228429</text:p>
                <draw:g>
                  <svg:desc>'Graphs(running aver)'.X1:'Graphs(running aver)'.X33</svg:desc>
                </draw:g>
              </table:table-cell>
              <table:table-cell office:value-type="float" office:value="1.02168021680217">
                <text:p>1.02168021680217</text:p>
                <draw:g>
                  <svg:desc>'Graphs(running aver)'.Y1:'Graphs(running aver)'.Y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944206008584">
                <text:p>1.00944206008584</text:p>
              </table:table-cell>
              <table:table-cell office:value-type="float" office:value="0.989304029304029">
                <text:p>0.989304029304029</text:p>
              </table:table-cell>
              <table:table-cell office:value-type="float" office:value="0.990813201769309">
                <text:p>0.990813201769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57240984545">
                <text:p>1.00057240984545</text:p>
              </table:table-cell>
              <table:table-cell office:value-type="float" office:value="0.992512112758773">
                <text:p>0.992512112758773</text:p>
              </table:table-cell>
              <table:table-cell office:value-type="float" office:value="1.02612826603325">
                <text:p>1.02612826603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497261458634">
                <text:p>0.975497261458634</text:p>
              </table:table-cell>
              <table:table-cell office:value-type="float" office:value="1.00395836387626">
                <text:p>1.00395836387626</text:p>
              </table:table-cell>
              <table:table-cell office:value-type="float" office:value="0.983316309159006">
                <text:p>0.983316309159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2212287280069">
                <text:p>0.992212287280069</text:p>
              </table:table-cell>
              <table:table-cell office:value-type="float" office:value="1.00497803806735">
                <text:p>1.00497803806735</text:p>
              </table:table-cell>
              <table:table-cell office:value-type="float" office:value="0.984321745057941">
                <text:p>0.984321745057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4686506789945">
                <text:p>0.984686506789945</text:p>
              </table:table-cell>
              <table:table-cell office:value-type="float" office:value="0.988552979160552">
                <text:p>0.988552979160552</text:p>
              </table:table-cell>
              <table:table-cell office:value-type="float" office:value="1.02724795640327">
                <text:p>1.02724795640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5255854293148">
                <text:p>0.985255854293148</text:p>
              </table:table-cell>
              <table:table-cell office:value-type="float" office:value="1.00865991486863">
                <text:p>1.00865991486863</text:p>
              </table:table-cell>
              <table:table-cell office:value-type="float" office:value="1.01561439239647">
                <text:p>1.01561439239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809248554913">
                <text:p>1.00809248554913</text:p>
              </table:table-cell>
              <table:table-cell office:value-type="float" office:value="0.985302763080541">
                <text:p>0.985302763080541</text:p>
              </table:table-cell>
              <table:table-cell office:value-type="float" office:value="1.01347708894879">
                <text:p>1.01347708894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35956031241">
                <text:p>1.0135956031241</text:p>
              </table:table-cell>
              <table:table-cell office:value-type="float" office:value="0.991891493439481">
                <text:p>0.991891493439481</text:p>
              </table:table-cell>
              <table:table-cell office:value-type="float" office:value="1.01852475581004">
                <text:p>1.01852475581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7647916059458">
                <text:p>0.967647916059458</text:p>
              </table:table-cell>
              <table:table-cell office:value-type="float" office:value="1.00471142520612">
                <text:p>1.00471142520612</text:p>
              </table:table-cell>
              <table:table-cell office:value-type="float" office:value="0.978436657681941">
                <text:p>0.978436657681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4442819537877">
                <text:p>0.994442819537877</text:p>
              </table:table-cell>
              <table:table-cell office:value-type="float" office:value="0.988061901252764">
                <text:p>0.988061901252764</text:p>
              </table:table-cell>
              <table:table-cell office:value-type="float" office:value="1.00708741140736">
                <text:p>1.00708741140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631701631702">
                <text:p>1.01631701631702</text:p>
              </table:table-cell>
              <table:table-cell office:value-type="float" office:value="0.995865327820437">
                <text:p>0.995865327820437</text:p>
              </table:table-cell>
              <table:table-cell office:value-type="float" office:value="0.960432871153196">
                <text:p>0.960432871153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121388969944">
                <text:p>0.992121388969944</text:p>
              </table:table-cell>
              <table:table-cell office:value-type="float" office:value="1.0053222945003">
                <text:p>1.0053222945003</text:p>
              </table:table-cell>
              <table:table-cell office:value-type="float" office:value="0.971912013536379">
                <text:p>0.971912013536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4455792238109">
                <text:p>0.994455792238109</text:p>
              </table:table-cell>
              <table:table-cell office:value-type="float" office:value="1.00516757714454">
                <text:p>1.00516757714454</text:p>
              </table:table-cell>
              <table:table-cell office:value-type="float" office:value="0.970688479890934">
                <text:p>0.970688479890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687027341478">
                <text:p>1.01687027341478</text:p>
              </table:table-cell>
              <table:table-cell office:value-type="float" office:value="0.991853058806103">
                <text:p>0.991853058806103</text:p>
              </table:table-cell>
              <table:table-cell office:value-type="float" office:value="1.0221465076661">
                <text:p>1.0221465076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488850275123">
                <text:p>1.04488850275123</text:p>
              </table:table-cell>
              <table:table-cell office:value-type="float" office:value="0.9878446486807">
                <text:p>0.9878446486807</text:p>
              </table:table-cell>
              <table:table-cell office:value-type="float" office:value="0.967365166609413">
                <text:p>0.967365166609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285218397454">
                <text:p>1.02285218397454</text:p>
              </table:table-cell>
              <table:table-cell office:value-type="float" office:value="1.00459055234711">
                <text:p>1.00459055234711</text:p>
              </table:table-cell>
              <table:table-cell office:value-type="float" office:value="1.0388182755067">
                <text:p>1.0388182755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093490106108">
                <text:p>1.02093490106108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1.03111111111111">
                <text:p>1.03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108262108262">
                <text:p>1.02108262108262</text:p>
              </table:table-cell>
              <table:table-cell office:value-type="float" office:value="0.995687732342007">
                <text:p>0.995687732342007</text:p>
              </table:table-cell>
              <table:table-cell office:value-type="float" office:value="0.99141778235496">
                <text:p>0.99141778235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9731658578361">
                <text:p>0.979731658578361</text:p>
              </table:table-cell>
              <table:table-cell office:value-type="float" office:value="0.997619047619048">
                <text:p>0.997619047619048</text:p>
              </table:table-cell>
              <table:table-cell office:value-type="float" office:value="1.0299727520436">
                <text:p>1.0299727520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2616129951553">
                <text:p>0.982616129951553</text:p>
              </table:table-cell>
              <table:table-cell office:value-type="float" office:value="1.00565981531129">
                <text:p>1.00565981531129</text:p>
              </table:table-cell>
              <table:table-cell office:value-type="float" office:value="1.00915564598169">
                <text:p>1.00915564598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919840818647">
                <text:p>0.98919840818647</text:p>
              </table:table-cell>
              <table:table-cell office:value-type="float" office:value="1.00253617783082">
                <text:p>1.00253617783082</text:p>
              </table:table-cell>
              <table:table-cell office:value-type="float" office:value="0.994258696386356">
                <text:p>0.994258696386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1770744225834">
                <text:p>0.971770744225834</text:p>
              </table:table-cell>
              <table:table-cell office:value-type="float" office:value="1.01770569855676">
                <text:p>1.01770569855676</text:p>
              </table:table-cell>
              <table:table-cell office:value-type="float" office:value="1.01788727640905">
                <text:p>1.01788727640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686498855835">
                <text:p>1.00686498855835</text:p>
              </table:table-cell>
              <table:table-cell office:value-type="float" office:value="1.00297088532383">
                <text:p>1.0029708853238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3342906375646">
                <text:p>0.983342906375646</text:p>
              </table:table-cell>
              <table:table-cell office:value-type="float" office:value="1.02120088954781">
                <text:p>1.02120088954781</text:p>
              </table:table-cell>
              <table:table-cell office:value-type="float" office:value="0.992936427850656">
                <text:p>0.992936427850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8034682080925">
                <text:p>0.978034682080925</text:p>
              </table:table-cell>
              <table:table-cell office:value-type="float" office:value="1.00147797812592">
                <text:p>1.00147797812592</text:p>
              </table:table-cell>
              <table:table-cell office:value-type="float" office:value="0.974289580514208">
                <text:p>0.974289580514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7502201350161">
                <text:p>0.927502201350161</text:p>
              </table:table-cell>
              <table:table-cell office:value-type="float" office:value="0.988617886178862">
                <text:p>0.988617886178862</text:p>
              </table:table-cell>
              <table:table-cell office:value-type="float" office:value="0.885538039753256">
                <text:p>0.885538039753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187369675305">
                <text:p>0.903187369675305</text:p>
              </table:table-cell>
              <table:table-cell office:value-type="float" office:value="0.989946777054997">
                <text:p>0.989946777054997</text:p>
              </table:table-cell>
              <table:table-cell office:value-type="float" office:value="0.735073292813729">
                <text:p>0.7350732928137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3241895261845">
                <text:p>0.703241895261845</text:p>
              </table:table-cell>
              <table:table-cell office:value-type="float" office:value="0.993046308625536">
                <text:p>0.993046308625536</text:p>
              </table:table-cell>
              <table:table-cell office:value-type="float" office:value="0.615150361629235">
                <text:p>0.615150361629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5179760319574">
                <text:p>0.615179760319574</text:p>
              </table:table-cell>
              <table:table-cell office:value-type="float" office:value="0.981769675411294">
                <text:p>0.981769675411294</text:p>
              </table:table-cell>
              <table:table-cell office:value-type="float" office:value="0.5782340862423">
                <text:p>0.5782340862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053385883196">
                <text:p>0.61053385883196</text:p>
              </table:table-cell>
              <table:table-cell office:value-type="float" office:value="0.983626079190235">
                <text:p>0.983626079190235</text:p>
              </table:table-cell>
              <table:table-cell office:value-type="float" office:value="0.46843549862763">
                <text:p>0.46843549862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1879936808847">
                <text:p>0.571879936808847</text:p>
              </table:table-cell>
              <table:table-cell office:value-type="float" office:value="0.99672131147541">
                <text:p>0.99672131147541</text:p>
              </table:table-cell>
              <table:table-cell office:value-type="float" office:value="0.472783825816485">
                <text:p>0.472783825816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569844789357">
                <text:p>0.53569844789357</text:p>
              </table:table-cell>
              <table:table-cell office:value-type="float" office:value="1.00254224614924">
                <text:p>1.00254224614924</text:p>
              </table:table-cell>
              <table:table-cell office:value-type="float" office:value="0.390243902439024">
                <text:p>0.3902439024390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maximum="1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6cm" svg:height="8.999cm" xlink:href=".." xlink:type="simple" chart:class="chart:line" chart:style-name="ch1">
        <chart:title svg:x="3.168cm" svg:y="0.315cm" chart:style-name="ch2">
          <text:p>8ms, back off white-ish table</text:p>
        </chart:title>
        <chart:legend chart:legend-position="end" svg:x="9.159cm" svg:y="3.693cm" style:legend-expansion="high" chart:style-name="ch3"/>
        <chart:plot-area chart:style-name="ch4" table:cell-range-address="'Graphs(running aver)'.AA1:'Graphs(running aver)'.AC33" svg:x="0.695cm" svg:y="1.657cm" svg:width="7.974cm" svg:height="6.743cm">
          <chartooo:coordinate-region svg:x="1.433cm" svg:y="1.859cm" svg:width="7.044cm" svg:height="5.4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raphs(running aver)'.AA1:'Graphs(running aver)'.AA33" chart:class="chart:line">
            <chart:data-point chart:repeated="33"/>
          </chart:series>
          <chart:series chart:style-name="ch9" chart:values-cell-range-address="'Graphs(running aver)'.AB1:'Graphs(running aver)'.AB33" chart:class="chart:line">
            <chart:data-point chart:repeated="33"/>
          </chart:series>
          <chart:series chart:style-name="ch10" chart:values-cell-range-address="'Graphs(running aver)'.AC1:'Graphs(running aver)'.AC3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230946882217">
                <text:p>1.00230946882217</text:p>
                <draw:g>
                  <svg:desc>'Graphs(running aver)'.AA1:'Graphs(running aver)'.AA33</svg:desc>
                </draw:g>
              </table:table-cell>
              <table:table-cell office:value-type="float" office:value="0.970140158439976">
                <text:p>0.970140158439976</text:p>
                <draw:g>
                  <svg:desc>'Graphs(running aver)'.AB1:'Graphs(running aver)'.AB33</svg:desc>
                </draw:g>
              </table:table-cell>
              <table:table-cell office:value-type="float" office:value="0.98567335243553">
                <text:p>0.98567335243553</text:p>
                <draw:g>
                  <svg:desc>'Graphs(running aver)'.AC1:'Graphs(running aver)'.A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3619194449798">
                <text:p>0.983619194449798</text:p>
              </table:table-cell>
              <table:table-cell office:value-type="float" office:value="0.953044904654501">
                <text:p>0.953044904654501</text:p>
              </table:table-cell>
              <table:table-cell office:value-type="float" office:value="0.978723404255319">
                <text:p>0.978723404255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3060909791827">
                <text:p>0.993060909791827</text:p>
              </table:table-cell>
              <table:table-cell office:value-type="float" office:value="0.933942667220606">
                <text:p>0.933942667220606</text:p>
              </table:table-cell>
              <table:table-cell office:value-type="float" office:value="0.988864142538975">
                <text:p>0.988864142538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963391136802">
                <text:p>1.00963391136802</text:p>
              </table:table-cell>
              <table:table-cell office:value-type="float" office:value="0.940581542351454">
                <text:p>0.940581542351454</text:p>
              </table:table-cell>
              <table:table-cell office:value-type="float" office:value="1.01069518716578">
                <text:p>1.01069518716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865151223271">
                <text:p>0.99865151223271</text:p>
              </table:table-cell>
              <table:table-cell office:value-type="float" office:value="0.944693572496263">
                <text:p>0.944693572496263</text:p>
              </table:table-cell>
              <table:table-cell office:value-type="float" office:value="1.00489977728285">
                <text:p>1.00489977728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30869899923">
                <text:p>1.0130869899923</text:p>
              </table:table-cell>
              <table:table-cell office:value-type="float" office:value="0.916920400173989">
                <text:p>0.916920400173989</text:p>
              </table:table-cell>
              <table:table-cell office:value-type="float" office:value="1.03265940902022">
                <text:p>1.03265940902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018643090525">
                <text:p>1.01018643090525</text:p>
              </table:table-cell>
              <table:table-cell office:value-type="float" office:value="0.89205430669931">
                <text:p>0.89205430669931</text:p>
              </table:table-cell>
              <table:table-cell office:value-type="float" office:value="1.02854613852622">
                <text:p>1.02854613852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921658986175">
                <text:p>1.00921658986175</text:p>
              </table:table-cell>
              <table:table-cell office:value-type="float" office:value="0.887462754985102">
                <text:p>0.887462754985102</text:p>
              </table:table-cell>
              <table:table-cell office:value-type="float" office:value="1.02225159726812">
                <text:p>1.02225159726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134382799002">
                <text:p>1.00134382799002</text:p>
              </table:table-cell>
              <table:table-cell office:value-type="float" office:value="0.889308472976162">
                <text:p>0.889308472976162</text:p>
              </table:table-cell>
              <table:table-cell office:value-type="float" office:value="1.01141352063213">
                <text:p>1.01141352063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659774076201">
                <text:p>0.998659774076201</text:p>
              </table:table-cell>
              <table:table-cell office:value-type="float" office:value="0.850647763383036">
                <text:p>0.850647763383036</text:p>
              </table:table-cell>
              <table:table-cell office:value-type="float" office:value="1.00764025321982">
                <text:p>1.00764025321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6406279915757">
                <text:p>0.986406279915757</text:p>
              </table:table-cell>
              <table:table-cell office:value-type="float" office:value="0.867104598281961">
                <text:p>0.867104598281961</text:p>
              </table:table-cell>
              <table:table-cell office:value-type="float" office:value="0.981477446066681">
                <text:p>0.981477446066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848810437452">
                <text:p>0.98848810437452</text:p>
              </table:table-cell>
              <table:table-cell office:value-type="float" office:value="0.83078545071165">
                <text:p>0.83078545071165</text:p>
              </table:table-cell>
              <table:table-cell office:value-type="float" office:value="0.985393503379115">
                <text:p>0.985393503379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657718120805">
                <text:p>0.998657718120805</text:p>
              </table:table-cell>
              <table:table-cell office:value-type="float" office:value="0.823692222529754">
                <text:p>0.823692222529754</text:p>
              </table:table-cell>
              <table:table-cell office:value-type="float" office:value="1.01410896461906">
                <text:p>1.01410896461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134382799002">
                <text:p>1.00134382799002</text:p>
              </table:table-cell>
              <table:table-cell office:value-type="float" office:value="0.819080860965678">
                <text:p>0.819080860965678</text:p>
              </table:table-cell>
              <table:table-cell office:value-type="float" office:value="1.00282424505757">
                <text:p>1.00282424505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615532487505">
                <text:p>0.999615532487505</text:p>
              </table:table-cell>
              <table:table-cell office:value-type="float" office:value="0.8561872909699">
                <text:p>0.8561872909699</text:p>
              </table:table-cell>
              <table:table-cell office:value-type="float" office:value="0.974672489082969">
                <text:p>0.974672489082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167727009832">
                <text:p>0.990167727009832</text:p>
              </table:table-cell>
              <table:table-cell office:value-type="float" office:value="0.86032453070315">
                <text:p>0.86032453070315</text:p>
              </table:table-cell>
              <table:table-cell office:value-type="float" office:value="0.979376919701624">
                <text:p>0.979376919701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8842145889618">
                <text:p>0.998842145889618</text:p>
              </table:table-cell>
              <table:table-cell office:value-type="float" office:value="0.869913275517011">
                <text:p>0.869913275517011</text:p>
              </table:table-cell>
              <table:table-cell office:value-type="float" office:value="0.977072310405644">
                <text:p>0.977072310405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5747970622342">
                <text:p>0.995747970622342</text:p>
              </table:table-cell>
              <table:table-cell office:value-type="float" office:value="0.873131734445603">
                <text:p>0.873131734445603</text:p>
              </table:table-cell>
              <table:table-cell office:value-type="float" office:value="0.994470249944702">
                <text:p>0.994470249944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328820116054">
                <text:p>0.990328820116054</text:p>
              </table:table-cell>
              <table:table-cell office:value-type="float" office:value="0.912052117263844">
                <text:p>0.912052117263844</text:p>
              </table:table-cell>
              <table:table-cell office:value-type="float" office:value="1.00552242102938">
                <text:p>1.00552242102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973862536302">
                <text:p>0.98973862536302</text:p>
              </table:table-cell>
              <table:table-cell office:value-type="float" office:value="0.930995897053338">
                <text:p>0.930995897053338</text:p>
              </table:table-cell>
              <table:table-cell office:value-type="float" office:value="0.996906760936809">
                <text:p>0.996906760936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15503875969">
                <text:p>1.0015503875969</text:p>
              </table:table-cell>
              <table:table-cell office:value-type="float" office:value="0.862442040185471">
                <text:p>0.862442040185471</text:p>
              </table:table-cell>
              <table:table-cell office:value-type="float" office:value="1.01682905225864">
                <text:p>1.01682905225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7281553398058">
                <text:p>0.997281553398058</text:p>
              </table:table-cell>
              <table:table-cell office:value-type="float" office:value="0.898769352917824">
                <text:p>0.898769352917824</text:p>
              </table:table-cell>
              <table:table-cell office:value-type="float" office:value="1.00510543840178">
                <text:p>1.00510543840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563435010686">
                <text:p>1.00563435010686</text:p>
              </table:table-cell>
              <table:table-cell office:value-type="float" office:value="0.897992625972962">
                <text:p>0.897992625972962</text:p>
              </table:table-cell>
              <table:table-cell office:value-type="float" office:value="1.0033237314425">
                <text:p>1.0033237314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300330033">
                <text:p>1.003300330033</text:p>
              </table:table-cell>
              <table:table-cell office:value-type="float" office:value="0.886257928118393">
                <text:p>0.886257928118393</text:p>
              </table:table-cell>
              <table:table-cell office:value-type="float" office:value="0.996901283753873">
                <text:p>0.9969012837538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028128031038">
                <text:p>1.01028128031038</text:p>
              </table:table-cell>
              <table:table-cell office:value-type="float" office:value="0.839332748024583">
                <text:p>0.839332748024583</text:p>
              </table:table-cell>
              <table:table-cell office:value-type="float" office:value="1.00573445081606">
                <text:p>1.00573445081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059759410167">
                <text:p>0.998059759410167</text:p>
              </table:table-cell>
              <table:table-cell office:value-type="float" office:value="0.893713251922207">
                <text:p>0.893713251922207</text:p>
              </table:table-cell>
              <table:table-cell office:value-type="float" office:value="0.99779638607316">
                <text:p>0.99779638607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04870506378">
                <text:p>1.0204870506378</text:p>
              </table:table-cell>
              <table:table-cell office:value-type="float" office:value="0.852026390197926">
                <text:p>0.852026390197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367225110726">
                <text:p>1.01367225110726</text:p>
              </table:table-cell>
              <table:table-cell office:value-type="float" office:value="0.856438085841145">
                <text:p>0.856438085841145</text:p>
              </table:table-cell>
              <table:table-cell office:value-type="float" office:value="1.03310677483008">
                <text:p>1.03310677483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596039223226">
                <text:p>1.00596039223226</text:p>
              </table:table-cell>
              <table:table-cell office:value-type="float" office:value="0.919493670886076">
                <text:p>0.919493670886076</text:p>
              </table:table-cell>
              <table:table-cell office:value-type="float" office:value="1.02209582148326">
                <text:p>1.02209582148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8272221155692">
                <text:p>0.998272221155692</text:p>
              </table:table-cell>
              <table:table-cell office:value-type="float" office:value="0.879537085744345">
                <text:p>0.879537085744345</text:p>
              </table:table-cell>
              <table:table-cell office:value-type="float" office:value="1.00283904782704">
                <text:p>1.00283904782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2319508448541">
                <text:p>0.992319508448541</text:p>
              </table:table-cell>
              <table:table-cell office:value-type="float" office:value="0.867945205479452">
                <text:p>0.867945205479452</text:p>
              </table:table-cell>
              <table:table-cell office:value-type="float" office:value="0.988862196986242">
                <text:p>0.988862196986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2319508448541">
                <text:p>0.992319508448541</text:p>
              </table:table-cell>
              <table:table-cell office:value-type="float" office:value="0.887372013651877">
                <text:p>0.887372013651877</text:p>
              </table:table-cell>
              <table:table-cell office:value-type="float" office:value="0.989744708706088">
                <text:p>0.989744708706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402993667242">
                <text:p>1.00402993667242</text:p>
              </table:table-cell>
              <table:table-cell office:value-type="float" office:value="0.868544600938967">
                <text:p>0.868544600938967</text:p>
              </table:table-cell>
              <table:table-cell office:value-type="float" office:value="0.996509598603839">
                <text:p>0.9965095986038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8cm" svg:height="8.991cm" xlink:href=".." xlink:type="simple" chart:class="chart:line" chart:style-name="ch1">
        <chart:legend chart:legend-position="end" svg:x="7.56cm" svg:y="3.689cm" style:legend-expansion="high" chart:style-name="ch2"/>
        <chart:plot-area chart:style-name="ch3" table:cell-range-address="EdgeDataAnalyzed.A8:EdgeDataAnalyzed.C47" svg:x="0.658cm" svg:y="0.851cm" svg:width="6.486cm" svg:height="7.541cm">
          <chartooo:coordinate-region svg:x="1.671cm" svg:y="1.053cm" svg:width="5.417cm" svg:height="6.2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dgeDataAnalyzed.A8:EdgeDataAnalyzed.A47" chart:class="chart:line">
            <chart:data-point chart:repeated="40"/>
          </chart:series>
          <chart:series chart:style-name="ch7" chart:values-cell-range-address="EdgeDataAnalyzed.B8:EdgeDataAnalyzed.B47" chart:class="chart:line">
            <chart:data-point chart:repeated="40"/>
          </chart:series>
          <chart:series chart:style-name="ch8" chart:values-cell-range-address="EdgeDataAnalyzed.C8:EdgeDataAnalyzed.C47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2">
                <text:p>722</text:p>
                <draw:g>
                  <svg:desc>EdgeDataAnalyzed.A8:EdgeDataAnalyzed.A47</svg:desc>
                </draw:g>
              </table:table-cell>
              <table:table-cell office:value-type="float" office:value="940">
                <text:p>940</text:p>
                <draw:g>
                  <svg:desc>EdgeDataAnalyzed.B8:EdgeDataAnalyzed.B47</svg:desc>
                </draw:g>
              </table:table-cell>
              <table:table-cell office:value-type="float" office:value="639">
                <text:p>639</text:p>
                <draw:g>
                  <svg:desc>EdgeDataAnalyzed.C8:EdgeDataAnalyzed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1">
                <text:p>731</text:p>
              </table:table-cell>
              <table:table-cell office:value-type="float" office:value="943">
                <text:p>94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">
                <text:p>727</text:p>
              </table:table-cell>
              <table:table-cell office:value-type="float" office:value="934">
                <text:p>93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">
                <text:p>715</text:p>
              </table:table-cell>
              <table:table-cell office:value-type="float" office:value="946">
                <text:p>94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0">
                <text:p>710</text:p>
              </table:table-cell>
              <table:table-cell office:value-type="float" office:value="952">
                <text:p>95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8">
                <text:p>708</text:p>
              </table:table-cell>
              <table:table-cell office:value-type="float" office:value="951">
                <text:p>95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4">
                <text:p>714</text:p>
              </table:table-cell>
              <table:table-cell office:value-type="float" office:value="946">
                <text:p>94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1">
                <text:p>721</text:p>
              </table:table-cell>
              <table:table-cell office:value-type="float" office:value="952">
                <text:p>95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1">
                <text:p>731</text:p>
              </table:table-cell>
              <table:table-cell office:value-type="float" office:value="945">
                <text:p>94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5">
                <text:p>715</text:p>
              </table:table-cell>
              <table:table-cell office:value-type="float" office:value="940">
                <text:p>94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6">
                <text:p>726</text:p>
              </table:table-cell>
              <table:table-cell office:value-type="float" office:value="944">
                <text:p>94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8">
                <text:p>718</text:p>
              </table:table-cell>
              <table:table-cell office:value-type="float" office:value="943">
                <text:p>94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4">
                <text:p>724</text:p>
              </table:table-cell>
              <table:table-cell office:value-type="float" office:value="930">
                <text:p>93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0">
                <text:p>730</text:p>
              </table:table-cell>
              <table:table-cell office:value-type="float" office:value="940">
                <text:p>94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9">
                <text:p>709</text:p>
              </table:table-cell>
              <table:table-cell office:value-type="float" office:value="958">
                <text:p>95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4">
                <text:p>724</text:p>
              </table:table-cell>
              <table:table-cell office:value-type="float" office:value="939">
                <text:p>93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2">
                <text:p>722</text:p>
              </table:table-cell>
              <table:table-cell office:value-type="float" office:value="928">
                <text:p>92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8">
                <text:p>718</text:p>
              </table:table-cell>
              <table:table-cell office:value-type="float" office:value="936">
                <text:p>93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2">
                <text:p>712</text:p>
              </table:table-cell>
              <table:table-cell office:value-type="float" office:value="948">
                <text:p>94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5">
                <text:p>705</text:p>
              </table:table-cell>
              <table:table-cell office:value-type="float" office:value="941">
                <text:p>94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4">
                <text:p>704</text:p>
              </table:table-cell>
              <table:table-cell office:value-type="float" office:value="933">
                <text:p>93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2">
                <text:p>712</text:p>
              </table:table-cell>
              <table:table-cell office:value-type="float" office:value="936">
                <text:p>93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9">
                <text:p>699</text:p>
              </table:table-cell>
              <table:table-cell office:value-type="float" office:value="934">
                <text:p>93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7">
                <text:p>697</text:p>
              </table:table-cell>
              <table:table-cell office:value-type="float" office:value="922">
                <text:p>92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9">
                <text:p>699</text:p>
              </table:table-cell>
              <table:table-cell office:value-type="float" office:value="929">
                <text:p>92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1">
                <text:p>701</text:p>
              </table:table-cell>
              <table:table-cell office:value-type="float" office:value="922">
                <text:p>92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0">
                <text:p>690</text:p>
              </table:table-cell>
              <table:table-cell office:value-type="float" office:value="936">
                <text:p>93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2">
                <text:p>682</text:p>
              </table:table-cell>
              <table:table-cell office:value-type="float" office:value="932">
                <text:p>93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7">
                <text:p>667</text:p>
              </table:table-cell>
              <table:table-cell office:value-type="float" office:value="944">
                <text:p>94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5">
                <text:p>665</text:p>
              </table:table-cell>
              <table:table-cell office:value-type="float" office:value="946">
                <text:p>94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5">
                <text:p>655</text:p>
              </table:table-cell>
              <table:table-cell office:value-type="float" office:value="939">
                <text:p>93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4">
                <text:p>644</text:p>
              </table:table-cell>
              <table:table-cell office:value-type="float" office:value="939">
                <text:p>93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8">
                <text:p>598</text:p>
              </table:table-cell>
              <table:table-cell office:value-type="float" office:value="954">
                <text:p>95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1">
                <text:p>581</text:p>
              </table:table-cell>
              <table:table-cell office:value-type="float" office:value="926">
                <text:p>92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2">
                <text:p>532</text:p>
              </table:table-cell>
              <table:table-cell office:value-type="float" office:value="938">
                <text:p>93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6">
                <text:p>506</text:p>
              </table:table-cell>
              <table:table-cell office:value-type="float" office:value="947">
                <text:p>94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9">
                <text:p>469</text:p>
              </table:table-cell>
              <table:table-cell office:value-type="float" office:value="936">
                <text:p>93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2">
                <text:p>422</text:p>
              </table:table-cell>
              <table:table-cell office:value-type="float" office:value="933">
                <text:p>93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6">
                <text:p>366</text:p>
              </table:table-cell>
              <table:table-cell office:value-type="float" office:value="947">
                <text:p>94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6">
                <text:p>326</text:p>
              </table:table-cell>
              <table:table-cell office:value-type="float" office:value="944">
                <text:p>944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